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5:37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29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-0.001">
            <text:p>-0,001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29">
            <text:p>0,2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">
            <text:p>0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4.306469">
            <text:p>-4,30646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4.306469">
            <text:p>-4,30646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4.306469">
            <text:p>-4,30646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4.306469">
            <text:p>-4,30646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9">
            <text:p>-0,003259</text:p>
          </table:table-cell>
          <table:table-cell office:value-type="float" office:value="-0.003219">
            <text:p>-0,003219</text:p>
          </table:table-cell>
          <table:table-cell office:value-type="float" office:value="-0.001873">
            <text:p>-0,00187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">
            <text:p>0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-0.001873">
            <text:p>-0,001873</text:p>
          </table:table-cell>
          <table:table-cell office:value-type="float" office:value="-0.002647">
            <text:p>-0,002647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0624">
            <text:p>-0,0006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0624">
            <text:p>-0,00062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0.013235">
            <text:p>-0,013235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013235">
            <text:p>-0,013235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0624">
            <text:p>0,000624</text:p>
          </table:table-cell>
          <table:table-cell office:value-type="float" office:value="-0.037353">
            <text:p>-0,037353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0.037353">
            <text:p>-0,037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0.059118">
            <text:p>-0,05911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0.059118">
            <text:p>-0,05911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0.08">
            <text:p>-0,0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0.08">
            <text:p>-0,0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1249">
            <text:p>0,001249</text:p>
          </table:table-cell>
          <table:table-cell office:value-type="float" office:value="-0.100588">
            <text:p>-0,10058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0.100588">
            <text:p>-0,10058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0.120882">
            <text:p>-0,120882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1249">
            <text:p>0,001249</text:p>
          </table:table-cell>
          <table:table-cell office:value-type="float" office:value="-0.120882">
            <text:p>-0,120882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0.140294">
            <text:p>-0,140294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0.140294">
            <text:p>-0,140294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0.160882">
            <text:p>-0,160882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0.160882">
            <text:p>-0,16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0.180588">
            <text:p>-0,180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0.180588">
            <text:p>-0,18058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01249">
            <text:p>0,001249</text:p>
          </table:table-cell>
          <table:table-cell office:value-type="float" office:value="-0.201176">
            <text:p>-0,201176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1249">
            <text:p>0,001249</text:p>
          </table:table-cell>
          <table:table-cell office:value-type="float" office:value="-0.201176">
            <text:p>-0,201176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0.220294">
            <text:p>-0,220294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0.220294">
            <text:p>-0,22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0.240294">
            <text:p>-0,24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0.240294">
            <text:p>-0,240294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0.260588">
            <text:p>-0,26058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0.260588">
            <text:p>-0,260588</text:p>
          </table:table-cell>
          <table:table-cell table:number-columns-repeated="1019"/>
        </table:table-row>
        <table:table-row table:style-name="ro1">
          <table:table-cell office:value-type="float" office:value="8.612938">
            <text:p>8,61293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0.28">
            <text:p>-0,28</text:p>
          </table:table-cell>
          <table:table-cell table:number-columns-repeated="1019"/>
        </table:table-row>
        <table:table-row table:style-name="ro1">
          <table:table-cell office:value-type="float" office:value="8.612938">
            <text:p>8,61293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28">
            <text:p>-0,28</text:p>
          </table:table-cell>
          <table:table-cell table:number-columns-repeated="1019"/>
        </table:table-row>
        <table:table-row table:style-name="ro1">
          <table:table-cell office:value-type="float" office:value="12.919407">
            <text:p>12,91940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3747">
            <text:p>0,003747</text:p>
          </table:table-cell>
          <table:table-cell office:value-type="float" office:value="-0.300588">
            <text:p>-0,300588</text:p>
          </table:table-cell>
          <table:table-cell table:number-columns-repeated="1019"/>
        </table:table-row>
        <table:table-row table:style-name="ro1">
          <table:table-cell office:value-type="float" office:value="12.919407">
            <text:p>12,91940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3747">
            <text:p>0,003747</text:p>
          </table:table-cell>
          <table:table-cell office:value-type="float" office:value="-0.300588">
            <text:p>-0,300588</text:p>
          </table:table-cell>
          <table:table-cell table:number-columns-repeated="1019"/>
        </table:table-row>
        <table:table-row table:style-name="ro1">
          <table:table-cell office:value-type="float" office:value="8.612938">
            <text:p>8,61293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02498">
            <text:p>0,002498</text:p>
          </table:table-cell>
          <table:table-cell office:value-type="float" office:value="-0.320882">
            <text:p>-0,320882</text:p>
          </table:table-cell>
          <table:table-cell table:number-columns-repeated="1019"/>
        </table:table-row>
        <table:table-row table:style-name="ro1">
          <table:table-cell office:value-type="float" office:value="8.612938">
            <text:p>8,61293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0.320882">
            <text:p>-0,320882</text:p>
          </table:table-cell>
          <table:table-cell table:number-columns-repeated="1019"/>
        </table:table-row>
        <table:table-row table:style-name="ro1">
          <table:table-cell office:value-type="float" office:value="12.919407">
            <text:p>12,919407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03747">
            <text:p>0,003747</text:p>
          </table:table-cell>
          <table:table-cell office:value-type="float" office:value="-0.340588">
            <text:p>-0,340588</text:p>
          </table:table-cell>
          <table:table-cell table:number-columns-repeated="1019"/>
        </table:table-row>
        <table:table-row table:style-name="ro1">
          <table:table-cell office:value-type="float" office:value="12.919407">
            <text:p>12,91940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3747">
            <text:p>0,003747</text:p>
          </table:table-cell>
          <table:table-cell office:value-type="float" office:value="-0.340588">
            <text:p>-0,340588</text:p>
          </table:table-cell>
          <table:table-cell table:number-columns-repeated="1019"/>
        </table:table-row>
        <table:table-row table:style-name="ro1">
          <table:table-cell office:value-type="float" office:value="15.072641">
            <text:p>15,07264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4371">
            <text:p>0,004371</text:p>
          </table:table-cell>
          <table:table-cell office:value-type="float" office:value="-0.360294">
            <text:p>-0,360294</text:p>
          </table:table-cell>
          <table:table-cell table:number-columns-repeated="1019"/>
        </table:table-row>
        <table:table-row table:style-name="ro1">
          <table:table-cell office:value-type="float" office:value="15.072641">
            <text:p>15,07264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4371">
            <text:p>0,004371</text:p>
          </table:table-cell>
          <table:table-cell office:value-type="float" office:value="-0.360294">
            <text:p>-0,360294</text:p>
          </table:table-cell>
          <table:table-cell table:number-columns-repeated="1019"/>
        </table:table-row>
        <table:table-row table:style-name="ro1">
          <table:table-cell office:value-type="float" office:value="12.919407">
            <text:p>12,91940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3747">
            <text:p>0,003747</text:p>
          </table:table-cell>
          <table:table-cell office:value-type="float" office:value="-0.380588">
            <text:p>-0,380588</text:p>
          </table:table-cell>
          <table:table-cell table:number-columns-repeated="1019"/>
        </table:table-row>
        <table:table-row table:style-name="ro1">
          <table:table-cell office:value-type="float" office:value="12.919407">
            <text:p>12,91940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380588">
            <text:p>-0,380588</text:p>
          </table:table-cell>
          <table:table-cell table:number-columns-repeated="1019"/>
        </table:table-row>
        <table:table-row table:style-name="ro1">
          <table:table-cell office:value-type="float" office:value="19.37911">
            <text:p>19,3791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562">
            <text:p>0,00562</text:p>
          </table:table-cell>
          <table:table-cell office:value-type="float" office:value="-0.400294">
            <text:p>-0,400294</text:p>
          </table:table-cell>
          <table:table-cell table:number-columns-repeated="1019"/>
        </table:table-row>
        <table:table-row table:style-name="ro1">
          <table:table-cell office:value-type="float" office:value="19.37911">
            <text:p>19,3791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0562">
            <text:p>0,00562</text:p>
          </table:table-cell>
          <table:table-cell office:value-type="float" office:value="-0.400294">
            <text:p>-0,400294</text:p>
          </table:table-cell>
          <table:table-cell table:number-columns-repeated="1019"/>
        </table:table-row>
        <table:table-row table:style-name="ro1">
          <table:table-cell office:value-type="float" office:value="21.532345">
            <text:p>21,53234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6244">
            <text:p>0,006244</text:p>
          </table:table-cell>
          <table:table-cell office:value-type="float" office:value="-0.420882">
            <text:p>-0,420882</text:p>
          </table:table-cell>
          <table:table-cell table:number-columns-repeated="1019"/>
        </table:table-row>
        <table:table-row table:style-name="ro1">
          <table:table-cell office:value-type="float" office:value="21.532345">
            <text:p>21,53234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06244">
            <text:p>0,006244</text:p>
          </table:table-cell>
          <table:table-cell office:value-type="float" office:value="-0.420882">
            <text:p>-0,420882</text:p>
          </table:table-cell>
          <table:table-cell table:number-columns-repeated="1019"/>
        </table:table-row>
        <table:table-row table:style-name="ro1">
          <table:table-cell office:value-type="float" office:value="25.838814">
            <text:p>25,83881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7493">
            <text:p>0,007493</text:p>
          </table:table-cell>
          <table:table-cell office:value-type="float" office:value="-0.440588">
            <text:p>-0,440588</text:p>
          </table:table-cell>
          <table:table-cell table:number-columns-repeated="1019"/>
        </table:table-row>
        <table:table-row table:style-name="ro1">
          <table:table-cell office:value-type="float" office:value="25.838814">
            <text:p>25,838814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007493">
            <text:p>0,007493</text:p>
          </table:table-cell>
          <table:table-cell office:value-type="float" office:value="-0.440588">
            <text:p>-0,440588</text:p>
          </table:table-cell>
          <table:table-cell table:number-columns-repeated="1019"/>
        </table:table-row>
        <table:table-row table:style-name="ro1">
          <table:table-cell office:value-type="float" office:value="25.838814">
            <text:p>25,838814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007493">
            <text:p>0,007493</text:p>
          </table:table-cell>
          <table:table-cell office:value-type="float" office:value="-0.460294">
            <text:p>-0,460294</text:p>
          </table:table-cell>
          <table:table-cell table:number-columns-repeated="1019"/>
        </table:table-row>
        <table:table-row table:style-name="ro1">
          <table:table-cell office:value-type="float" office:value="25.838814">
            <text:p>25,838814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07493">
            <text:p>0,007493</text:p>
          </table:table-cell>
          <table:table-cell office:value-type="float" office:value="-0.460294">
            <text:p>-0,460294</text:p>
          </table:table-cell>
          <table:table-cell table:number-columns-repeated="1019"/>
        </table:table-row>
        <table:table-row table:style-name="ro1">
          <table:table-cell office:value-type="float" office:value="30.145283">
            <text:p>30,14528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8742">
            <text:p>0,008742</text:p>
          </table:table-cell>
          <table:table-cell office:value-type="float" office:value="-0.480588">
            <text:p>-0,480588</text:p>
          </table:table-cell>
          <table:table-cell table:number-columns-repeated="1019"/>
        </table:table-row>
        <table:table-row table:style-name="ro1">
          <table:table-cell office:value-type="float" office:value="30.145283">
            <text:p>30,14528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8742">
            <text:p>0,008742</text:p>
          </table:table-cell>
          <table:table-cell office:value-type="float" office:value="-0.480588">
            <text:p>-0,480588</text:p>
          </table:table-cell>
          <table:table-cell table:number-columns-repeated="1019"/>
        </table:table-row>
        <table:table-row table:style-name="ro1">
          <table:table-cell office:value-type="float" office:value="32.298519">
            <text:p>32,29851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09367">
            <text:p>0,009367</text:p>
          </table:table-cell>
          <table:table-cell office:value-type="float" office:value="-0.500882">
            <text:p>-0,500882</text:p>
          </table:table-cell>
          <table:table-cell table:number-columns-repeated="1019"/>
        </table:table-row>
        <table:table-row table:style-name="ro1">
          <table:table-cell office:value-type="float" office:value="32.298519">
            <text:p>32,29851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09367">
            <text:p>0,009367</text:p>
          </table:table-cell>
          <table:table-cell office:value-type="float" office:value="-0.500882">
            <text:p>-0,500882</text:p>
          </table:table-cell>
          <table:table-cell table:number-columns-repeated="1019"/>
        </table:table-row>
        <table:table-row table:style-name="ro1">
          <table:table-cell office:value-type="float" office:value="32.298519">
            <text:p>32,29851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09367">
            <text:p>0,009367</text:p>
          </table:table-cell>
          <table:table-cell office:value-type="float" office:value="-0.520882">
            <text:p>-0,520882</text:p>
          </table:table-cell>
          <table:table-cell table:number-columns-repeated="1019"/>
        </table:table-row>
        <table:table-row table:style-name="ro1">
          <table:table-cell office:value-type="float" office:value="32.298519">
            <text:p>32,298519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09367">
            <text:p>0,009367</text:p>
          </table:table-cell>
          <table:table-cell office:value-type="float" office:value="-0.520882">
            <text:p>-0,520882</text:p>
          </table:table-cell>
          <table:table-cell table:number-columns-repeated="1019"/>
        </table:table-row>
        <table:table-row table:style-name="ro1">
          <table:table-cell office:value-type="float" office:value="38.758221">
            <text:p>38,75822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124">
            <text:p>0,01124</text:p>
          </table:table-cell>
          <table:table-cell office:value-type="float" office:value="-0.540882">
            <text:p>-0,540882</text:p>
          </table:table-cell>
          <table:table-cell table:number-columns-repeated="1019"/>
        </table:table-row>
        <table:table-row table:style-name="ro1">
          <table:table-cell office:value-type="float" office:value="38.758221">
            <text:p>38,75822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124">
            <text:p>0,01124</text:p>
          </table:table-cell>
          <table:table-cell office:value-type="float" office:value="-0.540882">
            <text:p>-0,540882</text:p>
          </table:table-cell>
          <table:table-cell table:number-columns-repeated="1019"/>
        </table:table-row>
        <table:table-row table:style-name="ro1">
          <table:table-cell office:value-type="float" office:value="36.604988">
            <text:p>36,604988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10615">
            <text:p>0,010615</text:p>
          </table:table-cell>
          <table:table-cell office:value-type="float" office:value="-0.560588">
            <text:p>-0,560588</text:p>
          </table:table-cell>
          <table:table-cell table:number-columns-repeated="1019"/>
        </table:table-row>
        <table:table-row table:style-name="ro1">
          <table:table-cell office:value-type="float" office:value="36.604988">
            <text:p>36,60498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10615">
            <text:p>0,010615</text:p>
          </table:table-cell>
          <table:table-cell office:value-type="float" office:value="-0.560588">
            <text:p>-0,560588</text:p>
          </table:table-cell>
          <table:table-cell table:number-columns-repeated="1019"/>
        </table:table-row>
        <table:table-row table:style-name="ro1">
          <table:table-cell office:value-type="float" office:value="45.217926">
            <text:p>45,21792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13113">
            <text:p>0,013113</text:p>
          </table:table-cell>
          <table:table-cell office:value-type="float" office:value="-0.58">
            <text:p>-0,58</text:p>
          </table:table-cell>
          <table:table-cell table:number-columns-repeated="1019"/>
        </table:table-row>
        <table:table-row table:style-name="ro1">
          <table:table-cell office:value-type="float" office:value="45.217926">
            <text:p>45,21792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13113">
            <text:p>0,013113</text:p>
          </table:table-cell>
          <table:table-cell office:value-type="float" office:value="-0.58">
            <text:p>-0,58</text:p>
          </table:table-cell>
          <table:table-cell table:number-columns-repeated="1019"/>
        </table:table-row>
        <table:table-row table:style-name="ro1">
          <table:table-cell office:value-type="float" office:value="43.06469">
            <text:p>43,0646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12489">
            <text:p>0,012489</text:p>
          </table:table-cell>
          <table:table-cell office:value-type="float" office:value="-0.600294">
            <text:p>-0,600294</text:p>
          </table:table-cell>
          <table:table-cell table:number-columns-repeated="1019"/>
        </table:table-row>
        <table:table-row table:style-name="ro1">
          <table:table-cell office:value-type="float" office:value="43.06469">
            <text:p>43,0646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12489">
            <text:p>0,012489</text:p>
          </table:table-cell>
          <table:table-cell office:value-type="float" office:value="-0.600294">
            <text:p>-0,600294</text:p>
          </table:table-cell>
          <table:table-cell table:number-columns-repeated="1019"/>
        </table:table-row>
        <table:table-row table:style-name="ro1">
          <table:table-cell office:value-type="float" office:value="47.371159">
            <text:p>47,37115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13738">
            <text:p>0,013738</text:p>
          </table:table-cell>
          <table:table-cell office:value-type="float" office:value="-0.621176">
            <text:p>-0,621176</text:p>
          </table:table-cell>
          <table:table-cell table:number-columns-repeated="1019"/>
        </table:table-row>
        <table:table-row table:style-name="ro1">
          <table:table-cell office:value-type="float" office:value="47.371159">
            <text:p>47,37115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13738">
            <text:p>0,013738</text:p>
          </table:table-cell>
          <table:table-cell office:value-type="float" office:value="-0.621176">
            <text:p>-0,621176</text:p>
          </table:table-cell>
          <table:table-cell table:number-columns-repeated="1019"/>
        </table:table-row>
        <table:table-row table:style-name="ro1">
          <table:table-cell office:value-type="float" office:value="55.984097">
            <text:p>55,98409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16235">
            <text:p>0,016235</text:p>
          </table:table-cell>
          <table:table-cell office:value-type="float" office:value="-0.639706">
            <text:p>-0,639706</text:p>
          </table:table-cell>
          <table:table-cell table:number-columns-repeated="1019"/>
        </table:table-row>
        <table:table-row table:style-name="ro1">
          <table:table-cell office:value-type="float" office:value="55.984097">
            <text:p>55,98409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16235">
            <text:p>0,016235</text:p>
          </table:table-cell>
          <table:table-cell office:value-type="float" office:value="-0.639706">
            <text:p>-0,639706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18109">
            <text:p>0,018109</text:p>
          </table:table-cell>
          <table:table-cell office:value-type="float" office:value="-0.66">
            <text:p>-0,66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18109">
            <text:p>0,018109</text:p>
          </table:table-cell>
          <table:table-cell office:value-type="float" office:value="-0.66">
            <text:p>-0,66</text:p>
          </table:table-cell>
          <table:table-cell table:number-columns-repeated="1019"/>
        </table:table-row>
        <table:table-row table:style-name="ro1">
          <table:table-cell office:value-type="float" office:value="64.597038">
            <text:p>64,59703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18733">
            <text:p>0,018733</text:p>
          </table:table-cell>
          <table:table-cell office:value-type="float" office:value="-0.680294">
            <text:p>-0,680294</text:p>
          </table:table-cell>
          <table:table-cell table:number-columns-repeated="1019"/>
        </table:table-row>
        <table:table-row table:style-name="ro1">
          <table:table-cell office:value-type="float" office:value="64.597038">
            <text:p>64,59703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8733">
            <text:p>0,018733</text:p>
          </table:table-cell>
          <table:table-cell office:value-type="float" office:value="-0.680294">
            <text:p>-0,680294</text:p>
          </table:table-cell>
          <table:table-cell table:number-columns-repeated="1019"/>
        </table:table-row>
        <table:table-row table:style-name="ro1">
          <table:table-cell office:value-type="float" office:value="64.597038">
            <text:p>64,59703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8733">
            <text:p>0,018733</text:p>
          </table:table-cell>
          <table:table-cell office:value-type="float" office:value="-0.700294">
            <text:p>-0,700294</text:p>
          </table:table-cell>
          <table:table-cell table:number-columns-repeated="1019"/>
        </table:table-row>
        <table:table-row table:style-name="ro1">
          <table:table-cell office:value-type="float" office:value="64.597038">
            <text:p>64,59703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18733">
            <text:p>0,018733</text:p>
          </table:table-cell>
          <table:table-cell office:value-type="float" office:value="-0.700294">
            <text:p>-0,700294</text:p>
          </table:table-cell>
          <table:table-cell table:number-columns-repeated="1019"/>
        </table:table-row>
        <table:table-row table:style-name="ro1">
          <table:table-cell office:value-type="float" office:value="66.750267">
            <text:p>66,75026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19358">
            <text:p>0,019358</text:p>
          </table:table-cell>
          <table:table-cell office:value-type="float" office:value="-0.720294">
            <text:p>-0,720294</text:p>
          </table:table-cell>
          <table:table-cell table:number-columns-repeated="1019"/>
        </table:table-row>
        <table:table-row table:style-name="ro1">
          <table:table-cell office:value-type="float" office:value="66.750267">
            <text:p>66,75026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19358">
            <text:p>0,019358</text:p>
          </table:table-cell>
          <table:table-cell office:value-type="float" office:value="-0.720294">
            <text:p>-0,720294</text:p>
          </table:table-cell>
          <table:table-cell table:number-columns-repeated="1019"/>
        </table:table-row>
        <table:table-row table:style-name="ro1">
          <table:table-cell office:value-type="float" office:value="71.05674">
            <text:p>71,0567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0606">
            <text:p>0,020606</text:p>
          </table:table-cell>
          <table:table-cell office:value-type="float" office:value="-0.74">
            <text:p>-0,74</text:p>
          </table:table-cell>
          <table:table-cell table:number-columns-repeated="1019"/>
        </table:table-row>
        <table:table-row table:style-name="ro1">
          <table:table-cell office:value-type="float" office:value="71.05674">
            <text:p>71,0567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0606">
            <text:p>0,020606</text:p>
          </table:table-cell>
          <table:table-cell office:value-type="float" office:value="-0.74">
            <text:p>-0,74</text:p>
          </table:table-cell>
          <table:table-cell table:number-columns-repeated="1019"/>
        </table:table-row>
        <table:table-row table:style-name="ro1">
          <table:table-cell office:value-type="float" office:value="75.363205">
            <text:p>75,36320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21855">
            <text:p>0,021855</text:p>
          </table:table-cell>
          <table:table-cell office:value-type="float" office:value="-0.760294">
            <text:p>-0,760294</text:p>
          </table:table-cell>
          <table:table-cell table:number-columns-repeated="1019"/>
        </table:table-row>
        <table:table-row table:style-name="ro1">
          <table:table-cell office:value-type="float" office:value="75.363205">
            <text:p>75,3632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0.760294">
            <text:p>-0,760294</text:p>
          </table:table-cell>
          <table:table-cell table:number-columns-repeated="1019"/>
        </table:table-row>
        <table:table-row table:style-name="ro1">
          <table:table-cell office:value-type="float" office:value="81.822914">
            <text:p>81,82291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23729">
            <text:p>0,023729</text:p>
          </table:table-cell>
          <table:table-cell office:value-type="float" office:value="-0.780588">
            <text:p>-0,780588</text:p>
          </table:table-cell>
          <table:table-cell table:number-columns-repeated="1019"/>
        </table:table-row>
        <table:table-row table:style-name="ro1">
          <table:table-cell office:value-type="float" office:value="81.822914">
            <text:p>81,82291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3729">
            <text:p>0,023729</text:p>
          </table:table-cell>
          <table:table-cell office:value-type="float" office:value="-0.780588">
            <text:p>-0,780588</text:p>
          </table:table-cell>
          <table:table-cell table:number-columns-repeated="1019"/>
        </table:table-row>
        <table:table-row table:style-name="ro1">
          <table:table-cell office:value-type="float" office:value="77.516441">
            <text:p>77,51644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0.800294">
            <text:p>-0,800294</text:p>
          </table:table-cell>
          <table:table-cell table:number-columns-repeated="1019"/>
        </table:table-row>
        <table:table-row table:style-name="ro1">
          <table:table-cell office:value-type="float" office:value="77.516441">
            <text:p>77,51644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2248">
            <text:p>0,02248</text:p>
          </table:table-cell>
          <table:table-cell office:value-type="float" office:value="-0.800294">
            <text:p>-0,800294</text:p>
          </table:table-cell>
          <table:table-cell table:number-columns-repeated="1019"/>
        </table:table-row>
        <table:table-row table:style-name="ro1">
          <table:table-cell office:value-type="float" office:value="81.822914">
            <text:p>81,82291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23729">
            <text:p>0,023729</text:p>
          </table:table-cell>
          <table:table-cell office:value-type="float" office:value="-0.820294">
            <text:p>-0,820294</text:p>
          </table:table-cell>
          <table:table-cell table:number-columns-repeated="1019"/>
        </table:table-row>
        <table:table-row table:style-name="ro1">
          <table:table-cell office:value-type="float" office:value="81.822914">
            <text:p>81,82291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23729">
            <text:p>0,023729</text:p>
          </table:table-cell>
          <table:table-cell office:value-type="float" office:value="-0.820294">
            <text:p>-0,820294</text:p>
          </table:table-cell>
          <table:table-cell table:number-columns-repeated="1019"/>
        </table:table-row>
        <table:table-row table:style-name="ro1">
          <table:table-cell office:value-type="float" office:value="81.822914">
            <text:p>81,822914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23729">
            <text:p>0,023729</text:p>
          </table:table-cell>
          <table:table-cell office:value-type="float" office:value="-0.84">
            <text:p>-0,84</text:p>
          </table:table-cell>
          <table:table-cell table:number-columns-repeated="1019"/>
        </table:table-row>
        <table:table-row table:style-name="ro1">
          <table:table-cell office:value-type="float" office:value="81.822914">
            <text:p>81,82291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23729">
            <text:p>0,023729</text:p>
          </table:table-cell>
          <table:table-cell office:value-type="float" office:value="-0.84">
            <text:p>-0,84</text:p>
          </table:table-cell>
          <table:table-cell table:number-columns-repeated="1019"/>
        </table:table-row>
        <table:table-row table:style-name="ro1">
          <table:table-cell office:value-type="float" office:value="86.129379">
            <text:p>86,12937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4978">
            <text:p>0,024978</text:p>
          </table:table-cell>
          <table:table-cell office:value-type="float" office:value="-0.86">
            <text:p>-0,86</text:p>
          </table:table-cell>
          <table:table-cell table:number-columns-repeated="1019"/>
        </table:table-row>
        <table:table-row table:style-name="ro1">
          <table:table-cell office:value-type="float" office:value="86.129379">
            <text:p>86,1293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4978">
            <text:p>0,024978</text:p>
          </table:table-cell>
          <table:table-cell office:value-type="float" office:value="-0.86">
            <text:p>-0,86</text:p>
          </table:table-cell>
          <table:table-cell table:number-columns-repeated="1019"/>
        </table:table-row>
        <table:table-row table:style-name="ro1">
          <table:table-cell office:value-type="float" office:value="88.282616">
            <text:p>88,28261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25602">
            <text:p>0,025602</text:p>
          </table:table-cell>
          <table:table-cell office:value-type="float" office:value="-0.879412">
            <text:p>-0,879412</text:p>
          </table:table-cell>
          <table:table-cell table:number-columns-repeated="1019"/>
        </table:table-row>
        <table:table-row table:style-name="ro1">
          <table:table-cell office:value-type="float" office:value="88.282616">
            <text:p>88,28261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25602">
            <text:p>0,025602</text:p>
          </table:table-cell>
          <table:table-cell office:value-type="float" office:value="-0.879412">
            <text:p>-0,879412</text:p>
          </table:table-cell>
          <table:table-cell table:number-columns-repeated="1019"/>
        </table:table-row>
        <table:table-row table:style-name="ro1">
          <table:table-cell office:value-type="float" office:value="96.895554">
            <text:p>96,89555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0.9">
            <text:p>-0,9</text:p>
          </table:table-cell>
          <table:table-cell table:number-columns-repeated="1019"/>
        </table:table-row>
        <table:table-row table:style-name="ro1">
          <table:table-cell office:value-type="float" office:value="96.895554">
            <text:p>96,89555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281">
            <text:p>0,0281</text:p>
          </table:table-cell>
          <table:table-cell office:value-type="float" office:value="-0.9">
            <text:p>-0,9</text:p>
          </table:table-cell>
          <table:table-cell table:number-columns-repeated="1019"/>
        </table:table-row>
        <table:table-row table:style-name="ro1">
          <table:table-cell office:value-type="float" office:value="96.895554">
            <text:p>96,89555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0.920294">
            <text:p>-0,920294</text:p>
          </table:table-cell>
          <table:table-cell table:number-columns-repeated="1019"/>
        </table:table-row>
        <table:table-row table:style-name="ro1">
          <table:table-cell office:value-type="float" office:value="96.895554">
            <text:p>96,89555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281">
            <text:p>0,0281</text:p>
          </table:table-cell>
          <table:table-cell office:value-type="float" office:value="-0.920294">
            <text:p>-0,920294</text:p>
          </table:table-cell>
          <table:table-cell table:number-columns-repeated="1019"/>
        </table:table-row>
        <table:table-row table:style-name="ro1">
          <table:table-cell office:value-type="float" office:value="101.202019">
            <text:p>101,20201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9349">
            <text:p>0,029349</text:p>
          </table:table-cell>
          <table:table-cell office:value-type="float" office:value="-0.939706">
            <text:p>-0,939706</text:p>
          </table:table-cell>
          <table:table-cell table:number-columns-repeated="1019"/>
        </table:table-row>
        <table:table-row table:style-name="ro1">
          <table:table-cell office:value-type="float" office:value="101.202019">
            <text:p>101,20201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29349">
            <text:p>0,029349</text:p>
          </table:table-cell>
          <table:table-cell office:value-type="float" office:value="-0.939706">
            <text:p>-0,939706</text:p>
          </table:table-cell>
          <table:table-cell table:number-columns-repeated="1019"/>
        </table:table-row>
        <table:table-row table:style-name="ro1">
          <table:table-cell office:value-type="float" office:value="107.661728">
            <text:p>107,66172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31222">
            <text:p>0,031222</text:p>
          </table:table-cell>
          <table:table-cell office:value-type="float" office:value="-0.960294">
            <text:p>-0,960294</text:p>
          </table:table-cell>
          <table:table-cell table:number-columns-repeated="1019"/>
        </table:table-row>
        <table:table-row table:style-name="ro1">
          <table:table-cell office:value-type="float" office:value="107.661728">
            <text:p>107,66172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31222">
            <text:p>0,031222</text:p>
          </table:table-cell>
          <table:table-cell office:value-type="float" office:value="-0.960294">
            <text:p>-0,960294</text:p>
          </table:table-cell>
          <table:table-cell table:number-columns-repeated="1019"/>
        </table:table-row>
        <table:table-row table:style-name="ro1">
          <table:table-cell office:value-type="float" office:value="105.508492">
            <text:p>105,50849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30597">
            <text:p>0,030597</text:p>
          </table:table-cell>
          <table:table-cell office:value-type="float" office:value="-0.98">
            <text:p>-0,98</text:p>
          </table:table-cell>
          <table:table-cell table:number-columns-repeated="1019"/>
        </table:table-row>
        <table:table-row table:style-name="ro1">
          <table:table-cell office:value-type="float" office:value="105.508492">
            <text:p>105,50849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0597">
            <text:p>0,030597</text:p>
          </table:table-cell>
          <table:table-cell office:value-type="float" office:value="-0.98">
            <text:p>-0,98</text:p>
          </table:table-cell>
          <table:table-cell table:number-columns-repeated="1019"/>
        </table:table-row>
        <table:table-row table:style-name="ro1">
          <table:table-cell office:value-type="float" office:value="109.814957">
            <text:p>109,8149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1846">
            <text:p>0,031846</text:p>
          </table:table-cell>
          <table:table-cell office:value-type="float" office:value="-1.000294">
            <text:p>-1,000294</text:p>
          </table:table-cell>
          <table:table-cell table:number-columns-repeated="1019"/>
        </table:table-row>
        <table:table-row table:style-name="ro1">
          <table:table-cell office:value-type="float" office:value="109.814957">
            <text:p>109,81495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31846">
            <text:p>0,031846</text:p>
          </table:table-cell>
          <table:table-cell office:value-type="float" office:value="-1.000294">
            <text:p>-1,000294</text:p>
          </table:table-cell>
          <table:table-cell table:number-columns-repeated="1019"/>
        </table:table-row>
        <table:table-row table:style-name="ro1">
          <table:table-cell office:value-type="float" office:value="114.121429">
            <text:p>114,12142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33095">
            <text:p>0,033095</text:p>
          </table:table-cell>
          <table:table-cell office:value-type="float" office:value="-1.02">
            <text:p>-1,02</text:p>
          </table:table-cell>
          <table:table-cell table:number-columns-repeated="1019"/>
        </table:table-row>
        <table:table-row table:style-name="ro1">
          <table:table-cell office:value-type="float" office:value="114.121429">
            <text:p>114,121429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33095">
            <text:p>0,033095</text:p>
          </table:table-cell>
          <table:table-cell office:value-type="float" office:value="-1.02">
            <text:p>-1,02</text:p>
          </table:table-cell>
          <table:table-cell table:number-columns-repeated="1019"/>
        </table:table-row>
        <table:table-row table:style-name="ro1">
          <table:table-cell office:value-type="float" office:value="116.274666">
            <text:p>116,274666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3372">
            <text:p>0,03372</text:p>
          </table:table-cell>
          <table:table-cell office:value-type="float" office:value="-1.04">
            <text:p>-1,04</text:p>
          </table:table-cell>
          <table:table-cell table:number-columns-repeated="1019"/>
        </table:table-row>
        <table:table-row table:style-name="ro1">
          <table:table-cell office:value-type="float" office:value="116.274666">
            <text:p>116,27466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3372">
            <text:p>0,03372</text:p>
          </table:table-cell>
          <table:table-cell office:value-type="float" office:value="-1.04">
            <text:p>-1,04</text:p>
          </table:table-cell>
          <table:table-cell table:number-columns-repeated="1019"/>
        </table:table-row>
        <table:table-row table:style-name="ro1">
          <table:table-cell office:value-type="float" office:value="122.734367">
            <text:p>122,73436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5593">
            <text:p>0,035593</text:p>
          </table:table-cell>
          <table:table-cell office:value-type="float" office:value="-1.059412">
            <text:p>-1,059412</text:p>
          </table:table-cell>
          <table:table-cell table:number-columns-repeated="1019"/>
        </table:table-row>
        <table:table-row table:style-name="ro1">
          <table:table-cell office:value-type="float" office:value="122.734367">
            <text:p>122,73436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5593">
            <text:p>0,035593</text:p>
          </table:table-cell>
          <table:table-cell office:value-type="float" office:value="-1.059412">
            <text:p>-1,059412</text:p>
          </table:table-cell>
          <table:table-cell table:number-columns-repeated="1019"/>
        </table:table-row>
        <table:table-row table:style-name="ro1">
          <table:table-cell office:value-type="float" office:value="118.427895">
            <text:p>118,42789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34344">
            <text:p>0,034344</text:p>
          </table:table-cell>
          <table:table-cell office:value-type="float" office:value="-1.08">
            <text:p>-1,08</text:p>
          </table:table-cell>
          <table:table-cell table:number-columns-repeated="1019"/>
        </table:table-row>
        <table:table-row table:style-name="ro1">
          <table:table-cell office:value-type="float" office:value="118.427895">
            <text:p>118,42789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34344">
            <text:p>0,034344</text:p>
          </table:table-cell>
          <table:table-cell office:value-type="float" office:value="-1.08">
            <text:p>-1,08</text:p>
          </table:table-cell>
          <table:table-cell table:number-columns-repeated="1019"/>
        </table:table-row>
        <table:table-row table:style-name="ro1">
          <table:table-cell office:value-type="float" office:value="129.194077">
            <text:p>129,19407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37466">
            <text:p>0,037466</text:p>
          </table:table-cell>
          <table:table-cell office:value-type="float" office:value="-1.099706">
            <text:p>-1,099706</text:p>
          </table:table-cell>
          <table:table-cell table:number-columns-repeated="1019"/>
        </table:table-row>
        <table:table-row table:style-name="ro1">
          <table:table-cell office:value-type="float" office:value="129.194077">
            <text:p>129,19407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37466">
            <text:p>0,037466</text:p>
          </table:table-cell>
          <table:table-cell office:value-type="float" office:value="-1.099706">
            <text:p>-1,099706</text:p>
          </table:table-cell>
          <table:table-cell table:number-columns-repeated="1019"/>
        </table:table-row>
        <table:table-row table:style-name="ro1">
          <table:table-cell office:value-type="float" office:value="129.194077">
            <text:p>129,19407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37466">
            <text:p>0,037466</text:p>
          </table:table-cell>
          <table:table-cell office:value-type="float" office:value="-1.120294">
            <text:p>-1,120294</text:p>
          </table:table-cell>
          <table:table-cell table:number-columns-repeated="1019"/>
        </table:table-row>
        <table:table-row table:style-name="ro1">
          <table:table-cell office:value-type="float" office:value="129.194077">
            <text:p>129,194077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37466">
            <text:p>0,037466</text:p>
          </table:table-cell>
          <table:table-cell office:value-type="float" office:value="-1.120294">
            <text:p>-1,120294</text:p>
          </table:table-cell>
          <table:table-cell table:number-columns-repeated="1019"/>
        </table:table-row>
        <table:table-row table:style-name="ro1">
          <table:table-cell office:value-type="float" office:value="133.500534">
            <text:p>133,50053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38715">
            <text:p>0,038715</text:p>
          </table:table-cell>
          <table:table-cell office:value-type="float" office:value="-1.139706">
            <text:p>-1,139706</text:p>
          </table:table-cell>
          <table:table-cell table:number-columns-repeated="1019"/>
        </table:table-row>
        <table:table-row table:style-name="ro1">
          <table:table-cell office:value-type="float" office:value="133.500534">
            <text:p>133,5005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38715">
            <text:p>0,038715</text:p>
          </table:table-cell>
          <table:table-cell office:value-type="float" office:value="-1.139706">
            <text:p>-1,139706</text:p>
          </table:table-cell>
          <table:table-cell table:number-columns-repeated="1019"/>
        </table:table-row>
        <table:table-row table:style-name="ro1">
          <table:table-cell office:value-type="float" office:value="133.500534">
            <text:p>133,50053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8715">
            <text:p>0,038715</text:p>
          </table:table-cell>
          <table:table-cell office:value-type="float" office:value="-1.159412">
            <text:p>-1,159412</text:p>
          </table:table-cell>
          <table:table-cell table:number-columns-repeated="1019"/>
        </table:table-row>
        <table:table-row table:style-name="ro1">
          <table:table-cell office:value-type="float" office:value="133.500534">
            <text:p>133,50053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1.159412">
            <text:p>-1,159412</text:p>
          </table:table-cell>
          <table:table-cell table:number-columns-repeated="1019"/>
        </table:table-row>
        <table:table-row table:style-name="ro1">
          <table:table-cell office:value-type="float" office:value="139.960236">
            <text:p>139,960236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40588">
            <text:p>0,040588</text:p>
          </table:table-cell>
          <table:table-cell office:value-type="float" office:value="-1.18">
            <text:p>-1,18</text:p>
          </table:table-cell>
          <table:table-cell table:number-columns-repeated="1019"/>
        </table:table-row>
        <table:table-row table:style-name="ro1">
          <table:table-cell office:value-type="float" office:value="139.960236">
            <text:p>139,96023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40588">
            <text:p>0,040588</text:p>
          </table:table-cell>
          <table:table-cell office:value-type="float" office:value="-1.18">
            <text:p>-1,18</text:p>
          </table:table-cell>
          <table:table-cell table:number-columns-repeated="1019"/>
        </table:table-row>
        <table:table-row table:style-name="ro1">
          <table:table-cell office:value-type="float" office:value="144.266708">
            <text:p>144,266708</text:p>
          </table:table-cell>
          <table:table-cell office:value-type="float" office:value="-0.003261">
            <text:p>-0,003261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1.199706">
            <text:p>-1,199706</text:p>
          </table:table-cell>
          <table:table-cell table:number-columns-repeated="1019"/>
        </table:table-row>
        <table:table-row table:style-name="ro1">
          <table:table-cell office:value-type="float" office:value="144.266708">
            <text:p>144,26670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41837">
            <text:p>0,041837</text:p>
          </table:table-cell>
          <table:table-cell office:value-type="float" office:value="-1.199706">
            <text:p>-1,199706</text:p>
          </table:table-cell>
          <table:table-cell table:number-columns-repeated="1019"/>
        </table:table-row>
        <table:table-row table:style-name="ro1">
          <table:table-cell office:value-type="float" office:value="144.266708">
            <text:p>144,2667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1837">
            <text:p>0,041837</text:p>
          </table:table-cell>
          <table:table-cell office:value-type="float" office:value="-1.219706">
            <text:p>-1,219706</text:p>
          </table:table-cell>
          <table:table-cell table:number-columns-repeated="1019"/>
        </table:table-row>
        <table:table-row table:style-name="ro1">
          <table:table-cell office:value-type="float" office:value="144.266708">
            <text:p>144,26670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1837">
            <text:p>0,041837</text:p>
          </table:table-cell>
          <table:table-cell office:value-type="float" office:value="-1.219706">
            <text:p>-1,219706</text:p>
          </table:table-cell>
          <table:table-cell table:number-columns-repeated="1019"/>
        </table:table-row>
        <table:table-row table:style-name="ro1">
          <table:table-cell office:value-type="float" office:value="146.419952">
            <text:p>146,41995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2462">
            <text:p>0,042462</text:p>
          </table:table-cell>
          <table:table-cell office:value-type="float" office:value="-1.239412">
            <text:p>-1,239412</text:p>
          </table:table-cell>
          <table:table-cell table:number-columns-repeated="1019"/>
        </table:table-row>
        <table:table-row table:style-name="ro1">
          <table:table-cell office:value-type="float" office:value="146.419952">
            <text:p>146,41995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2462">
            <text:p>0,042462</text:p>
          </table:table-cell>
          <table:table-cell office:value-type="float" office:value="-1.239412">
            <text:p>-1,239412</text:p>
          </table:table-cell>
          <table:table-cell table:number-columns-repeated="1019"/>
        </table:table-row>
        <table:table-row table:style-name="ro1">
          <table:table-cell office:value-type="float" office:value="152.879654">
            <text:p>152,87965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4335">
            <text:p>0,044335</text:p>
          </table:table-cell>
          <table:table-cell office:value-type="float" office:value="-1.259706">
            <text:p>-1,259706</text:p>
          </table:table-cell>
          <table:table-cell table:number-columns-repeated="1019"/>
        </table:table-row>
        <table:table-row table:style-name="ro1">
          <table:table-cell office:value-type="float" office:value="152.879654">
            <text:p>152,87965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44335">
            <text:p>0,044335</text:p>
          </table:table-cell>
          <table:table-cell office:value-type="float" office:value="-1.259706">
            <text:p>-1,259706</text:p>
          </table:table-cell>
          <table:table-cell table:number-columns-repeated="1019"/>
        </table:table-row>
        <table:table-row table:style-name="ro1">
          <table:table-cell office:value-type="float" office:value="157.186111">
            <text:p>157,18611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45584">
            <text:p>0,045584</text:p>
          </table:table-cell>
          <table:table-cell office:value-type="float" office:value="-1.28">
            <text:p>-1,28</text:p>
          </table:table-cell>
          <table:table-cell table:number-columns-repeated="1019"/>
        </table:table-row>
        <table:table-row table:style-name="ro1">
          <table:table-cell office:value-type="float" office:value="157.186111">
            <text:p>157,18611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1.28">
            <text:p>-1,28</text:p>
          </table:table-cell>
          <table:table-cell table:number-columns-repeated="1019"/>
        </table:table-row>
        <table:table-row table:style-name="ro1">
          <table:table-cell office:value-type="float" office:value="157.186111">
            <text:p>157,18611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5584">
            <text:p>0,045584</text:p>
          </table:table-cell>
          <table:table-cell office:value-type="float" office:value="-1.299706">
            <text:p>-1,299706</text:p>
          </table:table-cell>
          <table:table-cell table:number-columns-repeated="1019"/>
        </table:table-row>
        <table:table-row table:style-name="ro1">
          <table:table-cell office:value-type="float" office:value="157.186111">
            <text:p>157,18611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5584">
            <text:p>0,045584</text:p>
          </table:table-cell>
          <table:table-cell office:value-type="float" office:value="-1.299706">
            <text:p>-1,299706</text:p>
          </table:table-cell>
          <table:table-cell table:number-columns-repeated="1019"/>
        </table:table-row>
        <table:table-row table:style-name="ro1">
          <table:table-cell office:value-type="float" office:value="161.492584">
            <text:p>161,49258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6833">
            <text:p>0,046833</text:p>
          </table:table-cell>
          <table:table-cell office:value-type="float" office:value="-1.32">
            <text:p>-1,32</text:p>
          </table:table-cell>
          <table:table-cell table:number-columns-repeated="1019"/>
        </table:table-row>
        <table:table-row table:style-name="ro1">
          <table:table-cell office:value-type="float" office:value="161.492584">
            <text:p>161,49258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6833">
            <text:p>0,046833</text:p>
          </table:table-cell>
          <table:table-cell office:value-type="float" office:value="-1.32">
            <text:p>-1,32</text:p>
          </table:table-cell>
          <table:table-cell table:number-columns-repeated="1019"/>
        </table:table-row>
        <table:table-row table:style-name="ro1">
          <table:table-cell office:value-type="float" office:value="167.952286">
            <text:p>167,95228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48706">
            <text:p>0,048706</text:p>
          </table:table-cell>
          <table:table-cell office:value-type="float" office:value="-1.34">
            <text:p>-1,34</text:p>
          </table:table-cell>
          <table:table-cell table:number-columns-repeated="1019"/>
        </table:table-row>
        <table:table-row table:style-name="ro1">
          <table:table-cell office:value-type="float" office:value="167.952286">
            <text:p>167,95228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48706">
            <text:p>0,048706</text:p>
          </table:table-cell>
          <table:table-cell office:value-type="float" office:value="-1.34">
            <text:p>-1,34</text:p>
          </table:table-cell>
          <table:table-cell table:number-columns-repeated="1019"/>
        </table:table-row>
        <table:table-row table:style-name="ro1">
          <table:table-cell office:value-type="float" office:value="167.952286">
            <text:p>167,95228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48706">
            <text:p>0,048706</text:p>
          </table:table-cell>
          <table:table-cell office:value-type="float" office:value="-1.359118">
            <text:p>-1,359118</text:p>
          </table:table-cell>
          <table:table-cell table:number-columns-repeated="1019"/>
        </table:table-row>
        <table:table-row table:style-name="ro1">
          <table:table-cell office:value-type="float" office:value="167.952286">
            <text:p>167,95228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48706">
            <text:p>0,048706</text:p>
          </table:table-cell>
          <table:table-cell office:value-type="float" office:value="-1.359118">
            <text:p>-1,359118</text:p>
          </table:table-cell>
          <table:table-cell table:number-columns-repeated="1019"/>
        </table:table-row>
        <table:table-row table:style-name="ro1">
          <table:table-cell office:value-type="float" office:value="170.10553">
            <text:p>170,1055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9331">
            <text:p>0,049331</text:p>
          </table:table-cell>
          <table:table-cell office:value-type="float" office:value="-1.379412">
            <text:p>-1,379412</text:p>
          </table:table-cell>
          <table:table-cell table:number-columns-repeated="1019"/>
        </table:table-row>
        <table:table-row table:style-name="ro1">
          <table:table-cell office:value-type="float" office:value="170.10553">
            <text:p>170,1055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49331">
            <text:p>0,049331</text:p>
          </table:table-cell>
          <table:table-cell office:value-type="float" office:value="-1.379412">
            <text:p>-1,379412</text:p>
          </table:table-cell>
          <table:table-cell table:number-columns-repeated="1019"/>
        </table:table-row>
        <table:table-row table:style-name="ro1">
          <table:table-cell office:value-type="float" office:value="174.411987">
            <text:p>174,41198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50579">
            <text:p>0,050579</text:p>
          </table:table-cell>
          <table:table-cell office:value-type="float" office:value="-1.399412">
            <text:p>-1,399412</text:p>
          </table:table-cell>
          <table:table-cell table:number-columns-repeated="1019"/>
        </table:table-row>
        <table:table-row table:style-name="ro1">
          <table:table-cell office:value-type="float" office:value="174.411987">
            <text:p>174,41198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0579">
            <text:p>0,050579</text:p>
          </table:table-cell>
          <table:table-cell office:value-type="float" office:value="-1.399412">
            <text:p>-1,399412</text:p>
          </table:table-cell>
          <table:table-cell table:number-columns-repeated="1019"/>
        </table:table-row>
        <table:table-row table:style-name="ro1">
          <table:table-cell office:value-type="float" office:value="178.71846">
            <text:p>178,7184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1828">
            <text:p>0,051828</text:p>
          </table:table-cell>
          <table:table-cell office:value-type="float" office:value="-1.417647">
            <text:p>-1,417647</text:p>
          </table:table-cell>
          <table:table-cell table:number-columns-repeated="1019"/>
        </table:table-row>
        <table:table-row table:style-name="ro1">
          <table:table-cell office:value-type="float" office:value="178.71846">
            <text:p>178,7184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1828">
            <text:p>0,051828</text:p>
          </table:table-cell>
          <table:table-cell office:value-type="float" office:value="-1.417647">
            <text:p>-1,417647</text:p>
          </table:table-cell>
          <table:table-cell table:number-columns-repeated="1019"/>
        </table:table-row>
        <table:table-row table:style-name="ro1">
          <table:table-cell office:value-type="float" office:value="183.024933">
            <text:p>183,0249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3077">
            <text:p>0,053077</text:p>
          </table:table-cell>
          <table:table-cell office:value-type="float" office:value="-1.437353">
            <text:p>-1,437353</text:p>
          </table:table-cell>
          <table:table-cell table:number-columns-repeated="1019"/>
        </table:table-row>
        <table:table-row table:style-name="ro1">
          <table:table-cell office:value-type="float" office:value="183.024933">
            <text:p>183,02493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53077">
            <text:p>0,053077</text:p>
          </table:table-cell>
          <table:table-cell office:value-type="float" office:value="-1.456177">
            <text:p>-1,456177</text:p>
          </table:table-cell>
          <table:table-cell table:number-columns-repeated="1019"/>
        </table:table-row>
        <table:table-row table:style-name="ro1">
          <table:table-cell office:value-type="float" office:value="183.024933">
            <text:p>183,02493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53077">
            <text:p>0,053077</text:p>
          </table:table-cell>
          <table:table-cell office:value-type="float" office:value="-1.456177">
            <text:p>-1,456177</text:p>
          </table:table-cell>
          <table:table-cell table:number-columns-repeated="1019"/>
        </table:table-row>
        <table:table-row table:style-name="ro1">
          <table:table-cell office:value-type="float" office:value="183.024933">
            <text:p>183,02493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3077">
            <text:p>0,053077</text:p>
          </table:table-cell>
          <table:table-cell office:value-type="float" office:value="-1.475882">
            <text:p>-1,475882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4326">
            <text:p>0,054326</text:p>
          </table:table-cell>
          <table:table-cell office:value-type="float" office:value="-1.475882">
            <text:p>-1,475882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4326">
            <text:p>0,054326</text:p>
          </table:table-cell>
          <table:table-cell office:value-type="float" office:value="-1.494412">
            <text:p>-1,494412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54326">
            <text:p>0,054326</text:p>
          </table:table-cell>
          <table:table-cell office:value-type="float" office:value="-1.494412">
            <text:p>-1,494412</text:p>
          </table:table-cell>
          <table:table-cell table:number-columns-repeated="1019"/>
        </table:table-row>
        <table:table-row table:style-name="ro1">
          <table:table-cell office:value-type="float" office:value="193.791107">
            <text:p>193,79110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6199">
            <text:p>0,056199</text:p>
          </table:table-cell>
          <table:table-cell office:value-type="float" office:value="-1.513529">
            <text:p>-1,513529</text:p>
          </table:table-cell>
          <table:table-cell table:number-columns-repeated="1019"/>
        </table:table-row>
        <table:table-row table:style-name="ro1">
          <table:table-cell office:value-type="float" office:value="193.791107">
            <text:p>193,79110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56199">
            <text:p>0,056199</text:p>
          </table:table-cell>
          <table:table-cell office:value-type="float" office:value="-1.513529">
            <text:p>-1,513529</text:p>
          </table:table-cell>
          <table:table-cell table:number-columns-repeated="1019"/>
        </table:table-row>
        <table:table-row table:style-name="ro1">
          <table:table-cell office:value-type="float" office:value="195.944336">
            <text:p>195,94433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56824">
            <text:p>0,056824</text:p>
          </table:table-cell>
          <table:table-cell office:value-type="float" office:value="-1.532647">
            <text:p>-1,532647</text:p>
          </table:table-cell>
          <table:table-cell table:number-columns-repeated="1019"/>
        </table:table-row>
        <table:table-row table:style-name="ro1">
          <table:table-cell office:value-type="float" office:value="195.944336">
            <text:p>195,944336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56824">
            <text:p>0,056824</text:p>
          </table:table-cell>
          <table:table-cell office:value-type="float" office:value="-1.532647">
            <text:p>-1,532647</text:p>
          </table:table-cell>
          <table:table-cell table:number-columns-repeated="1019"/>
        </table:table-row>
        <table:table-row table:style-name="ro1">
          <table:table-cell office:value-type="float" office:value="195.944336">
            <text:p>195,94433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6824">
            <text:p>0,056824</text:p>
          </table:table-cell>
          <table:table-cell office:value-type="float" office:value="-1.551471">
            <text:p>-1,551471</text:p>
          </table:table-cell>
          <table:table-cell table:number-columns-repeated="1019"/>
        </table:table-row>
        <table:table-row table:style-name="ro1">
          <table:table-cell office:value-type="float" office:value="195.944336">
            <text:p>195,94433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56824">
            <text:p>0,056824</text:p>
          </table:table-cell>
          <table:table-cell office:value-type="float" office:value="-1.551471">
            <text:p>-1,551471</text:p>
          </table:table-cell>
          <table:table-cell table:number-columns-repeated="1019"/>
        </table:table-row>
        <table:table-row table:style-name="ro1">
          <table:table-cell office:value-type="float" office:value="198.09758">
            <text:p>198,0975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57448">
            <text:p>0,057448</text:p>
          </table:table-cell>
          <table:table-cell office:value-type="float" office:value="-1.570882">
            <text:p>-1,570882</text:p>
          </table:table-cell>
          <table:table-cell table:number-columns-repeated="1019"/>
        </table:table-row>
        <table:table-row table:style-name="ro1">
          <table:table-cell office:value-type="float" office:value="198.09758">
            <text:p>198,0975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7448">
            <text:p>0,057448</text:p>
          </table:table-cell>
          <table:table-cell office:value-type="float" office:value="-1.570882">
            <text:p>-1,570882</text:p>
          </table:table-cell>
          <table:table-cell table:number-columns-repeated="1019"/>
        </table:table-row>
        <table:table-row table:style-name="ro1">
          <table:table-cell office:value-type="float" office:value="202.404037">
            <text:p>202,40403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202.404037">
            <text:p>202,40403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58697">
            <text:p>0,058697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206.71051">
            <text:p>206,7105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59946">
            <text:p>0,059946</text:p>
          </table:table-cell>
          <table:table-cell office:value-type="float" office:value="-1.609412">
            <text:p>-1,609412</text:p>
          </table:table-cell>
          <table:table-cell table:number-columns-repeated="1019"/>
        </table:table-row>
        <table:table-row table:style-name="ro1">
          <table:table-cell office:value-type="float" office:value="206.71051">
            <text:p>206,7105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1.609412">
            <text:p>-1,609412</text:p>
          </table:table-cell>
          <table:table-cell table:number-columns-repeated="1019"/>
        </table:table-row>
        <table:table-row table:style-name="ro1">
          <table:table-cell office:value-type="float" office:value="206.71051">
            <text:p>206,7105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59946">
            <text:p>0,059946</text:p>
          </table:table-cell>
          <table:table-cell office:value-type="float" office:value="-1.629706">
            <text:p>-1,629706</text:p>
          </table:table-cell>
          <table:table-cell table:number-columns-repeated="1019"/>
        </table:table-row>
        <table:table-row table:style-name="ro1">
          <table:table-cell office:value-type="float" office:value="206.71051">
            <text:p>206,7105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9946">
            <text:p>0,059946</text:p>
          </table:table-cell>
          <table:table-cell office:value-type="float" office:value="-1.629706">
            <text:p>-1,629706</text:p>
          </table:table-cell>
          <table:table-cell table:number-columns-repeated="1019"/>
        </table:table-row>
        <table:table-row table:style-name="ro1">
          <table:table-cell office:value-type="float" office:value="208.863754">
            <text:p>208,86375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6057">
            <text:p>0,06057</text:p>
          </table:table-cell>
          <table:table-cell office:value-type="float" office:value="-1.649706">
            <text:p>-1,649706</text:p>
          </table:table-cell>
          <table:table-cell table:number-columns-repeated="1019"/>
        </table:table-row>
        <table:table-row table:style-name="ro1">
          <table:table-cell office:value-type="float" office:value="208.863754">
            <text:p>208,86375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6057">
            <text:p>0,06057</text:p>
          </table:table-cell>
          <table:table-cell office:value-type="float" office:value="-1.649706">
            <text:p>-1,649706</text:p>
          </table:table-cell>
          <table:table-cell table:number-columns-repeated="1019"/>
        </table:table-row>
        <table:table-row table:style-name="ro1">
          <table:table-cell office:value-type="float" office:value="213.170212">
            <text:p>213,17021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61819">
            <text:p>0,061819</text:p>
          </table:table-cell>
          <table:table-cell office:value-type="float" office:value="-1.669706">
            <text:p>-1,669706</text:p>
          </table:table-cell>
          <table:table-cell table:number-columns-repeated="1019"/>
        </table:table-row>
        <table:table-row table:style-name="ro1">
          <table:table-cell office:value-type="float" office:value="213.170212">
            <text:p>213,17021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61819">
            <text:p>0,061819</text:p>
          </table:table-cell>
          <table:table-cell office:value-type="float" office:value="-1.669706">
            <text:p>-1,669706</text:p>
          </table:table-cell>
          <table:table-cell table:number-columns-repeated="1019"/>
        </table:table-row>
        <table:table-row table:style-name="ro1">
          <table:table-cell office:value-type="float" office:value="213.170212">
            <text:p>213,17021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61819">
            <text:p>0,061819</text:p>
          </table:table-cell>
          <table:table-cell office:value-type="float" office:value="-1.688824">
            <text:p>-1,688824</text:p>
          </table:table-cell>
          <table:table-cell table:number-columns-repeated="1019"/>
        </table:table-row>
        <table:table-row table:style-name="ro1">
          <table:table-cell office:value-type="float" office:value="213.170212">
            <text:p>213,17021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61819">
            <text:p>0,061819</text:p>
          </table:table-cell>
          <table:table-cell office:value-type="float" office:value="-1.688824">
            <text:p>-1,688824</text:p>
          </table:table-cell>
          <table:table-cell table:number-columns-repeated="1019"/>
        </table:table-row>
        <table:table-row table:style-name="ro1">
          <table:table-cell office:value-type="float" office:value="217.476685">
            <text:p>217,476685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63068">
            <text:p>0,063068</text:p>
          </table:table-cell>
          <table:table-cell office:value-type="float" office:value="-1.709412">
            <text:p>-1,709412</text:p>
          </table:table-cell>
          <table:table-cell table:number-columns-repeated="1019"/>
        </table:table-row>
        <table:table-row table:style-name="ro1">
          <table:table-cell office:value-type="float" office:value="217.476685">
            <text:p>217,47668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3068">
            <text:p>0,063068</text:p>
          </table:table-cell>
          <table:table-cell office:value-type="float" office:value="-1.709412">
            <text:p>-1,709412</text:p>
          </table:table-cell>
          <table:table-cell table:number-columns-repeated="1019"/>
        </table:table-row>
        <table:table-row table:style-name="ro1">
          <table:table-cell office:value-type="float" office:value="221.783157">
            <text:p>221,7831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4317">
            <text:p>0,064317</text:p>
          </table:table-cell>
          <table:table-cell office:value-type="float" office:value="-1.729118">
            <text:p>-1,729118</text:p>
          </table:table-cell>
          <table:table-cell table:number-columns-repeated="1019"/>
        </table:table-row>
        <table:table-row table:style-name="ro1">
          <table:table-cell office:value-type="float" office:value="221.783157">
            <text:p>221,78315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64317">
            <text:p>0,064317</text:p>
          </table:table-cell>
          <table:table-cell office:value-type="float" office:value="-1.729118">
            <text:p>-1,729118</text:p>
          </table:table-cell>
          <table:table-cell table:number-columns-repeated="1019"/>
        </table:table-row>
        <table:table-row table:style-name="ro1">
          <table:table-cell office:value-type="float" office:value="226.08963">
            <text:p>226,0896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65566">
            <text:p>0,065566</text:p>
          </table:table-cell>
          <table:table-cell office:value-type="float" office:value="-1.749706">
            <text:p>-1,749706</text:p>
          </table:table-cell>
          <table:table-cell table:number-columns-repeated="1019"/>
        </table:table-row>
        <table:table-row table:style-name="ro1">
          <table:table-cell office:value-type="float" office:value="226.08963">
            <text:p>226,0896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5566">
            <text:p>0,065566</text:p>
          </table:table-cell>
          <table:table-cell office:value-type="float" office:value="-1.749706">
            <text:p>-1,749706</text:p>
          </table:table-cell>
          <table:table-cell table:number-columns-repeated="1019"/>
        </table:table-row>
        <table:table-row table:style-name="ro1">
          <table:table-cell office:value-type="float" office:value="221.783157">
            <text:p>221,78315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4317">
            <text:p>0,064317</text:p>
          </table:table-cell>
          <table:table-cell office:value-type="float" office:value="-1.77">
            <text:p>-1,77</text:p>
          </table:table-cell>
          <table:table-cell table:number-columns-repeated="1019"/>
        </table:table-row>
        <table:table-row table:style-name="ro1">
          <table:table-cell office:value-type="float" office:value="221.783157">
            <text:p>221,78315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4317">
            <text:p>0,064317</text:p>
          </table:table-cell>
          <table:table-cell office:value-type="float" office:value="-1.77">
            <text:p>-1,77</text:p>
          </table:table-cell>
          <table:table-cell table:number-columns-repeated="1019"/>
        </table:table-row>
        <table:table-row table:style-name="ro1">
          <table:table-cell office:value-type="float" office:value="230.396088">
            <text:p>230,39608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6815">
            <text:p>0,066815</text:p>
          </table:table-cell>
          <table:table-cell office:value-type="float" office:value="-1.789706">
            <text:p>-1,789706</text:p>
          </table:table-cell>
          <table:table-cell table:number-columns-repeated="1019"/>
        </table:table-row>
        <table:table-row table:style-name="ro1">
          <table:table-cell office:value-type="float" office:value="230.396088">
            <text:p>230,39608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66815">
            <text:p>0,066815</text:p>
          </table:table-cell>
          <table:table-cell office:value-type="float" office:value="-1.789706">
            <text:p>-1,789706</text:p>
          </table:table-cell>
          <table:table-cell table:number-columns-repeated="1019"/>
        </table:table-row>
        <table:table-row table:style-name="ro1">
          <table:table-cell office:value-type="float" office:value="234.70256">
            <text:p>234,7025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68064">
            <text:p>0,068064</text:p>
          </table:table-cell>
          <table:table-cell office:value-type="float" office:value="-1.809706">
            <text:p>-1,809706</text:p>
          </table:table-cell>
          <table:table-cell table:number-columns-repeated="1019"/>
        </table:table-row>
        <table:table-row table:style-name="ro1">
          <table:table-cell office:value-type="float" office:value="234.70256">
            <text:p>234,7025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68064">
            <text:p>0,068064</text:p>
          </table:table-cell>
          <table:table-cell office:value-type="float" office:value="-1.809706">
            <text:p>-1,809706</text:p>
          </table:table-cell>
          <table:table-cell table:number-columns-repeated="1019"/>
        </table:table-row>
        <table:table-row table:style-name="ro1">
          <table:table-cell office:value-type="float" office:value="232.549332">
            <text:p>232,54933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7439">
            <text:p>0,067439</text:p>
          </table:table-cell>
          <table:table-cell office:value-type="float" office:value="-1.83">
            <text:p>-1,83</text:p>
          </table:table-cell>
          <table:table-cell table:number-columns-repeated="1019"/>
        </table:table-row>
        <table:table-row table:style-name="ro1">
          <table:table-cell office:value-type="float" office:value="232.549332">
            <text:p>232,54933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67439">
            <text:p>0,067439</text:p>
          </table:table-cell>
          <table:table-cell office:value-type="float" office:value="-1.83">
            <text:p>-1,83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69937">
            <text:p>0,069937</text:p>
          </table:table-cell>
          <table:table-cell office:value-type="float" office:value="-1.849412">
            <text:p>-1,849412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69937">
            <text:p>0,069937</text:p>
          </table:table-cell>
          <table:table-cell office:value-type="float" office:value="-1.849412">
            <text:p>-1,849412</text:p>
          </table:table-cell>
          <table:table-cell table:number-columns-repeated="1019"/>
        </table:table-row>
        <table:table-row table:style-name="ro1">
          <table:table-cell office:value-type="float" office:value="239.009033">
            <text:p>239,00903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69313">
            <text:p>0,069313</text:p>
          </table:table-cell>
          <table:table-cell office:value-type="float" office:value="-1.869706">
            <text:p>-1,869706</text:p>
          </table:table-cell>
          <table:table-cell table:number-columns-repeated="1019"/>
        </table:table-row>
        <table:table-row table:style-name="ro1">
          <table:table-cell office:value-type="float" office:value="239.009033">
            <text:p>239,00903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69313">
            <text:p>0,069313</text:p>
          </table:table-cell>
          <table:table-cell office:value-type="float" office:value="-1.869706">
            <text:p>-1,869706</text:p>
          </table:table-cell>
          <table:table-cell table:number-columns-repeated="1019"/>
        </table:table-row>
        <table:table-row table:style-name="ro1">
          <table:table-cell office:value-type="float" office:value="245.468735">
            <text:p>245,46873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1186">
            <text:p>0,071186</text:p>
          </table:table-cell>
          <table:table-cell office:value-type="float" office:value="-1.889118">
            <text:p>-1,889118</text:p>
          </table:table-cell>
          <table:table-cell table:number-columns-repeated="1019"/>
        </table:table-row>
        <table:table-row table:style-name="ro1">
          <table:table-cell office:value-type="float" office:value="245.468735">
            <text:p>245,46873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1186">
            <text:p>0,071186</text:p>
          </table:table-cell>
          <table:table-cell office:value-type="float" office:value="-1.889118">
            <text:p>-1,889118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70561">
            <text:p>0,070561</text:p>
          </table:table-cell>
          <table:table-cell office:value-type="float" office:value="-1.909412">
            <text:p>-1,909412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70561">
            <text:p>0,070561</text:p>
          </table:table-cell>
          <table:table-cell office:value-type="float" office:value="-1.909412">
            <text:p>-1,909412</text:p>
          </table:table-cell>
          <table:table-cell table:number-columns-repeated="1019"/>
        </table:table-row>
        <table:table-row table:style-name="ro1">
          <table:table-cell office:value-type="float" office:value="245.468735">
            <text:p>245,46873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71186">
            <text:p>0,071186</text:p>
          </table:table-cell>
          <table:table-cell office:value-type="float" office:value="-1.929706">
            <text:p>-1,929706</text:p>
          </table:table-cell>
          <table:table-cell table:number-columns-repeated="1019"/>
        </table:table-row>
        <table:table-row table:style-name="ro1">
          <table:table-cell office:value-type="float" office:value="245.468735">
            <text:p>245,46873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71186">
            <text:p>0,071186</text:p>
          </table:table-cell>
          <table:table-cell office:value-type="float" office:value="-1.929706">
            <text:p>-1,929706</text:p>
          </table:table-cell>
          <table:table-cell table:number-columns-repeated="1019"/>
        </table:table-row>
        <table:table-row table:style-name="ro1">
          <table:table-cell office:value-type="float" office:value="251.928436">
            <text:p>251,92843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3059">
            <text:p>0,073059</text:p>
          </table:table-cell>
          <table:table-cell office:value-type="float" office:value="-1.95">
            <text:p>-1,95</text:p>
          </table:table-cell>
          <table:table-cell table:number-columns-repeated="1019"/>
        </table:table-row>
        <table:table-row table:style-name="ro1">
          <table:table-cell office:value-type="float" office:value="251.928436">
            <text:p>251,92843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3059">
            <text:p>0,073059</text:p>
          </table:table-cell>
          <table:table-cell office:value-type="float" office:value="-1.95">
            <text:p>-1,95</text:p>
          </table:table-cell>
          <table:table-cell table:number-columns-repeated="1019"/>
        </table:table-row>
        <table:table-row table:style-name="ro1">
          <table:table-cell office:value-type="float" office:value="258.388153">
            <text:p>258,388153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74933">
            <text:p>0,074933</text:p>
          </table:table-cell>
          <table:table-cell office:value-type="float" office:value="-1.970294">
            <text:p>-1,970294</text:p>
          </table:table-cell>
          <table:table-cell table:number-columns-repeated="1019"/>
        </table:table-row>
        <table:table-row table:style-name="ro1">
          <table:table-cell office:value-type="float" office:value="258.388153">
            <text:p>258,388153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74933">
            <text:p>0,074933</text:p>
          </table:table-cell>
          <table:table-cell office:value-type="float" office:value="-1.970294">
            <text:p>-1,970294</text:p>
          </table:table-cell>
          <table:table-cell table:number-columns-repeated="1019"/>
        </table:table-row>
        <table:table-row table:style-name="ro1">
          <table:table-cell office:value-type="float" office:value="260.541382">
            <text:p>260,54138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75557">
            <text:p>0,075557</text:p>
          </table:table-cell>
          <table:table-cell office:value-type="float" office:value="-1.989118">
            <text:p>-1,989118</text:p>
          </table:table-cell>
          <table:table-cell table:number-columns-repeated="1019"/>
        </table:table-row>
        <table:table-row table:style-name="ro1">
          <table:table-cell office:value-type="float" office:value="260.541382">
            <text:p>260,54138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5557">
            <text:p>0,075557</text:p>
          </table:table-cell>
          <table:table-cell office:value-type="float" office:value="-1.989118">
            <text:p>-1,989118</text:p>
          </table:table-cell>
          <table:table-cell table:number-columns-repeated="1019"/>
        </table:table-row>
        <table:table-row table:style-name="ro1">
          <table:table-cell office:value-type="float" office:value="264.847839">
            <text:p>264,8478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6806">
            <text:p>0,076806</text:p>
          </table:table-cell>
          <table:table-cell office:value-type="float" office:value="-2.009412">
            <text:p>-2,009412</text:p>
          </table:table-cell>
          <table:table-cell table:number-columns-repeated="1019"/>
        </table:table-row>
        <table:table-row table:style-name="ro1">
          <table:table-cell office:value-type="float" office:value="264.847839">
            <text:p>264,847839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76806">
            <text:p>0,076806</text:p>
          </table:table-cell>
          <table:table-cell office:value-type="float" office:value="-2.009412">
            <text:p>-2,009412</text:p>
          </table:table-cell>
          <table:table-cell table:number-columns-repeated="1019"/>
        </table:table-row>
        <table:table-row table:style-name="ro1">
          <table:table-cell office:value-type="float" office:value="264.847839">
            <text:p>264,84783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6806">
            <text:p>0,076806</text:p>
          </table:table-cell>
          <table:table-cell office:value-type="float" office:value="-2.029118">
            <text:p>-2,029118</text:p>
          </table:table-cell>
          <table:table-cell table:number-columns-repeated="1019"/>
        </table:table-row>
        <table:table-row table:style-name="ro1">
          <table:table-cell office:value-type="float" office:value="264.847839">
            <text:p>264,847839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076806">
            <text:p>0,076806</text:p>
          </table:table-cell>
          <table:table-cell office:value-type="float" office:value="-2.029118">
            <text:p>-2,029118</text:p>
          </table:table-cell>
          <table:table-cell table:number-columns-repeated="1019"/>
        </table:table-row>
        <table:table-row table:style-name="ro1">
          <table:table-cell office:value-type="float" office:value="269.154327">
            <text:p>269,1543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8055">
            <text:p>0,078055</text:p>
          </table:table-cell>
          <table:table-cell office:value-type="float" office:value="-2.049412">
            <text:p>-2,049412</text:p>
          </table:table-cell>
          <table:table-cell table:number-columns-repeated="1019"/>
        </table:table-row>
        <table:table-row table:style-name="ro1">
          <table:table-cell office:value-type="float" office:value="269.154327">
            <text:p>269,154327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78055">
            <text:p>0,078055</text:p>
          </table:table-cell>
          <table:table-cell office:value-type="float" office:value="-2.049412">
            <text:p>-2,049412</text:p>
          </table:table-cell>
          <table:table-cell table:number-columns-repeated="1019"/>
        </table:table-row>
        <table:table-row table:style-name="ro1">
          <table:table-cell office:value-type="float" office:value="269.154327">
            <text:p>269,15432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8055">
            <text:p>0,078055</text:p>
          </table:table-cell>
          <table:table-cell office:value-type="float" office:value="-2.069412">
            <text:p>-2,069412</text:p>
          </table:table-cell>
          <table:table-cell table:number-columns-repeated="1019"/>
        </table:table-row>
        <table:table-row table:style-name="ro1">
          <table:table-cell office:value-type="float" office:value="269.154327">
            <text:p>269,154327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78055">
            <text:p>0,078055</text:p>
          </table:table-cell>
          <table:table-cell office:value-type="float" office:value="-2.069412">
            <text:p>-2,069412</text:p>
          </table:table-cell>
          <table:table-cell table:number-columns-repeated="1019"/>
        </table:table-row>
        <table:table-row table:style-name="ro1">
          <table:table-cell office:value-type="float" office:value="271.307556">
            <text:p>271,307556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78679">
            <text:p>0,078679</text:p>
          </table:table-cell>
          <table:table-cell office:value-type="float" office:value="-2.088824">
            <text:p>-2,088824</text:p>
          </table:table-cell>
          <table:table-cell table:number-columns-repeated="1019"/>
        </table:table-row>
        <table:table-row table:style-name="ro1">
          <table:table-cell office:value-type="float" office:value="271.307556">
            <text:p>271,30755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78679">
            <text:p>0,078679</text:p>
          </table:table-cell>
          <table:table-cell office:value-type="float" office:value="-2.088824">
            <text:p>-2,088824</text:p>
          </table:table-cell>
          <table:table-cell table:number-columns-repeated="1019"/>
        </table:table-row>
        <table:table-row table:style-name="ro1">
          <table:table-cell office:value-type="float" office:value="279.920471">
            <text:p>279,92047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81177">
            <text:p>0,081177</text:p>
          </table:table-cell>
          <table:table-cell office:value-type="float" office:value="-2.109118">
            <text:p>-2,109118</text:p>
          </table:table-cell>
          <table:table-cell table:number-columns-repeated="1019"/>
        </table:table-row>
        <table:table-row table:style-name="ro1">
          <table:table-cell office:value-type="float" office:value="279.920471">
            <text:p>279,92047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81177">
            <text:p>0,081177</text:p>
          </table:table-cell>
          <table:table-cell office:value-type="float" office:value="-2.109118">
            <text:p>-2,109118</text:p>
          </table:table-cell>
          <table:table-cell table:number-columns-repeated="1019"/>
        </table:table-row>
        <table:table-row table:style-name="ro1">
          <table:table-cell office:value-type="float" office:value="284.226959">
            <text:p>284,22695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82426">
            <text:p>0,082426</text:p>
          </table:table-cell>
          <table:table-cell office:value-type="float" office:value="-2.129706">
            <text:p>-2,129706</text:p>
          </table:table-cell>
          <table:table-cell table:number-columns-repeated="1019"/>
        </table:table-row>
        <table:table-row table:style-name="ro1">
          <table:table-cell office:value-type="float" office:value="284.226959">
            <text:p>284,226959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82426">
            <text:p>0,082426</text:p>
          </table:table-cell>
          <table:table-cell office:value-type="float" office:value="-2.129706">
            <text:p>-2,129706</text:p>
          </table:table-cell>
          <table:table-cell table:number-columns-repeated="1019"/>
        </table:table-row>
        <table:table-row table:style-name="ro1">
          <table:table-cell office:value-type="float" office:value="286.380188">
            <text:p>286,38018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305">
            <text:p>0,08305</text:p>
          </table:table-cell>
          <table:table-cell office:value-type="float" office:value="-2.149706">
            <text:p>-2,149706</text:p>
          </table:table-cell>
          <table:table-cell table:number-columns-repeated="1019"/>
        </table:table-row>
        <table:table-row table:style-name="ro1">
          <table:table-cell office:value-type="float" office:value="286.380188">
            <text:p>286,38018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305">
            <text:p>0,08305</text:p>
          </table:table-cell>
          <table:table-cell office:value-type="float" office:value="-2.149706">
            <text:p>-2,149706</text:p>
          </table:table-cell>
          <table:table-cell table:number-columns-repeated="1019"/>
        </table:table-row>
        <table:table-row table:style-name="ro1">
          <table:table-cell office:value-type="float" office:value="286.380188">
            <text:p>286,38018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305">
            <text:p>0,08305</text:p>
          </table:table-cell>
          <table:table-cell office:value-type="float" office:value="-2.169706">
            <text:p>-2,169706</text:p>
          </table:table-cell>
          <table:table-cell table:number-columns-repeated="1019"/>
        </table:table-row>
        <table:table-row table:style-name="ro1">
          <table:table-cell office:value-type="float" office:value="286.380188">
            <text:p>286,38018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8305">
            <text:p>0,08305</text:p>
          </table:table-cell>
          <table:table-cell office:value-type="float" office:value="-2.169706">
            <text:p>-2,169706</text:p>
          </table:table-cell>
          <table:table-cell table:number-columns-repeated="1019"/>
        </table:table-row>
        <table:table-row table:style-name="ro1">
          <table:table-cell office:value-type="float" office:value="290.686646">
            <text:p>290,68664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84299">
            <text:p>0,084299</text:p>
          </table:table-cell>
          <table:table-cell office:value-type="float" office:value="-2.189706">
            <text:p>-2,189706</text:p>
          </table:table-cell>
          <table:table-cell table:number-columns-repeated="1019"/>
        </table:table-row>
        <table:table-row table:style-name="ro1">
          <table:table-cell office:value-type="float" office:value="290.686646">
            <text:p>290,68664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4299">
            <text:p>0,084299</text:p>
          </table:table-cell>
          <table:table-cell office:value-type="float" office:value="-2.189706">
            <text:p>-2,189706</text:p>
          </table:table-cell>
          <table:table-cell table:number-columns-repeated="1019"/>
        </table:table-row>
        <table:table-row table:style-name="ro1">
          <table:table-cell office:value-type="float" office:value="294.993134">
            <text:p>294,99313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5548">
            <text:p>0,085548</text:p>
          </table:table-cell>
          <table:table-cell office:value-type="float" office:value="-2.209412">
            <text:p>-2,209412</text:p>
          </table:table-cell>
          <table:table-cell table:number-columns-repeated="1019"/>
        </table:table-row>
        <table:table-row table:style-name="ro1">
          <table:table-cell office:value-type="float" office:value="294.993134">
            <text:p>294,99313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5548">
            <text:p>0,085548</text:p>
          </table:table-cell>
          <table:table-cell office:value-type="float" office:value="-2.209412">
            <text:p>-2,209412</text:p>
          </table:table-cell>
          <table:table-cell table:number-columns-repeated="1019"/>
        </table:table-row>
        <table:table-row table:style-name="ro1">
          <table:table-cell office:value-type="float" office:value="299.299591">
            <text:p>299,29959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86797">
            <text:p>0,086797</text:p>
          </table:table-cell>
          <table:table-cell office:value-type="float" office:value="-2.228823">
            <text:p>-2,228823</text:p>
          </table:table-cell>
          <table:table-cell table:number-columns-repeated="1019"/>
        </table:table-row>
        <table:table-row table:style-name="ro1">
          <table:table-cell office:value-type="float" office:value="299.299591">
            <text:p>299,299591</text:p>
          </table:table-cell>
          <table:table-cell office:value-type="float" office:value="-0.003256">
            <text:p>-0,003256</text:p>
          </table:table-cell>
          <table:table-cell office:value-type="float" office:value="-0.003229">
            <text:p>-0,003229</text:p>
          </table:table-cell>
          <table:table-cell office:value-type="float" office:value="0.086797">
            <text:p>0,086797</text:p>
          </table:table-cell>
          <table:table-cell office:value-type="float" office:value="-2.228823">
            <text:p>-2,228823</text:p>
          </table:table-cell>
          <table:table-cell table:number-columns-repeated="1019"/>
        </table:table-row>
        <table:table-row table:style-name="ro1">
          <table:table-cell office:value-type="float" office:value="303.606079">
            <text:p>303,60607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8046">
            <text:p>0,088046</text:p>
          </table:table-cell>
          <table:table-cell office:value-type="float" office:value="-2.249412">
            <text:p>-2,249412</text:p>
          </table:table-cell>
          <table:table-cell table:number-columns-repeated="1019"/>
        </table:table-row>
        <table:table-row table:style-name="ro1">
          <table:table-cell office:value-type="float" office:value="303.606079">
            <text:p>303,60607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88046">
            <text:p>0,088046</text:p>
          </table:table-cell>
          <table:table-cell office:value-type="float" office:value="-2.249412">
            <text:p>-2,249412</text:p>
          </table:table-cell>
          <table:table-cell table:number-columns-repeated="1019"/>
        </table:table-row>
        <table:table-row table:style-name="ro1">
          <table:table-cell office:value-type="float" office:value="301.45282">
            <text:p>301,4528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87421">
            <text:p>0,087421</text:p>
          </table:table-cell>
          <table:table-cell office:value-type="float" office:value="-2.269118">
            <text:p>-2,269118</text:p>
          </table:table-cell>
          <table:table-cell table:number-columns-repeated="1019"/>
        </table:table-row>
        <table:table-row table:style-name="ro1">
          <table:table-cell office:value-type="float" office:value="301.45282">
            <text:p>301,4528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87421">
            <text:p>0,087421</text:p>
          </table:table-cell>
          <table:table-cell office:value-type="float" office:value="-2.269118">
            <text:p>-2,269118</text:p>
          </table:table-cell>
          <table:table-cell table:number-columns-repeated="1019"/>
        </table:table-row>
        <table:table-row table:style-name="ro1">
          <table:table-cell office:value-type="float" office:value="314.372223">
            <text:p>314,372223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91168">
            <text:p>0,091168</text:p>
          </table:table-cell>
          <table:table-cell office:value-type="float" office:value="-2.289118">
            <text:p>-2,289118</text:p>
          </table:table-cell>
          <table:table-cell table:number-columns-repeated="1019"/>
        </table:table-row>
        <table:table-row table:style-name="ro1">
          <table:table-cell office:value-type="float" office:value="314.372223">
            <text:p>314,37222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1168">
            <text:p>0,091168</text:p>
          </table:table-cell>
          <table:table-cell office:value-type="float" office:value="-2.289118">
            <text:p>-2,289118</text:p>
          </table:table-cell>
          <table:table-cell table:number-columns-repeated="1019"/>
        </table:table-row>
        <table:table-row table:style-name="ro1">
          <table:table-cell office:value-type="float" office:value="307.912537">
            <text:p>307,91253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89295">
            <text:p>0,089295</text:p>
          </table:table-cell>
          <table:table-cell office:value-type="float" office:value="-2.309412">
            <text:p>-2,309412</text:p>
          </table:table-cell>
          <table:table-cell table:number-columns-repeated="1019"/>
        </table:table-row>
        <table:table-row table:style-name="ro1">
          <table:table-cell office:value-type="float" office:value="307.912537">
            <text:p>307,912537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89295">
            <text:p>0,089295</text:p>
          </table:table-cell>
          <table:table-cell office:value-type="float" office:value="-2.309412">
            <text:p>-2,309412</text:p>
          </table:table-cell>
          <table:table-cell table:number-columns-repeated="1019"/>
        </table:table-row>
        <table:table-row table:style-name="ro1">
          <table:table-cell office:value-type="float" office:value="318.678711">
            <text:p>318,678711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92417">
            <text:p>0,092417</text:p>
          </table:table-cell>
          <table:table-cell office:value-type="float" office:value="-2.329118">
            <text:p>-2,329118</text:p>
          </table:table-cell>
          <table:table-cell table:number-columns-repeated="1019"/>
        </table:table-row>
        <table:table-row table:style-name="ro1">
          <table:table-cell office:value-type="float" office:value="318.678711">
            <text:p>318,678711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92417">
            <text:p>0,092417</text:p>
          </table:table-cell>
          <table:table-cell office:value-type="float" office:value="-2.329118">
            <text:p>-2,329118</text:p>
          </table:table-cell>
          <table:table-cell table:number-columns-repeated="1019"/>
        </table:table-row>
        <table:table-row table:style-name="ro1">
          <table:table-cell office:value-type="float" office:value="318.678711">
            <text:p>318,67871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2417">
            <text:p>0,092417</text:p>
          </table:table-cell>
          <table:table-cell office:value-type="float" office:value="-2.349412">
            <text:p>-2,349412</text:p>
          </table:table-cell>
          <table:table-cell table:number-columns-repeated="1019"/>
        </table:table-row>
        <table:table-row table:style-name="ro1">
          <table:table-cell office:value-type="float" office:value="318.678711">
            <text:p>318,67871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2417">
            <text:p>0,092417</text:p>
          </table:table-cell>
          <table:table-cell office:value-type="float" office:value="-2.349412">
            <text:p>-2,349412</text:p>
          </table:table-cell>
          <table:table-cell table:number-columns-repeated="1019"/>
        </table:table-row>
        <table:table-row table:style-name="ro1">
          <table:table-cell office:value-type="float" office:value="320.83194">
            <text:p>320,8319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93041">
            <text:p>0,093041</text:p>
          </table:table-cell>
          <table:table-cell office:value-type="float" office:value="-2.369706">
            <text:p>-2,369706</text:p>
          </table:table-cell>
          <table:table-cell table:number-columns-repeated="1019"/>
        </table:table-row>
        <table:table-row table:style-name="ro1">
          <table:table-cell office:value-type="float" office:value="320.83194">
            <text:p>320,83194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93041">
            <text:p>0,093041</text:p>
          </table:table-cell>
          <table:table-cell office:value-type="float" office:value="-2.369706">
            <text:p>-2,369706</text:p>
          </table:table-cell>
          <table:table-cell table:number-columns-repeated="1019"/>
        </table:table-row>
        <table:table-row table:style-name="ro1">
          <table:table-cell office:value-type="float" office:value="325.138397">
            <text:p>325,138397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9429">
            <text:p>0,09429</text:p>
          </table:table-cell>
          <table:table-cell office:value-type="float" office:value="-2.388529">
            <text:p>-2,388529</text:p>
          </table:table-cell>
          <table:table-cell table:number-columns-repeated="1019"/>
        </table:table-row>
        <table:table-row table:style-name="ro1">
          <table:table-cell office:value-type="float" office:value="325.138397">
            <text:p>325,13839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429">
            <text:p>0,09429</text:p>
          </table:table-cell>
          <table:table-cell office:value-type="float" office:value="-2.388529">
            <text:p>-2,388529</text:p>
          </table:table-cell>
          <table:table-cell table:number-columns-repeated="1019"/>
        </table:table-row>
        <table:table-row table:style-name="ro1">
          <table:table-cell office:value-type="float" office:value="325.138397">
            <text:p>325,13839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9429">
            <text:p>0,09429</text:p>
          </table:table-cell>
          <table:table-cell office:value-type="float" office:value="-2.409118">
            <text:p>-2,409118</text:p>
          </table:table-cell>
          <table:table-cell table:number-columns-repeated="1019"/>
        </table:table-row>
        <table:table-row table:style-name="ro1">
          <table:table-cell office:value-type="float" office:value="325.138397">
            <text:p>325,138397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09429">
            <text:p>0,09429</text:p>
          </table:table-cell>
          <table:table-cell office:value-type="float" office:value="-2.409118">
            <text:p>-2,409118</text:p>
          </table:table-cell>
          <table:table-cell table:number-columns-repeated="1019"/>
        </table:table-row>
        <table:table-row table:style-name="ro1">
          <table:table-cell office:value-type="float" office:value="329.444885">
            <text:p>329,44488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95539">
            <text:p>0,095539</text:p>
          </table:table-cell>
          <table:table-cell office:value-type="float" office:value="-2.429412">
            <text:p>-2,429412</text:p>
          </table:table-cell>
          <table:table-cell table:number-columns-repeated="1019"/>
        </table:table-row>
        <table:table-row table:style-name="ro1">
          <table:table-cell office:value-type="float" office:value="329.444885">
            <text:p>329,44488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95539">
            <text:p>0,095539</text:p>
          </table:table-cell>
          <table:table-cell office:value-type="float" office:value="-2.429412">
            <text:p>-2,429412</text:p>
          </table:table-cell>
          <table:table-cell table:number-columns-repeated="1019"/>
        </table:table-row>
        <table:table-row table:style-name="ro1">
          <table:table-cell office:value-type="float" office:value="340.21106">
            <text:p>340,2110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98661">
            <text:p>0,098661</text:p>
          </table:table-cell>
          <table:table-cell office:value-type="float" office:value="-2.449118">
            <text:p>-2,449118</text:p>
          </table:table-cell>
          <table:table-cell table:number-columns-repeated="1019"/>
        </table:table-row>
        <table:table-row table:style-name="ro1">
          <table:table-cell office:value-type="float" office:value="340.21106">
            <text:p>340,21106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98661">
            <text:p>0,098661</text:p>
          </table:table-cell>
          <table:table-cell office:value-type="float" office:value="-2.449118">
            <text:p>-2,449118</text:p>
          </table:table-cell>
          <table:table-cell table:number-columns-repeated="1019"/>
        </table:table-row>
        <table:table-row table:style-name="ro1">
          <table:table-cell office:value-type="float" office:value="338.057831">
            <text:p>338,05783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8037">
            <text:p>0,098037</text:p>
          </table:table-cell>
          <table:table-cell office:value-type="float" office:value="-2.469118">
            <text:p>-2,469118</text:p>
          </table:table-cell>
          <table:table-cell table:number-columns-repeated="1019"/>
        </table:table-row>
        <table:table-row table:style-name="ro1">
          <table:table-cell office:value-type="float" office:value="338.057831">
            <text:p>338,057831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98037">
            <text:p>0,098037</text:p>
          </table:table-cell>
          <table:table-cell office:value-type="float" office:value="-2.469118">
            <text:p>-2,469118</text:p>
          </table:table-cell>
          <table:table-cell table:number-columns-repeated="1019"/>
        </table:table-row>
        <table:table-row table:style-name="ro1">
          <table:table-cell office:value-type="float" office:value="344.517517">
            <text:p>344,51751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9991">
            <text:p>0,09991</text:p>
          </table:table-cell>
          <table:table-cell office:value-type="float" office:value="-2.488823">
            <text:p>-2,488823</text:p>
          </table:table-cell>
          <table:table-cell table:number-columns-repeated="1019"/>
        </table:table-row>
        <table:table-row table:style-name="ro1">
          <table:table-cell office:value-type="float" office:value="344.517517">
            <text:p>344,51751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9991">
            <text:p>0,09991</text:p>
          </table:table-cell>
          <table:table-cell office:value-type="float" office:value="-2.488823">
            <text:p>-2,488823</text:p>
          </table:table-cell>
          <table:table-cell table:number-columns-repeated="1019"/>
        </table:table-row>
        <table:table-row table:style-name="ro1">
          <table:table-cell office:value-type="float" office:value="346.670746">
            <text:p>346,67074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0535">
            <text:p>0,100535</text:p>
          </table:table-cell>
          <table:table-cell office:value-type="float" office:value="-2.509118">
            <text:p>-2,509118</text:p>
          </table:table-cell>
          <table:table-cell table:number-columns-repeated="1019"/>
        </table:table-row>
        <table:table-row table:style-name="ro1">
          <table:table-cell office:value-type="float" office:value="346.670746">
            <text:p>346,67074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00535">
            <text:p>0,100535</text:p>
          </table:table-cell>
          <table:table-cell office:value-type="float" office:value="-2.509118">
            <text:p>-2,509118</text:p>
          </table:table-cell>
          <table:table-cell table:number-columns-repeated="1019"/>
        </table:table-row>
        <table:table-row table:style-name="ro1">
          <table:table-cell office:value-type="float" office:value="344.517517">
            <text:p>344,51751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991">
            <text:p>0,09991</text:p>
          </table:table-cell>
          <table:table-cell office:value-type="float" office:value="-2.529412">
            <text:p>-2,529412</text:p>
          </table:table-cell>
          <table:table-cell table:number-columns-repeated="1019"/>
        </table:table-row>
        <table:table-row table:style-name="ro1">
          <table:table-cell office:value-type="float" office:value="344.517517">
            <text:p>344,5175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991">
            <text:p>0,09991</text:p>
          </table:table-cell>
          <table:table-cell office:value-type="float" office:value="-2.529412">
            <text:p>-2,529412</text:p>
          </table:table-cell>
          <table:table-cell table:number-columns-repeated="1019"/>
        </table:table-row>
        <table:table-row table:style-name="ro1">
          <table:table-cell office:value-type="float" office:value="350.977234">
            <text:p>350,97723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1783">
            <text:p>0,101783</text:p>
          </table:table-cell>
          <table:table-cell office:value-type="float" office:value="-2.548824">
            <text:p>-2,548824</text:p>
          </table:table-cell>
          <table:table-cell table:number-columns-repeated="1019"/>
        </table:table-row>
        <table:table-row table:style-name="ro1">
          <table:table-cell office:value-type="float" office:value="350.977234">
            <text:p>350,97723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1783">
            <text:p>0,101783</text:p>
          </table:table-cell>
          <table:table-cell office:value-type="float" office:value="-2.548824">
            <text:p>-2,548824</text:p>
          </table:table-cell>
          <table:table-cell table:number-columns-repeated="1019"/>
        </table:table-row>
        <table:table-row table:style-name="ro1">
          <table:table-cell office:value-type="float" office:value="350.977234">
            <text:p>350,97723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1783">
            <text:p>0,101783</text:p>
          </table:table-cell>
          <table:table-cell office:value-type="float" office:value="-2.569118">
            <text:p>-2,569118</text:p>
          </table:table-cell>
          <table:table-cell table:number-columns-repeated="1019"/>
        </table:table-row>
        <table:table-row table:style-name="ro1">
          <table:table-cell office:value-type="float" office:value="350.977234">
            <text:p>350,97723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01783">
            <text:p>0,101783</text:p>
          </table:table-cell>
          <table:table-cell office:value-type="float" office:value="-2.569118">
            <text:p>-2,569118</text:p>
          </table:table-cell>
          <table:table-cell table:number-columns-repeated="1019"/>
        </table:table-row>
        <table:table-row table:style-name="ro1">
          <table:table-cell office:value-type="float" office:value="355.283691">
            <text:p>355,283691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03032">
            <text:p>0,103032</text:p>
          </table:table-cell>
          <table:table-cell office:value-type="float" office:value="-2.588529">
            <text:p>-2,588529</text:p>
          </table:table-cell>
          <table:table-cell table:number-columns-repeated="1019"/>
        </table:table-row>
        <table:table-row table:style-name="ro1">
          <table:table-cell office:value-type="float" office:value="355.283691">
            <text:p>355,28369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3032">
            <text:p>0,103032</text:p>
          </table:table-cell>
          <table:table-cell office:value-type="float" office:value="-2.588529">
            <text:p>-2,588529</text:p>
          </table:table-cell>
          <table:table-cell table:number-columns-repeated="1019"/>
        </table:table-row>
        <table:table-row table:style-name="ro1">
          <table:table-cell office:value-type="float" office:value="359.590149">
            <text:p>359,59014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4281">
            <text:p>0,104281</text:p>
          </table:table-cell>
          <table:table-cell office:value-type="float" office:value="-2.609118">
            <text:p>-2,609118</text:p>
          </table:table-cell>
          <table:table-cell table:number-columns-repeated="1019"/>
        </table:table-row>
        <table:table-row table:style-name="ro1">
          <table:table-cell office:value-type="float" office:value="359.590149">
            <text:p>359,59014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04281">
            <text:p>0,104281</text:p>
          </table:table-cell>
          <table:table-cell office:value-type="float" office:value="-2.609118">
            <text:p>-2,609118</text:p>
          </table:table-cell>
          <table:table-cell table:number-columns-repeated="1019"/>
        </table:table-row>
        <table:table-row table:style-name="ro1">
          <table:table-cell office:value-type="float" office:value="359.590149">
            <text:p>359,59014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4281">
            <text:p>0,104281</text:p>
          </table:table-cell>
          <table:table-cell office:value-type="float" office:value="-2.628824">
            <text:p>-2,628824</text:p>
          </table:table-cell>
          <table:table-cell table:number-columns-repeated="1019"/>
        </table:table-row>
        <table:table-row table:style-name="ro1">
          <table:table-cell office:value-type="float" office:value="359.590149">
            <text:p>359,59014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04281">
            <text:p>0,104281</text:p>
          </table:table-cell>
          <table:table-cell office:value-type="float" office:value="-2.628824">
            <text:p>-2,628824</text:p>
          </table:table-cell>
          <table:table-cell table:number-columns-repeated="1019"/>
        </table:table-row>
        <table:table-row table:style-name="ro1">
          <table:table-cell office:value-type="float" office:value="366.049866">
            <text:p>366,04986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6154">
            <text:p>0,106154</text:p>
          </table:table-cell>
          <table:table-cell office:value-type="float" office:value="-2.649118">
            <text:p>-2,649118</text:p>
          </table:table-cell>
          <table:table-cell table:number-columns-repeated="1019"/>
        </table:table-row>
        <table:table-row table:style-name="ro1">
          <table:table-cell office:value-type="float" office:value="366.049866">
            <text:p>366,04986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6154">
            <text:p>0,106154</text:p>
          </table:table-cell>
          <table:table-cell office:value-type="float" office:value="-2.649118">
            <text:p>-2,649118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7403">
            <text:p>0,107403</text:p>
          </table:table-cell>
          <table:table-cell office:value-type="float" office:value="-2.669118">
            <text:p>-2,669118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07403">
            <text:p>0,107403</text:p>
          </table:table-cell>
          <table:table-cell office:value-type="float" office:value="-2.669118">
            <text:p>-2,669118</text:p>
          </table:table-cell>
          <table:table-cell table:number-columns-repeated="1019"/>
        </table:table-row>
        <table:table-row table:style-name="ro1">
          <table:table-cell office:value-type="float" office:value="368.203094">
            <text:p>368,20309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06779">
            <text:p>0,106779</text:p>
          </table:table-cell>
          <table:table-cell office:value-type="float" office:value="-2.688529">
            <text:p>-2,688529</text:p>
          </table:table-cell>
          <table:table-cell table:number-columns-repeated="1019"/>
        </table:table-row>
        <table:table-row table:style-name="ro1">
          <table:table-cell office:value-type="float" office:value="368.203094">
            <text:p>368,20309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6779">
            <text:p>0,106779</text:p>
          </table:table-cell>
          <table:table-cell office:value-type="float" office:value="-2.688529">
            <text:p>-2,688529</text:p>
          </table:table-cell>
          <table:table-cell table:number-columns-repeated="1019"/>
        </table:table-row>
        <table:table-row table:style-name="ro1">
          <table:table-cell office:value-type="float" office:value="372.509583">
            <text:p>372,5095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8028">
            <text:p>0,108028</text:p>
          </table:table-cell>
          <table:table-cell office:value-type="float" office:value="-2.70647">
            <text:p>-2,70647</text:p>
          </table:table-cell>
          <table:table-cell table:number-columns-repeated="1019"/>
        </table:table-row>
        <table:table-row table:style-name="ro1">
          <table:table-cell office:value-type="float" office:value="372.509583">
            <text:p>372,50958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08028">
            <text:p>0,108028</text:p>
          </table:table-cell>
          <table:table-cell office:value-type="float" office:value="-2.70647">
            <text:p>-2,70647</text:p>
          </table:table-cell>
          <table:table-cell table:number-columns-repeated="1019"/>
        </table:table-row>
        <table:table-row table:style-name="ro1">
          <table:table-cell office:value-type="float" office:value="376.81604">
            <text:p>376,8160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9277">
            <text:p>0,109277</text:p>
          </table:table-cell>
          <table:table-cell office:value-type="float" office:value="-2.725294">
            <text:p>-2,725294</text:p>
          </table:table-cell>
          <table:table-cell table:number-columns-repeated="1019"/>
        </table:table-row>
        <table:table-row table:style-name="ro1">
          <table:table-cell office:value-type="float" office:value="376.81604">
            <text:p>376,8160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09277">
            <text:p>0,109277</text:p>
          </table:table-cell>
          <table:table-cell office:value-type="float" office:value="-2.744706">
            <text:p>-2,744706</text:p>
          </table:table-cell>
          <table:table-cell table:number-columns-repeated="1019"/>
        </table:table-row>
        <table:table-row table:style-name="ro1">
          <table:table-cell office:value-type="float" office:value="376.81604">
            <text:p>376,81604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09277">
            <text:p>0,109277</text:p>
          </table:table-cell>
          <table:table-cell office:value-type="float" office:value="-2.744706">
            <text:p>-2,744706</text:p>
          </table:table-cell>
          <table:table-cell table:number-columns-repeated="1019"/>
        </table:table-row>
        <table:table-row table:style-name="ro1">
          <table:table-cell office:value-type="float" office:value="383.275726">
            <text:p>383,27572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115">
            <text:p>0,11115</text:p>
          </table:table-cell>
          <table:table-cell office:value-type="float" office:value="-2.763824">
            <text:p>-2,763824</text:p>
          </table:table-cell>
          <table:table-cell table:number-columns-repeated="1019"/>
        </table:table-row>
        <table:table-row table:style-name="ro1">
          <table:table-cell office:value-type="float" office:value="383.275726">
            <text:p>383,27572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115">
            <text:p>0,11115</text:p>
          </table:table-cell>
          <table:table-cell office:value-type="float" office:value="-2.763824">
            <text:p>-2,763824</text:p>
          </table:table-cell>
          <table:table-cell table:number-columns-repeated="1019"/>
        </table:table-row>
        <table:table-row table:style-name="ro1">
          <table:table-cell office:value-type="float" office:value="385.428986">
            <text:p>385,42898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1774">
            <text:p>0,111774</text:p>
          </table:table-cell>
          <table:table-cell office:value-type="float" office:value="-2.782941">
            <text:p>-2,782941</text:p>
          </table:table-cell>
          <table:table-cell table:number-columns-repeated="1019"/>
        </table:table-row>
        <table:table-row table:style-name="ro1">
          <table:table-cell office:value-type="float" office:value="385.428986">
            <text:p>385,42898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11774">
            <text:p>0,111774</text:p>
          </table:table-cell>
          <table:table-cell office:value-type="float" office:value="-2.782941">
            <text:p>-2,782941</text:p>
          </table:table-cell>
          <table:table-cell table:number-columns-repeated="1019"/>
        </table:table-row>
        <table:table-row table:style-name="ro1">
          <table:table-cell office:value-type="float" office:value="389.735443">
            <text:p>389,73544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3023">
            <text:p>0,113023</text:p>
          </table:table-cell>
          <table:table-cell office:value-type="float" office:value="-2.802941">
            <text:p>-2,802941</text:p>
          </table:table-cell>
          <table:table-cell table:number-columns-repeated="1019"/>
        </table:table-row>
        <table:table-row table:style-name="ro1">
          <table:table-cell office:value-type="float" office:value="389.735443">
            <text:p>389,73544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13023">
            <text:p>0,113023</text:p>
          </table:table-cell>
          <table:table-cell office:value-type="float" office:value="-2.802941">
            <text:p>-2,802941</text:p>
          </table:table-cell>
          <table:table-cell table:number-columns-repeated="1019"/>
        </table:table-row>
        <table:table-row table:style-name="ro1">
          <table:table-cell office:value-type="float" office:value="391.888672">
            <text:p>391,8886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3648">
            <text:p>0,113648</text:p>
          </table:table-cell>
          <table:table-cell office:value-type="float" office:value="-2.82147">
            <text:p>-2,82147</text:p>
          </table:table-cell>
          <table:table-cell table:number-columns-repeated="1019"/>
        </table:table-row>
        <table:table-row table:style-name="ro1">
          <table:table-cell office:value-type="float" office:value="391.888672">
            <text:p>391,88867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3648">
            <text:p>0,113648</text:p>
          </table:table-cell>
          <table:table-cell office:value-type="float" office:value="-2.82147">
            <text:p>-2,82147</text:p>
          </table:table-cell>
          <table:table-cell table:number-columns-repeated="1019"/>
        </table:table-row>
        <table:table-row table:style-name="ro1">
          <table:table-cell office:value-type="float" office:value="394.041901">
            <text:p>394,04190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14272">
            <text:p>0,114272</text:p>
          </table:table-cell>
          <table:table-cell office:value-type="float" office:value="-2.840294">
            <text:p>-2,840294</text:p>
          </table:table-cell>
          <table:table-cell table:number-columns-repeated="1019"/>
        </table:table-row>
        <table:table-row table:style-name="ro1">
          <table:table-cell office:value-type="float" office:value="394.041901">
            <text:p>394,04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4272">
            <text:p>0,114272</text:p>
          </table:table-cell>
          <table:table-cell office:value-type="float" office:value="-2.840294">
            <text:p>-2,840294</text:p>
          </table:table-cell>
          <table:table-cell table:number-columns-repeated="1019"/>
        </table:table-row>
        <table:table-row table:style-name="ro1">
          <table:table-cell office:value-type="float" office:value="391.888672">
            <text:p>391,88867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3648">
            <text:p>0,113648</text:p>
          </table:table-cell>
          <table:table-cell office:value-type="float" office:value="-2.859706">
            <text:p>-2,859706</text:p>
          </table:table-cell>
          <table:table-cell table:number-columns-repeated="1019"/>
        </table:table-row>
        <table:table-row table:style-name="ro1">
          <table:table-cell office:value-type="float" office:value="391.888672">
            <text:p>391,88867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3648">
            <text:p>0,113648</text:p>
          </table:table-cell>
          <table:table-cell office:value-type="float" office:value="-2.859706">
            <text:p>-2,859706</text:p>
          </table:table-cell>
          <table:table-cell table:number-columns-repeated="1019"/>
        </table:table-row>
        <table:table-row table:style-name="ro1">
          <table:table-cell office:value-type="float" office:value="398.348389">
            <text:p>398,34838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5521">
            <text:p>0,115521</text:p>
          </table:table-cell>
          <table:table-cell office:value-type="float" office:value="-2.878824">
            <text:p>-2,878824</text:p>
          </table:table-cell>
          <table:table-cell table:number-columns-repeated="1019"/>
        </table:table-row>
        <table:table-row table:style-name="ro1">
          <table:table-cell office:value-type="float" office:value="398.348389">
            <text:p>398,34838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15521">
            <text:p>0,115521</text:p>
          </table:table-cell>
          <table:table-cell office:value-type="float" office:value="-2.878824">
            <text:p>-2,878824</text:p>
          </table:table-cell>
          <table:table-cell table:number-columns-repeated="1019"/>
        </table:table-row>
        <table:table-row table:style-name="ro1">
          <table:table-cell office:value-type="float" office:value="402.654846">
            <text:p>402,65484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1677">
            <text:p>0,11677</text:p>
          </table:table-cell>
          <table:table-cell office:value-type="float" office:value="-2.898823">
            <text:p>-2,898823</text:p>
          </table:table-cell>
          <table:table-cell table:number-columns-repeated="1019"/>
        </table:table-row>
        <table:table-row table:style-name="ro1">
          <table:table-cell office:value-type="float" office:value="402.654846">
            <text:p>402,65484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1677">
            <text:p>0,11677</text:p>
          </table:table-cell>
          <table:table-cell office:value-type="float" office:value="-2.898823">
            <text:p>-2,898823</text:p>
          </table:table-cell>
          <table:table-cell table:number-columns-repeated="1019"/>
        </table:table-row>
        <table:table-row table:style-name="ro1">
          <table:table-cell office:value-type="float" office:value="406.961334">
            <text:p>406,96133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2.919118">
            <text:p>-2,919118</text:p>
          </table:table-cell>
          <table:table-cell table:number-columns-repeated="1019"/>
        </table:table-row>
        <table:table-row table:style-name="ro1">
          <table:table-cell office:value-type="float" office:value="406.961334">
            <text:p>406,96133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2.919118">
            <text:p>-2,919118</text:p>
          </table:table-cell>
          <table:table-cell table:number-columns-repeated="1019"/>
        </table:table-row>
        <table:table-row table:style-name="ro1">
          <table:table-cell office:value-type="float" office:value="413.421021">
            <text:p>413,42102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19892">
            <text:p>0,119892</text:p>
          </table:table-cell>
          <table:table-cell office:value-type="float" office:value="-2.938529">
            <text:p>-2,938529</text:p>
          </table:table-cell>
          <table:table-cell table:number-columns-repeated="1019"/>
        </table:table-row>
        <table:table-row table:style-name="ro1">
          <table:table-cell office:value-type="float" office:value="413.421021">
            <text:p>413,42102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19892">
            <text:p>0,119892</text:p>
          </table:table-cell>
          <table:table-cell office:value-type="float" office:value="-2.938529">
            <text:p>-2,938529</text:p>
          </table:table-cell>
          <table:table-cell table:number-columns-repeated="1019"/>
        </table:table-row>
        <table:table-row table:style-name="ro1">
          <table:table-cell office:value-type="float" office:value="413.421021">
            <text:p>413,421021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19892">
            <text:p>0,119892</text:p>
          </table:table-cell>
          <table:table-cell office:value-type="float" office:value="-2.959118">
            <text:p>-2,959118</text:p>
          </table:table-cell>
          <table:table-cell table:number-columns-repeated="1019"/>
        </table:table-row>
        <table:table-row table:style-name="ro1">
          <table:table-cell office:value-type="float" office:value="413.421021">
            <text:p>413,42102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19892">
            <text:p>0,119892</text:p>
          </table:table-cell>
          <table:table-cell office:value-type="float" office:value="-2.959118">
            <text:p>-2,959118</text:p>
          </table:table-cell>
          <table:table-cell table:number-columns-repeated="1019"/>
        </table:table-row>
        <table:table-row table:style-name="ro1">
          <table:table-cell office:value-type="float" office:value="415.574249">
            <text:p>415,57424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20517">
            <text:p>0,120517</text:p>
          </table:table-cell>
          <table:table-cell office:value-type="float" office:value="-2.978823">
            <text:p>-2,978823</text:p>
          </table:table-cell>
          <table:table-cell table:number-columns-repeated="1019"/>
        </table:table-row>
        <table:table-row table:style-name="ro1">
          <table:table-cell office:value-type="float" office:value="415.574249">
            <text:p>415,574249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20517">
            <text:p>0,120517</text:p>
          </table:table-cell>
          <table:table-cell office:value-type="float" office:value="-2.978823">
            <text:p>-2,978823</text:p>
          </table:table-cell>
          <table:table-cell table:number-columns-repeated="1019"/>
        </table:table-row>
        <table:table-row table:style-name="ro1">
          <table:table-cell office:value-type="float" office:value="419.880737">
            <text:p>419,880737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21765">
            <text:p>0,121765</text:p>
          </table:table-cell>
          <table:table-cell office:value-type="float" office:value="-2.999118">
            <text:p>-2,999118</text:p>
          </table:table-cell>
          <table:table-cell table:number-columns-repeated="1019"/>
        </table:table-row>
        <table:table-row table:style-name="ro1">
          <table:table-cell office:value-type="float" office:value="419.880737">
            <text:p>419,880737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21765">
            <text:p>0,121765</text:p>
          </table:table-cell>
          <table:table-cell office:value-type="float" office:value="-2.999118">
            <text:p>-2,999118</text:p>
          </table:table-cell>
          <table:table-cell table:number-columns-repeated="1019"/>
        </table:table-row>
        <table:table-row table:style-name="ro1">
          <table:table-cell office:value-type="float" office:value="424.187195">
            <text:p>424,18719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23014">
            <text:p>0,123014</text:p>
          </table:table-cell>
          <table:table-cell office:value-type="float" office:value="-3.018824">
            <text:p>-3,018824</text:p>
          </table:table-cell>
          <table:table-cell table:number-columns-repeated="1019"/>
        </table:table-row>
        <table:table-row table:style-name="ro1">
          <table:table-cell office:value-type="float" office:value="424.187195">
            <text:p>424,18719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23014">
            <text:p>0,123014</text:p>
          </table:table-cell>
          <table:table-cell office:value-type="float" office:value="-3.018824">
            <text:p>-3,018824</text:p>
          </table:table-cell>
          <table:table-cell table:number-columns-repeated="1019"/>
        </table:table-row>
        <table:table-row table:style-name="ro1">
          <table:table-cell office:value-type="float" office:value="424.187195">
            <text:p>424,18719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23014">
            <text:p>0,123014</text:p>
          </table:table-cell>
          <table:table-cell office:value-type="float" office:value="-3.038235">
            <text:p>-3,038235</text:p>
          </table:table-cell>
          <table:table-cell table:number-columns-repeated="1019"/>
        </table:table-row>
        <table:table-row table:style-name="ro1">
          <table:table-cell office:value-type="float" office:value="424.187195">
            <text:p>424,18719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23014">
            <text:p>0,123014</text:p>
          </table:table-cell>
          <table:table-cell office:value-type="float" office:value="-3.038235">
            <text:p>-3,038235</text:p>
          </table:table-cell>
          <table:table-cell table:number-columns-repeated="1019"/>
        </table:table-row>
        <table:table-row table:style-name="ro1">
          <table:table-cell office:value-type="float" office:value="430.646912">
            <text:p>430,64691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4888">
            <text:p>0,124888</text:p>
          </table:table-cell>
          <table:table-cell office:value-type="float" office:value="-3.058235">
            <text:p>-3,058235</text:p>
          </table:table-cell>
          <table:table-cell table:number-columns-repeated="1019"/>
        </table:table-row>
        <table:table-row table:style-name="ro1">
          <table:table-cell office:value-type="float" office:value="430.646912">
            <text:p>430,64691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24888">
            <text:p>0,124888</text:p>
          </table:table-cell>
          <table:table-cell office:value-type="float" office:value="-3.058235">
            <text:p>-3,058235</text:p>
          </table:table-cell>
          <table:table-cell table:number-columns-repeated="1019"/>
        </table:table-row>
        <table:table-row table:style-name="ro1">
          <table:table-cell office:value-type="float" office:value="432.80014">
            <text:p>432,8001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5512">
            <text:p>0,125512</text:p>
          </table:table-cell>
          <table:table-cell office:value-type="float" office:value="-3.078824">
            <text:p>-3,078824</text:p>
          </table:table-cell>
          <table:table-cell table:number-columns-repeated="1019"/>
        </table:table-row>
        <table:table-row table:style-name="ro1">
          <table:table-cell office:value-type="float" office:value="432.80014">
            <text:p>432,8001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25512">
            <text:p>0,125512</text:p>
          </table:table-cell>
          <table:table-cell office:value-type="float" office:value="-3.078824">
            <text:p>-3,078824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26761">
            <text:p>0,126761</text:p>
          </table:table-cell>
          <table:table-cell office:value-type="float" office:value="-3.098824">
            <text:p>-3,098824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26761">
            <text:p>0,126761</text:p>
          </table:table-cell>
          <table:table-cell office:value-type="float" office:value="-3.098824">
            <text:p>-3,098824</text:p>
          </table:table-cell>
          <table:table-cell table:number-columns-repeated="1019"/>
        </table:table-row>
        <table:table-row table:style-name="ro1">
          <table:table-cell office:value-type="float" office:value="439.259827">
            <text:p>439,259827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127385">
            <text:p>0,127385</text:p>
          </table:table-cell>
          <table:table-cell office:value-type="float" office:value="-3.118824">
            <text:p>-3,118824</text:p>
          </table:table-cell>
          <table:table-cell table:number-columns-repeated="1019"/>
        </table:table-row>
        <table:table-row table:style-name="ro1">
          <table:table-cell office:value-type="float" office:value="439.259827">
            <text:p>439,25982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27385">
            <text:p>0,127385</text:p>
          </table:table-cell>
          <table:table-cell office:value-type="float" office:value="-3.118824">
            <text:p>-3,118824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26761">
            <text:p>0,126761</text:p>
          </table:table-cell>
          <table:table-cell office:value-type="float" office:value="-3.138824">
            <text:p>-3,138824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6761">
            <text:p>0,126761</text:p>
          </table:table-cell>
          <table:table-cell office:value-type="float" office:value="-3.138824">
            <text:p>-3,138824</text:p>
          </table:table-cell>
          <table:table-cell table:number-columns-repeated="1019"/>
        </table:table-row>
        <table:table-row table:style-name="ro1">
          <table:table-cell office:value-type="float" office:value="450.026001">
            <text:p>450,02600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30508">
            <text:p>0,130508</text:p>
          </table:table-cell>
          <table:table-cell office:value-type="float" office:value="-3.15853">
            <text:p>-3,15853</text:p>
          </table:table-cell>
          <table:table-cell table:number-columns-repeated="1019"/>
        </table:table-row>
        <table:table-row table:style-name="ro1">
          <table:table-cell office:value-type="float" office:value="450.026001">
            <text:p>450,02600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30508">
            <text:p>0,130508</text:p>
          </table:table-cell>
          <table:table-cell office:value-type="float" office:value="-3.15853">
            <text:p>-3,15853</text:p>
          </table:table-cell>
          <table:table-cell table:number-columns-repeated="1019"/>
        </table:table-row>
        <table:table-row table:style-name="ro1">
          <table:table-cell office:value-type="float" office:value="445.719543">
            <text:p>445,71954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29259">
            <text:p>0,129259</text:p>
          </table:table-cell>
          <table:table-cell office:value-type="float" office:value="-3.17853">
            <text:p>-3,17853</text:p>
          </table:table-cell>
          <table:table-cell table:number-columns-repeated="1019"/>
        </table:table-row>
        <table:table-row table:style-name="ro1">
          <table:table-cell office:value-type="float" office:value="445.719543">
            <text:p>445,71954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29259">
            <text:p>0,129259</text:p>
          </table:table-cell>
          <table:table-cell office:value-type="float" office:value="-3.17853">
            <text:p>-3,17853</text:p>
          </table:table-cell>
          <table:table-cell table:number-columns-repeated="1019"/>
        </table:table-row>
        <table:table-row table:style-name="ro1">
          <table:table-cell office:value-type="float" office:value="452.17926">
            <text:p>452,1792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31132">
            <text:p>0,131132</text:p>
          </table:table-cell>
          <table:table-cell office:value-type="float" office:value="-3.198823">
            <text:p>-3,198823</text:p>
          </table:table-cell>
          <table:table-cell table:number-columns-repeated="1019"/>
        </table:table-row>
        <table:table-row table:style-name="ro1">
          <table:table-cell office:value-type="float" office:value="452.17926">
            <text:p>452,1792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31132">
            <text:p>0,131132</text:p>
          </table:table-cell>
          <table:table-cell office:value-type="float" office:value="-3.198823">
            <text:p>-3,198823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32381">
            <text:p>0,132381</text:p>
          </table:table-cell>
          <table:table-cell office:value-type="float" office:value="-3.218823">
            <text:p>-3,218823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2381">
            <text:p>0,132381</text:p>
          </table:table-cell>
          <table:table-cell office:value-type="float" office:value="-3.218823">
            <text:p>-3,218823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2381">
            <text:p>0,132381</text:p>
          </table:table-cell>
          <table:table-cell office:value-type="float" office:value="-3.237941">
            <text:p>-3,237941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32381">
            <text:p>0,132381</text:p>
          </table:table-cell>
          <table:table-cell office:value-type="float" office:value="-3.237941">
            <text:p>-3,237941</text:p>
          </table:table-cell>
          <table:table-cell table:number-columns-repeated="1019"/>
        </table:table-row>
        <table:table-row table:style-name="ro1">
          <table:table-cell office:value-type="float" office:value="460.792175">
            <text:p>460,79217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3363">
            <text:p>0,13363</text:p>
          </table:table-cell>
          <table:table-cell office:value-type="float" office:value="-3.258529">
            <text:p>-3,258529</text:p>
          </table:table-cell>
          <table:table-cell table:number-columns-repeated="1019"/>
        </table:table-row>
        <table:table-row table:style-name="ro1">
          <table:table-cell office:value-type="float" office:value="460.792175">
            <text:p>460,79217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363">
            <text:p>0,13363</text:p>
          </table:table-cell>
          <table:table-cell office:value-type="float" office:value="-3.258529">
            <text:p>-3,258529</text:p>
          </table:table-cell>
          <table:table-cell table:number-columns-repeated="1019"/>
        </table:table-row>
        <table:table-row table:style-name="ro1">
          <table:table-cell office:value-type="float" office:value="465.098663">
            <text:p>465,09866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4879">
            <text:p>0,134879</text:p>
          </table:table-cell>
          <table:table-cell office:value-type="float" office:value="-3.278529">
            <text:p>-3,278529</text:p>
          </table:table-cell>
          <table:table-cell table:number-columns-repeated="1019"/>
        </table:table-row>
        <table:table-row table:style-name="ro1">
          <table:table-cell office:value-type="float" office:value="465.098663">
            <text:p>465,098663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134879">
            <text:p>0,134879</text:p>
          </table:table-cell>
          <table:table-cell office:value-type="float" office:value="-3.278529">
            <text:p>-3,278529</text:p>
          </table:table-cell>
          <table:table-cell table:number-columns-repeated="1019"/>
        </table:table-row>
        <table:table-row table:style-name="ro1">
          <table:table-cell office:value-type="float" office:value="469.405121">
            <text:p>469,40512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36127">
            <text:p>0,136127</text:p>
          </table:table-cell>
          <table:table-cell office:value-type="float" office:value="-3.298824">
            <text:p>-3,298824</text:p>
          </table:table-cell>
          <table:table-cell table:number-columns-repeated="1019"/>
        </table:table-row>
        <table:table-row table:style-name="ro1">
          <table:table-cell office:value-type="float" office:value="469.405121">
            <text:p>469,405121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36127">
            <text:p>0,136127</text:p>
          </table:table-cell>
          <table:table-cell office:value-type="float" office:value="-3.298824">
            <text:p>-3,298824</text:p>
          </table:table-cell>
          <table:table-cell table:number-columns-repeated="1019"/>
        </table:table-row>
        <table:table-row table:style-name="ro1">
          <table:table-cell office:value-type="float" office:value="473.711578">
            <text:p>473,71157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37376">
            <text:p>0,137376</text:p>
          </table:table-cell>
          <table:table-cell office:value-type="float" office:value="-3.318529">
            <text:p>-3,318529</text:p>
          </table:table-cell>
          <table:table-cell table:number-columns-repeated="1019"/>
        </table:table-row>
        <table:table-row table:style-name="ro1">
          <table:table-cell office:value-type="float" office:value="473.711578">
            <text:p>473,71157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7376">
            <text:p>0,137376</text:p>
          </table:table-cell>
          <table:table-cell office:value-type="float" office:value="-3.318529">
            <text:p>-3,318529</text:p>
          </table:table-cell>
          <table:table-cell table:number-columns-repeated="1019"/>
        </table:table-row>
        <table:table-row table:style-name="ro1">
          <table:table-cell office:value-type="float" office:value="473.711578">
            <text:p>473,71157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7376">
            <text:p>0,137376</text:p>
          </table:table-cell>
          <table:table-cell office:value-type="float" office:value="-3.338824">
            <text:p>-3,338824</text:p>
          </table:table-cell>
          <table:table-cell table:number-columns-repeated="1019"/>
        </table:table-row>
        <table:table-row table:style-name="ro1">
          <table:table-cell office:value-type="float" office:value="473.711578">
            <text:p>473,71157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37376">
            <text:p>0,137376</text:p>
          </table:table-cell>
          <table:table-cell office:value-type="float" office:value="-3.338824">
            <text:p>-3,338824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8001">
            <text:p>0,138001</text:p>
          </table:table-cell>
          <table:table-cell office:value-type="float" office:value="-3.358235">
            <text:p>-3,358235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38001">
            <text:p>0,138001</text:p>
          </table:table-cell>
          <table:table-cell office:value-type="float" office:value="-3.358235">
            <text:p>-3,358235</text:p>
          </table:table-cell>
          <table:table-cell table:number-columns-repeated="1019"/>
        </table:table-row>
        <table:table-row table:style-name="ro1">
          <table:table-cell office:value-type="float" office:value="471.55835">
            <text:p>471,5583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6752">
            <text:p>0,136752</text:p>
          </table:table-cell>
          <table:table-cell office:value-type="float" office:value="-3.378235">
            <text:p>-3,378235</text:p>
          </table:table-cell>
          <table:table-cell table:number-columns-repeated="1019"/>
        </table:table-row>
        <table:table-row table:style-name="ro1">
          <table:table-cell office:value-type="float" office:value="471.55835">
            <text:p>471,5583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6752">
            <text:p>0,136752</text:p>
          </table:table-cell>
          <table:table-cell office:value-type="float" office:value="-3.378235">
            <text:p>-3,378235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38001">
            <text:p>0,138001</text:p>
          </table:table-cell>
          <table:table-cell office:value-type="float" office:value="-3.398235">
            <text:p>-3,398235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8001">
            <text:p>0,138001</text:p>
          </table:table-cell>
          <table:table-cell office:value-type="float" office:value="-3.398235">
            <text:p>-3,398235</text:p>
          </table:table-cell>
          <table:table-cell table:number-columns-repeated="1019"/>
        </table:table-row>
        <table:table-row table:style-name="ro1">
          <table:table-cell office:value-type="float" office:value="484.477753">
            <text:p>484,47775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40499">
            <text:p>0,140499</text:p>
          </table:table-cell>
          <table:table-cell office:value-type="float" office:value="-3.41853">
            <text:p>-3,41853</text:p>
          </table:table-cell>
          <table:table-cell table:number-columns-repeated="1019"/>
        </table:table-row>
        <table:table-row table:style-name="ro1">
          <table:table-cell office:value-type="float" office:value="484.477753">
            <text:p>484,477753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40499">
            <text:p>0,140499</text:p>
          </table:table-cell>
          <table:table-cell office:value-type="float" office:value="-3.41853">
            <text:p>-3,41853</text:p>
          </table:table-cell>
          <table:table-cell table:number-columns-repeated="1019"/>
        </table:table-row>
        <table:table-row table:style-name="ro1">
          <table:table-cell office:value-type="float" office:value="486.631012">
            <text:p>486,63101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41123">
            <text:p>0,141123</text:p>
          </table:table-cell>
          <table:table-cell office:value-type="float" office:value="-3.437941">
            <text:p>-3,437941</text:p>
          </table:table-cell>
          <table:table-cell table:number-columns-repeated="1019"/>
        </table:table-row>
        <table:table-row table:style-name="ro1">
          <table:table-cell office:value-type="float" office:value="486.631012">
            <text:p>486,63101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41123">
            <text:p>0,141123</text:p>
          </table:table-cell>
          <table:table-cell office:value-type="float" office:value="-3.437941">
            <text:p>-3,437941</text:p>
          </table:table-cell>
          <table:table-cell table:number-columns-repeated="1019"/>
        </table:table-row>
        <table:table-row table:style-name="ro1">
          <table:table-cell office:value-type="float" office:value="497.397156">
            <text:p>497,39715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44245">
            <text:p>0,144245</text:p>
          </table:table-cell>
          <table:table-cell office:value-type="float" office:value="-3.458529">
            <text:p>-3,458529</text:p>
          </table:table-cell>
          <table:table-cell table:number-columns-repeated="1019"/>
        </table:table-row>
        <table:table-row table:style-name="ro1">
          <table:table-cell office:value-type="float" office:value="497.397156">
            <text:p>497,397156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44245">
            <text:p>0,144245</text:p>
          </table:table-cell>
          <table:table-cell office:value-type="float" office:value="-3.458529">
            <text:p>-3,458529</text:p>
          </table:table-cell>
          <table:table-cell table:number-columns-repeated="1019"/>
        </table:table-row>
        <table:table-row table:style-name="ro1">
          <table:table-cell office:value-type="float" office:value="495.243927">
            <text:p>495,24392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3621">
            <text:p>0,143621</text:p>
          </table:table-cell>
          <table:table-cell office:value-type="float" office:value="-3.478529">
            <text:p>-3,478529</text:p>
          </table:table-cell>
          <table:table-cell table:number-columns-repeated="1019"/>
        </table:table-row>
        <table:table-row table:style-name="ro1">
          <table:table-cell office:value-type="float" office:value="495.243927">
            <text:p>495,24392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43621">
            <text:p>0,143621</text:p>
          </table:table-cell>
          <table:table-cell office:value-type="float" office:value="-3.478529">
            <text:p>-3,478529</text:p>
          </table:table-cell>
          <table:table-cell table:number-columns-repeated="1019"/>
        </table:table-row>
        <table:table-row table:style-name="ro1">
          <table:table-cell office:value-type="float" office:value="497.397156">
            <text:p>497,39715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4245">
            <text:p>0,144245</text:p>
          </table:table-cell>
          <table:table-cell office:value-type="float" office:value="-3.498824">
            <text:p>-3,498824</text:p>
          </table:table-cell>
          <table:table-cell table:number-columns-repeated="1019"/>
        </table:table-row>
        <table:table-row table:style-name="ro1">
          <table:table-cell office:value-type="float" office:value="497.397156">
            <text:p>497,397156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44245">
            <text:p>0,144245</text:p>
          </table:table-cell>
          <table:table-cell office:value-type="float" office:value="-3.498824">
            <text:p>-3,498824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487">
            <text:p>0,14487</text:p>
          </table:table-cell>
          <table:table-cell office:value-type="float" office:value="-3.518824">
            <text:p>-3,518824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487">
            <text:p>0,14487</text:p>
          </table:table-cell>
          <table:table-cell office:value-type="float" office:value="-3.518824">
            <text:p>-3,518824</text:p>
          </table:table-cell>
          <table:table-cell table:number-columns-repeated="1019"/>
        </table:table-row>
        <table:table-row table:style-name="ro1">
          <table:table-cell office:value-type="float" office:value="506.010101">
            <text:p>506,01010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46743">
            <text:p>0,146743</text:p>
          </table:table-cell>
          <table:table-cell office:value-type="float" office:value="-3.538235">
            <text:p>-3,538235</text:p>
          </table:table-cell>
          <table:table-cell table:number-columns-repeated="1019"/>
        </table:table-row>
        <table:table-row table:style-name="ro1">
          <table:table-cell office:value-type="float" office:value="506.010101">
            <text:p>506,01010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46743">
            <text:p>0,146743</text:p>
          </table:table-cell>
          <table:table-cell office:value-type="float" office:value="-3.538235">
            <text:p>-3,538235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47367">
            <text:p>0,147367</text:p>
          </table:table-cell>
          <table:table-cell office:value-type="float" office:value="-3.558235">
            <text:p>-3,558235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47367">
            <text:p>0,147367</text:p>
          </table:table-cell>
          <table:table-cell office:value-type="float" office:value="-3.558235">
            <text:p>-3,558235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47367">
            <text:p>0,147367</text:p>
          </table:table-cell>
          <table:table-cell office:value-type="float" office:value="-3.578529">
            <text:p>-3,578529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47367">
            <text:p>0,147367</text:p>
          </table:table-cell>
          <table:table-cell office:value-type="float" office:value="-3.578529">
            <text:p>-3,578529</text:p>
          </table:table-cell>
          <table:table-cell table:number-columns-repeated="1019"/>
        </table:table-row>
        <table:table-row table:style-name="ro1">
          <table:table-cell office:value-type="float" office:value="510.316589">
            <text:p>510,31658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7992">
            <text:p>0,147992</text:p>
          </table:table-cell>
          <table:table-cell office:value-type="float" office:value="-3.598529">
            <text:p>-3,598529</text:p>
          </table:table-cell>
          <table:table-cell table:number-columns-repeated="1019"/>
        </table:table-row>
        <table:table-row table:style-name="ro1">
          <table:table-cell office:value-type="float" office:value="510.316589">
            <text:p>510,31658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7992">
            <text:p>0,147992</text:p>
          </table:table-cell>
          <table:table-cell office:value-type="float" office:value="-3.598529">
            <text:p>-3,598529</text:p>
          </table:table-cell>
          <table:table-cell table:number-columns-repeated="1019"/>
        </table:table-row>
        <table:table-row table:style-name="ro1">
          <table:table-cell office:value-type="float" office:value="516.776306">
            <text:p>516,776306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49865">
            <text:p>0,149865</text:p>
          </table:table-cell>
          <table:table-cell office:value-type="float" office:value="-3.618824">
            <text:p>-3,618824</text:p>
          </table:table-cell>
          <table:table-cell table:number-columns-repeated="1019"/>
        </table:table-row>
        <table:table-row table:style-name="ro1">
          <table:table-cell office:value-type="float" office:value="516.776306">
            <text:p>516,77630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49865">
            <text:p>0,149865</text:p>
          </table:table-cell>
          <table:table-cell office:value-type="float" office:value="-3.618824">
            <text:p>-3,618824</text:p>
          </table:table-cell>
          <table:table-cell table:number-columns-repeated="1019"/>
        </table:table-row>
        <table:table-row table:style-name="ro1">
          <table:table-cell office:value-type="float" office:value="521.082764">
            <text:p>521,08276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1114">
            <text:p>0,151114</text:p>
          </table:table-cell>
          <table:table-cell office:value-type="float" office:value="-3.638235">
            <text:p>-3,638235</text:p>
          </table:table-cell>
          <table:table-cell table:number-columns-repeated="1019"/>
        </table:table-row>
        <table:table-row table:style-name="ro1">
          <table:table-cell office:value-type="float" office:value="521.082764">
            <text:p>521,0827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1114">
            <text:p>0,151114</text:p>
          </table:table-cell>
          <table:table-cell office:value-type="float" office:value="-3.638235">
            <text:p>-3,638235</text:p>
          </table:table-cell>
          <table:table-cell table:number-columns-repeated="1019"/>
        </table:table-row>
        <table:table-row table:style-name="ro1">
          <table:table-cell office:value-type="float" office:value="525.389221">
            <text:p>525,38922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52363">
            <text:p>0,152363</text:p>
          </table:table-cell>
          <table:table-cell office:value-type="float" office:value="-3.65853">
            <text:p>-3,65853</text:p>
          </table:table-cell>
          <table:table-cell table:number-columns-repeated="1019"/>
        </table:table-row>
        <table:table-row table:style-name="ro1">
          <table:table-cell office:value-type="float" office:value="525.389221">
            <text:p>525,38922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52363">
            <text:p>0,152363</text:p>
          </table:table-cell>
          <table:table-cell office:value-type="float" office:value="-3.65853">
            <text:p>-3,65853</text:p>
          </table:table-cell>
          <table:table-cell table:number-columns-repeated="1019"/>
        </table:table-row>
        <table:table-row table:style-name="ro1">
          <table:table-cell office:value-type="float" office:value="527.54248">
            <text:p>527,54248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52987">
            <text:p>0,152987</text:p>
          </table:table-cell>
          <table:table-cell office:value-type="float" office:value="-3.678235">
            <text:p>-3,678235</text:p>
          </table:table-cell>
          <table:table-cell table:number-columns-repeated="1019"/>
        </table:table-row>
        <table:table-row table:style-name="ro1">
          <table:table-cell office:value-type="float" office:value="527.54248">
            <text:p>527,54248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52987">
            <text:p>0,152987</text:p>
          </table:table-cell>
          <table:table-cell office:value-type="float" office:value="-3.678235">
            <text:p>-3,678235</text:p>
          </table:table-cell>
          <table:table-cell table:number-columns-repeated="1019"/>
        </table:table-row>
        <table:table-row table:style-name="ro1">
          <table:table-cell office:value-type="float" office:value="527.54248">
            <text:p>527,5424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52987">
            <text:p>0,152987</text:p>
          </table:table-cell>
          <table:table-cell office:value-type="float" office:value="-3.698529">
            <text:p>-3,698529</text:p>
          </table:table-cell>
          <table:table-cell table:number-columns-repeated="1019"/>
        </table:table-row>
        <table:table-row table:style-name="ro1">
          <table:table-cell office:value-type="float" office:value="527.54248">
            <text:p>527,5424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52987">
            <text:p>0,152987</text:p>
          </table:table-cell>
          <table:table-cell office:value-type="float" office:value="-3.698529">
            <text:p>-3,698529</text:p>
          </table:table-cell>
          <table:table-cell table:number-columns-repeated="1019"/>
        </table:table-row>
        <table:table-row table:style-name="ro1">
          <table:table-cell office:value-type="float" office:value="531.848938">
            <text:p>531,84893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54236">
            <text:p>0,154236</text:p>
          </table:table-cell>
          <table:table-cell office:value-type="float" office:value="-3.718529">
            <text:p>-3,718529</text:p>
          </table:table-cell>
          <table:table-cell table:number-columns-repeated="1019"/>
        </table:table-row>
        <table:table-row table:style-name="ro1">
          <table:table-cell office:value-type="float" office:value="531.848938">
            <text:p>531,84893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54236">
            <text:p>0,154236</text:p>
          </table:table-cell>
          <table:table-cell office:value-type="float" office:value="-3.718529">
            <text:p>-3,718529</text:p>
          </table:table-cell>
          <table:table-cell table:number-columns-repeated="1019"/>
        </table:table-row>
        <table:table-row table:style-name="ro1">
          <table:table-cell office:value-type="float" office:value="531.848938">
            <text:p>531,84893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54236">
            <text:p>0,154236</text:p>
          </table:table-cell>
          <table:table-cell office:value-type="float" office:value="-3.738235">
            <text:p>-3,738235</text:p>
          </table:table-cell>
          <table:table-cell table:number-columns-repeated="1019"/>
        </table:table-row>
        <table:table-row table:style-name="ro1">
          <table:table-cell office:value-type="float" office:value="531.848938">
            <text:p>531,848938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54236">
            <text:p>0,154236</text:p>
          </table:table-cell>
          <table:table-cell office:value-type="float" office:value="-3.738235">
            <text:p>-3,738235</text:p>
          </table:table-cell>
          <table:table-cell table:number-columns-repeated="1019"/>
        </table:table-row>
        <table:table-row table:style-name="ro1">
          <table:table-cell office:value-type="float" office:value="536.155396">
            <text:p>536,15539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55485">
            <text:p>0,155485</text:p>
          </table:table-cell>
          <table:table-cell office:value-type="float" office:value="-3.757941">
            <text:p>-3,757941</text:p>
          </table:table-cell>
          <table:table-cell table:number-columns-repeated="1019"/>
        </table:table-row>
        <table:table-row table:style-name="ro1">
          <table:table-cell office:value-type="float" office:value="536.155396">
            <text:p>536,1553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5485">
            <text:p>0,155485</text:p>
          </table:table-cell>
          <table:table-cell office:value-type="float" office:value="-3.757941">
            <text:p>-3,757941</text:p>
          </table:table-cell>
          <table:table-cell table:number-columns-repeated="1019"/>
        </table:table-row>
        <table:table-row table:style-name="ro1">
          <table:table-cell office:value-type="float" office:value="540.461853">
            <text:p>540,46185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56734">
            <text:p>0,156734</text:p>
          </table:table-cell>
          <table:table-cell office:value-type="float" office:value="-3.778529">
            <text:p>-3,778529</text:p>
          </table:table-cell>
          <table:table-cell table:number-columns-repeated="1019"/>
        </table:table-row>
        <table:table-row table:style-name="ro1">
          <table:table-cell office:value-type="float" office:value="540.461853">
            <text:p>540,461853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156734">
            <text:p>0,156734</text:p>
          </table:table-cell>
          <table:table-cell office:value-type="float" office:value="-3.778529">
            <text:p>-3,778529</text:p>
          </table:table-cell>
          <table:table-cell table:number-columns-repeated="1019"/>
        </table:table-row>
        <table:table-row table:style-name="ro1">
          <table:table-cell office:value-type="float" office:value="542.615112">
            <text:p>542,615112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157358">
            <text:p>0,157358</text:p>
          </table:table-cell>
          <table:table-cell office:value-type="float" office:value="-3.798529">
            <text:p>-3,798529</text:p>
          </table:table-cell>
          <table:table-cell table:number-columns-repeated="1019"/>
        </table:table-row>
        <table:table-row table:style-name="ro1">
          <table:table-cell office:value-type="float" office:value="542.615112">
            <text:p>542,61511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57358">
            <text:p>0,157358</text:p>
          </table:table-cell>
          <table:table-cell office:value-type="float" office:value="-3.798529">
            <text:p>-3,798529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57983">
            <text:p>0,157983</text:p>
          </table:table-cell>
          <table:table-cell office:value-type="float" office:value="-3.818235">
            <text:p>-3,818235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57983">
            <text:p>0,157983</text:p>
          </table:table-cell>
          <table:table-cell office:value-type="float" office:value="-3.818235">
            <text:p>-3,818235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57983">
            <text:p>0,157983</text:p>
          </table:table-cell>
          <table:table-cell office:value-type="float" office:value="-3.838235">
            <text:p>-3,838235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57983">
            <text:p>0,157983</text:p>
          </table:table-cell>
          <table:table-cell office:value-type="float" office:value="-3.838235">
            <text:p>-3,838235</text:p>
          </table:table-cell>
          <table:table-cell table:number-columns-repeated="1019"/>
        </table:table-row>
        <table:table-row table:style-name="ro1">
          <table:table-cell office:value-type="float" office:value="553.381287">
            <text:p>553,38128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60481">
            <text:p>0,160481</text:p>
          </table:table-cell>
          <table:table-cell office:value-type="float" office:value="-3.858235">
            <text:p>-3,858235</text:p>
          </table:table-cell>
          <table:table-cell table:number-columns-repeated="1019"/>
        </table:table-row>
        <table:table-row table:style-name="ro1">
          <table:table-cell office:value-type="float" office:value="553.381287">
            <text:p>553,38128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60481">
            <text:p>0,160481</text:p>
          </table:table-cell>
          <table:table-cell office:value-type="float" office:value="-3.858235">
            <text:p>-3,858235</text:p>
          </table:table-cell>
          <table:table-cell table:number-columns-repeated="1019"/>
        </table:table-row>
        <table:table-row table:style-name="ro1">
          <table:table-cell office:value-type="float" office:value="557.687744">
            <text:p>557,68774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3.878235">
            <text:p>-3,878235</text:p>
          </table:table-cell>
          <table:table-cell table:number-columns-repeated="1019"/>
        </table:table-row>
        <table:table-row table:style-name="ro1">
          <table:table-cell office:value-type="float" office:value="557.687744">
            <text:p>557,68774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1729">
            <text:p>0,161729</text:p>
          </table:table-cell>
          <table:table-cell office:value-type="float" office:value="-3.878235">
            <text:p>-3,878235</text:p>
          </table:table-cell>
          <table:table-cell table:number-columns-repeated="1019"/>
        </table:table-row>
        <table:table-row table:style-name="ro1">
          <table:table-cell office:value-type="float" office:value="555.534485">
            <text:p>555,53448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1105">
            <text:p>0,161105</text:p>
          </table:table-cell>
          <table:table-cell office:value-type="float" office:value="-3.898235">
            <text:p>-3,898235</text:p>
          </table:table-cell>
          <table:table-cell table:number-columns-repeated="1019"/>
        </table:table-row>
        <table:table-row table:style-name="ro1">
          <table:table-cell office:value-type="float" office:value="555.534485">
            <text:p>555,53448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1105">
            <text:p>0,161105</text:p>
          </table:table-cell>
          <table:table-cell office:value-type="float" office:value="-3.898235">
            <text:p>-3,898235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2978">
            <text:p>0,162978</text:p>
          </table:table-cell>
          <table:table-cell office:value-type="float" office:value="-3.917941">
            <text:p>-3,917941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62978">
            <text:p>0,162978</text:p>
          </table:table-cell>
          <table:table-cell office:value-type="float" office:value="-3.917941">
            <text:p>-3,917941</text:p>
          </table:table-cell>
          <table:table-cell table:number-columns-repeated="1019"/>
        </table:table-row>
        <table:table-row table:style-name="ro1">
          <table:table-cell office:value-type="float" office:value="566.300659">
            <text:p>566,30065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4227">
            <text:p>0,164227</text:p>
          </table:table-cell>
          <table:table-cell office:value-type="float" office:value="-3.937941">
            <text:p>-3,937941</text:p>
          </table:table-cell>
          <table:table-cell table:number-columns-repeated="1019"/>
        </table:table-row>
        <table:table-row table:style-name="ro1">
          <table:table-cell office:value-type="float" office:value="566.300659">
            <text:p>566,30065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64227">
            <text:p>0,164227</text:p>
          </table:table-cell>
          <table:table-cell office:value-type="float" office:value="-3.937941">
            <text:p>-3,937941</text:p>
          </table:table-cell>
          <table:table-cell table:number-columns-repeated="1019"/>
        </table:table-row>
        <table:table-row table:style-name="ro1">
          <table:table-cell office:value-type="float" office:value="568.453918">
            <text:p>568,45391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64852">
            <text:p>0,164852</text:p>
          </table:table-cell>
          <table:table-cell office:value-type="float" office:value="-3.957941">
            <text:p>-3,957941</text:p>
          </table:table-cell>
          <table:table-cell table:number-columns-repeated="1019"/>
        </table:table-row>
        <table:table-row table:style-name="ro1">
          <table:table-cell office:value-type="float" office:value="568.453918">
            <text:p>568,45391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4852">
            <text:p>0,164852</text:p>
          </table:table-cell>
          <table:table-cell office:value-type="float" office:value="-3.957941">
            <text:p>-3,957941</text:p>
          </table:table-cell>
          <table:table-cell table:number-columns-repeated="1019"/>
        </table:table-row>
        <table:table-row table:style-name="ro1">
          <table:table-cell office:value-type="float" office:value="570.607117">
            <text:p>570,60711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5476">
            <text:p>0,165476</text:p>
          </table:table-cell>
          <table:table-cell office:value-type="float" office:value="-3.977647">
            <text:p>-3,977647</text:p>
          </table:table-cell>
          <table:table-cell table:number-columns-repeated="1019"/>
        </table:table-row>
        <table:table-row table:style-name="ro1">
          <table:table-cell office:value-type="float" office:value="570.607117">
            <text:p>570,60711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65476">
            <text:p>0,165476</text:p>
          </table:table-cell>
          <table:table-cell office:value-type="float" office:value="-3.977647">
            <text:p>-3,977647</text:p>
          </table:table-cell>
          <table:table-cell table:number-columns-repeated="1019"/>
        </table:table-row>
        <table:table-row table:style-name="ro1">
          <table:table-cell office:value-type="float" office:value="572.760376">
            <text:p>572,76037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66101">
            <text:p>0,166101</text:p>
          </table:table-cell>
          <table:table-cell office:value-type="float" office:value="-3.998529">
            <text:p>-3,998529</text:p>
          </table:table-cell>
          <table:table-cell table:number-columns-repeated="1019"/>
        </table:table-row>
        <table:table-row table:style-name="ro1">
          <table:table-cell office:value-type="float" office:value="572.760376">
            <text:p>572,76037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66101">
            <text:p>0,166101</text:p>
          </table:table-cell>
          <table:table-cell office:value-type="float" office:value="-3.998529">
            <text:p>-3,998529</text:p>
          </table:table-cell>
          <table:table-cell table:number-columns-repeated="1019"/>
        </table:table-row>
        <table:table-row table:style-name="ro1">
          <table:table-cell office:value-type="float" office:value="579.220093">
            <text:p>579,22009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67974">
            <text:p>0,167974</text:p>
          </table:table-cell>
          <table:table-cell office:value-type="float" office:value="-4.018529">
            <text:p>-4,018529</text:p>
          </table:table-cell>
          <table:table-cell table:number-columns-repeated="1019"/>
        </table:table-row>
        <table:table-row table:style-name="ro1">
          <table:table-cell office:value-type="float" office:value="579.220093">
            <text:p>579,22009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67974">
            <text:p>0,167974</text:p>
          </table:table-cell>
          <table:table-cell office:value-type="float" office:value="-4.018529">
            <text:p>-4,018529</text:p>
          </table:table-cell>
          <table:table-cell table:number-columns-repeated="1019"/>
        </table:table-row>
        <table:table-row table:style-name="ro1">
          <table:table-cell office:value-type="float" office:value="579.220093">
            <text:p>579,22009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7974">
            <text:p>0,167974</text:p>
          </table:table-cell>
          <table:table-cell office:value-type="float" office:value="-4.037647">
            <text:p>-4,037647</text:p>
          </table:table-cell>
          <table:table-cell table:number-columns-repeated="1019"/>
        </table:table-row>
        <table:table-row table:style-name="ro1">
          <table:table-cell office:value-type="float" office:value="579.220093">
            <text:p>579,22009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67974">
            <text:p>0,167974</text:p>
          </table:table-cell>
          <table:table-cell office:value-type="float" office:value="-4.037647">
            <text:p>-4,037647</text:p>
          </table:table-cell>
          <table:table-cell table:number-columns-repeated="1019"/>
        </table:table-row>
        <table:table-row table:style-name="ro1">
          <table:table-cell office:value-type="float" office:value="579.220093">
            <text:p>579,22009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67974">
            <text:p>0,167974</text:p>
          </table:table-cell>
          <table:table-cell office:value-type="float" office:value="-4.058235">
            <text:p>-4,058235</text:p>
          </table:table-cell>
          <table:table-cell table:number-columns-repeated="1019"/>
        </table:table-row>
        <table:table-row table:style-name="ro1">
          <table:table-cell office:value-type="float" office:value="579.220093">
            <text:p>579,22009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67974">
            <text:p>0,167974</text:p>
          </table:table-cell>
          <table:table-cell office:value-type="float" office:value="-4.058235">
            <text:p>-4,058235</text:p>
          </table:table-cell>
          <table:table-cell table:number-columns-repeated="1019"/>
        </table:table-row>
        <table:table-row table:style-name="ro1">
          <table:table-cell office:value-type="float" office:value="587.833008">
            <text:p>587,8330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70472">
            <text:p>0,170472</text:p>
          </table:table-cell>
          <table:table-cell office:value-type="float" office:value="-4.077353">
            <text:p>-4,077353</text:p>
          </table:table-cell>
          <table:table-cell table:number-columns-repeated="1019"/>
        </table:table-row>
        <table:table-row table:style-name="ro1">
          <table:table-cell office:value-type="float" office:value="587.833008">
            <text:p>587,83300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70472">
            <text:p>0,170472</text:p>
          </table:table-cell>
          <table:table-cell office:value-type="float" office:value="-4.077353">
            <text:p>-4,077353</text:p>
          </table:table-cell>
          <table:table-cell table:number-columns-repeated="1019"/>
        </table:table-row>
        <table:table-row table:style-name="ro1">
          <table:table-cell office:value-type="float" office:value="587.833008">
            <text:p>587,83300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70472">
            <text:p>0,170472</text:p>
          </table:table-cell>
          <table:table-cell office:value-type="float" office:value="-4.097941">
            <text:p>-4,097941</text:p>
          </table:table-cell>
          <table:table-cell table:number-columns-repeated="1019"/>
        </table:table-row>
        <table:table-row table:style-name="ro1">
          <table:table-cell office:value-type="float" office:value="587.833008">
            <text:p>587,83300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70472">
            <text:p>0,170472</text:p>
          </table:table-cell>
          <table:table-cell office:value-type="float" office:value="-4.097941">
            <text:p>-4,097941</text:p>
          </table:table-cell>
          <table:table-cell table:number-columns-repeated="1019"/>
        </table:table-row>
        <table:table-row table:style-name="ro1">
          <table:table-cell office:value-type="float" office:value="594.292725">
            <text:p>594,292725</text:p>
          </table:table-cell>
          <table:table-cell office:value-type="float" office:value="-0.003263">
            <text:p>-0,003263</text:p>
          </table:table-cell>
          <table:table-cell office:value-type="float" office:value="-0.003224">
            <text:p>-0,003224</text:p>
          </table:table-cell>
          <table:table-cell office:value-type="float" office:value="0.172345">
            <text:p>0,172345</text:p>
          </table:table-cell>
          <table:table-cell office:value-type="float" office:value="-4.118235">
            <text:p>-4,118235</text:p>
          </table:table-cell>
          <table:table-cell table:number-columns-repeated="1019"/>
        </table:table-row>
        <table:table-row table:style-name="ro1">
          <table:table-cell office:value-type="float" office:value="594.292725">
            <text:p>594,2927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72345">
            <text:p>0,172345</text:p>
          </table:table-cell>
          <table:table-cell office:value-type="float" office:value="-4.118235">
            <text:p>-4,118235</text:p>
          </table:table-cell>
          <table:table-cell table:number-columns-repeated="1019"/>
        </table:table-row>
        <table:table-row table:style-name="ro1">
          <table:table-cell office:value-type="float" office:value="594.292725">
            <text:p>594,2927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72345">
            <text:p>0,172345</text:p>
          </table:table-cell>
          <table:table-cell office:value-type="float" office:value="-4.137941">
            <text:p>-4,137941</text:p>
          </table:table-cell>
          <table:table-cell table:number-columns-repeated="1019"/>
        </table:table-row>
        <table:table-row table:style-name="ro1">
          <table:table-cell office:value-type="float" office:value="594.292725">
            <text:p>594,29272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72345">
            <text:p>0,172345</text:p>
          </table:table-cell>
          <table:table-cell office:value-type="float" office:value="-4.137941">
            <text:p>-4,137941</text:p>
          </table:table-cell>
          <table:table-cell table:number-columns-repeated="1019"/>
        </table:table-row>
        <table:table-row table:style-name="ro1">
          <table:table-cell office:value-type="float" office:value="600.752441">
            <text:p>600,75244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74218">
            <text:p>0,174218</text:p>
          </table:table-cell>
          <table:table-cell office:value-type="float" office:value="-4.157941">
            <text:p>-4,157941</text:p>
          </table:table-cell>
          <table:table-cell table:number-columns-repeated="1019"/>
        </table:table-row>
        <table:table-row table:style-name="ro1">
          <table:table-cell office:value-type="float" office:value="600.752441">
            <text:p>600,75244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74218">
            <text:p>0,174218</text:p>
          </table:table-cell>
          <table:table-cell office:value-type="float" office:value="-4.157941">
            <text:p>-4,157941</text:p>
          </table:table-cell>
          <table:table-cell table:number-columns-repeated="1019"/>
        </table:table-row>
        <table:table-row table:style-name="ro1">
          <table:table-cell office:value-type="float" office:value="596.445984">
            <text:p>596,44598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72969">
            <text:p>0,172969</text:p>
          </table:table-cell>
          <table:table-cell office:value-type="float" office:value="-4.178529">
            <text:p>-4,178529</text:p>
          </table:table-cell>
          <table:table-cell table:number-columns-repeated="1019"/>
        </table:table-row>
        <table:table-row table:style-name="ro1">
          <table:table-cell office:value-type="float" office:value="596.445984">
            <text:p>596,44598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72969">
            <text:p>0,172969</text:p>
          </table:table-cell>
          <table:table-cell office:value-type="float" office:value="-4.178529">
            <text:p>-4,178529</text:p>
          </table:table-cell>
          <table:table-cell table:number-columns-repeated="1019"/>
        </table:table-row>
        <table:table-row table:style-name="ro1">
          <table:table-cell office:value-type="float" office:value="605.058899">
            <text:p>605,05889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75467">
            <text:p>0,175467</text:p>
          </table:table-cell>
          <table:table-cell office:value-type="float" office:value="-4.198529">
            <text:p>-4,198529</text:p>
          </table:table-cell>
          <table:table-cell table:number-columns-repeated="1019"/>
        </table:table-row>
        <table:table-row table:style-name="ro1">
          <table:table-cell office:value-type="float" office:value="605.058899">
            <text:p>605,05889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75467">
            <text:p>0,175467</text:p>
          </table:table-cell>
          <table:table-cell office:value-type="float" office:value="-4.198529">
            <text:p>-4,198529</text:p>
          </table:table-cell>
          <table:table-cell table:number-columns-repeated="1019"/>
        </table:table-row>
        <table:table-row table:style-name="ro1">
          <table:table-cell office:value-type="float" office:value="611.518616">
            <text:p>611,51861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7734">
            <text:p>0,17734</text:p>
          </table:table-cell>
          <table:table-cell office:value-type="float" office:value="-4.217647">
            <text:p>-4,217647</text:p>
          </table:table-cell>
          <table:table-cell table:number-columns-repeated="1019"/>
        </table:table-row>
        <table:table-row table:style-name="ro1">
          <table:table-cell office:value-type="float" office:value="611.518616">
            <text:p>611,51861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7734">
            <text:p>0,17734</text:p>
          </table:table-cell>
          <table:table-cell office:value-type="float" office:value="-4.217647">
            <text:p>-4,217647</text:p>
          </table:table-cell>
          <table:table-cell table:number-columns-repeated="1019"/>
        </table:table-row>
        <table:table-row table:style-name="ro1">
          <table:table-cell office:value-type="float" office:value="605.058899">
            <text:p>605,05889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75467">
            <text:p>0,175467</text:p>
          </table:table-cell>
          <table:table-cell office:value-type="float" office:value="-4.237647">
            <text:p>-4,237647</text:p>
          </table:table-cell>
          <table:table-cell table:number-columns-repeated="1019"/>
        </table:table-row>
        <table:table-row table:style-name="ro1">
          <table:table-cell office:value-type="float" office:value="605.058899">
            <text:p>605,0588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75467">
            <text:p>0,175467</text:p>
          </table:table-cell>
          <table:table-cell office:value-type="float" office:value="-4.237647">
            <text:p>-4,237647</text:p>
          </table:table-cell>
          <table:table-cell table:number-columns-repeated="1019"/>
        </table:table-row>
        <table:table-row table:style-name="ro1">
          <table:table-cell office:value-type="float" office:value="611.518616">
            <text:p>611,51861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7734">
            <text:p>0,17734</text:p>
          </table:table-cell>
          <table:table-cell office:value-type="float" office:value="-4.257647">
            <text:p>-4,257647</text:p>
          </table:table-cell>
          <table:table-cell table:number-columns-repeated="1019"/>
        </table:table-row>
        <table:table-row table:style-name="ro1">
          <table:table-cell office:value-type="float" office:value="611.518616">
            <text:p>611,51861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7734">
            <text:p>0,17734</text:p>
          </table:table-cell>
          <table:table-cell office:value-type="float" office:value="-4.257647">
            <text:p>-4,257647</text:p>
          </table:table-cell>
          <table:table-cell table:number-columns-repeated="1019"/>
        </table:table-row>
        <table:table-row table:style-name="ro1">
          <table:table-cell office:value-type="float" office:value="613.671814">
            <text:p>613,67181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77965">
            <text:p>0,177965</text:p>
          </table:table-cell>
          <table:table-cell office:value-type="float" office:value="-4.277647">
            <text:p>-4,277647</text:p>
          </table:table-cell>
          <table:table-cell table:number-columns-repeated="1019"/>
        </table:table-row>
        <table:table-row table:style-name="ro1">
          <table:table-cell office:value-type="float" office:value="613.671814">
            <text:p>613,67181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77965">
            <text:p>0,177965</text:p>
          </table:table-cell>
          <table:table-cell office:value-type="float" office:value="-4.277647">
            <text:p>-4,277647</text:p>
          </table:table-cell>
          <table:table-cell table:number-columns-repeated="1019"/>
        </table:table-row>
        <table:table-row table:style-name="ro1">
          <table:table-cell office:value-type="float" office:value="617.978333">
            <text:p>617,978333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79214">
            <text:p>0,179214</text:p>
          </table:table-cell>
          <table:table-cell office:value-type="float" office:value="-4.298235">
            <text:p>-4,298235</text:p>
          </table:table-cell>
          <table:table-cell table:number-columns-repeated="1019"/>
        </table:table-row>
        <table:table-row table:style-name="ro1">
          <table:table-cell office:value-type="float" office:value="617.978333">
            <text:p>617,97833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79214">
            <text:p>0,179214</text:p>
          </table:table-cell>
          <table:table-cell office:value-type="float" office:value="-4.298235">
            <text:p>-4,298235</text:p>
          </table:table-cell>
          <table:table-cell table:number-columns-repeated="1019"/>
        </table:table-row>
        <table:table-row table:style-name="ro1">
          <table:table-cell office:value-type="float" office:value="620.131531">
            <text:p>620,13153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79838">
            <text:p>0,179838</text:p>
          </table:table-cell>
          <table:table-cell office:value-type="float" office:value="-4.31853">
            <text:p>-4,31853</text:p>
          </table:table-cell>
          <table:table-cell table:number-columns-repeated="1019"/>
        </table:table-row>
        <table:table-row table:style-name="ro1">
          <table:table-cell office:value-type="float" office:value="620.131531">
            <text:p>620,13153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79838">
            <text:p>0,179838</text:p>
          </table:table-cell>
          <table:table-cell office:value-type="float" office:value="-4.31853">
            <text:p>-4,31853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81087">
            <text:p>0,181087</text:p>
          </table:table-cell>
          <table:table-cell office:value-type="float" office:value="-4.337647">
            <text:p>-4,337647</text:p>
          </table:table-cell>
          <table:table-cell table:number-columns-repeated="1019"/>
        </table:table-row>
        <table:table-row table:style-name="ro1">
          <table:table-cell office:value-type="float" office:value="624.437988">
            <text:p>624,43798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81087">
            <text:p>0,181087</text:p>
          </table:table-cell>
          <table:table-cell office:value-type="float" office:value="-4.337647">
            <text:p>-4,337647</text:p>
          </table:table-cell>
          <table:table-cell table:number-columns-repeated="1019"/>
        </table:table-row>
        <table:table-row table:style-name="ro1">
          <table:table-cell office:value-type="float" office:value="622.28479">
            <text:p>622,2847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80463">
            <text:p>0,180463</text:p>
          </table:table-cell>
          <table:table-cell office:value-type="float" office:value="-4.35853">
            <text:p>-4,35853</text:p>
          </table:table-cell>
          <table:table-cell table:number-columns-repeated="1019"/>
        </table:table-row>
        <table:table-row table:style-name="ro1">
          <table:table-cell office:value-type="float" office:value="622.28479">
            <text:p>622,28479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80463">
            <text:p>0,180463</text:p>
          </table:table-cell>
          <table:table-cell office:value-type="float" office:value="-4.35853">
            <text:p>-4,35853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83585">
            <text:p>0,183585</text:p>
          </table:table-cell>
          <table:table-cell office:value-type="float" office:value="-4.378235">
            <text:p>-4,378235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83585">
            <text:p>0,183585</text:p>
          </table:table-cell>
          <table:table-cell office:value-type="float" office:value="-4.378235">
            <text:p>-4,378235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83585">
            <text:p>0,183585</text:p>
          </table:table-cell>
          <table:table-cell office:value-type="float" office:value="-4.397941">
            <text:p>-4,397941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83585">
            <text:p>0,183585</text:p>
          </table:table-cell>
          <table:table-cell office:value-type="float" office:value="-4.397941">
            <text:p>-4,397941</text:p>
          </table:table-cell>
          <table:table-cell table:number-columns-repeated="1019"/>
        </table:table-row>
        <table:table-row table:style-name="ro1">
          <table:table-cell office:value-type="float" office:value="635.204163">
            <text:p>635,20416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84209">
            <text:p>0,184209</text:p>
          </table:table-cell>
          <table:table-cell office:value-type="float" office:value="-4.417647">
            <text:p>-4,417647</text:p>
          </table:table-cell>
          <table:table-cell table:number-columns-repeated="1019"/>
        </table:table-row>
        <table:table-row table:style-name="ro1">
          <table:table-cell office:value-type="float" office:value="635.204163">
            <text:p>635,20416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4209">
            <text:p>0,184209</text:p>
          </table:table-cell>
          <table:table-cell office:value-type="float" office:value="-4.417647">
            <text:p>-4,417647</text:p>
          </table:table-cell>
          <table:table-cell table:number-columns-repeated="1019"/>
        </table:table-row>
        <table:table-row table:style-name="ro1">
          <table:table-cell office:value-type="float" office:value="639.51062">
            <text:p>639,5106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85458">
            <text:p>0,185458</text:p>
          </table:table-cell>
          <table:table-cell office:value-type="float" office:value="-4.437647">
            <text:p>-4,437647</text:p>
          </table:table-cell>
          <table:table-cell table:number-columns-repeated="1019"/>
        </table:table-row>
        <table:table-row table:style-name="ro1">
          <table:table-cell office:value-type="float" office:value="639.51062">
            <text:p>639,5106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85458">
            <text:p>0,185458</text:p>
          </table:table-cell>
          <table:table-cell office:value-type="float" office:value="-4.437647">
            <text:p>-4,437647</text:p>
          </table:table-cell>
          <table:table-cell table:number-columns-repeated="1019"/>
        </table:table-row>
        <table:table-row table:style-name="ro1">
          <table:table-cell office:value-type="float" office:value="641.663879">
            <text:p>641,66387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86083">
            <text:p>0,186083</text:p>
          </table:table-cell>
          <table:table-cell office:value-type="float" office:value="-4.457941">
            <text:p>-4,457941</text:p>
          </table:table-cell>
          <table:table-cell table:number-columns-repeated="1019"/>
        </table:table-row>
        <table:table-row table:style-name="ro1">
          <table:table-cell office:value-type="float" office:value="641.663879">
            <text:p>641,66387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86083">
            <text:p>0,186083</text:p>
          </table:table-cell>
          <table:table-cell office:value-type="float" office:value="-4.457941">
            <text:p>-4,457941</text:p>
          </table:table-cell>
          <table:table-cell table:number-columns-repeated="1019"/>
        </table:table-row>
        <table:table-row table:style-name="ro1">
          <table:table-cell office:value-type="float" office:value="645.970337">
            <text:p>645,97033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87331">
            <text:p>0,187331</text:p>
          </table:table-cell>
          <table:table-cell office:value-type="float" office:value="-4.477941">
            <text:p>-4,477941</text:p>
          </table:table-cell>
          <table:table-cell table:number-columns-repeated="1019"/>
        </table:table-row>
        <table:table-row table:style-name="ro1">
          <table:table-cell office:value-type="float" office:value="645.970337">
            <text:p>645,97033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87331">
            <text:p>0,187331</text:p>
          </table:table-cell>
          <table:table-cell office:value-type="float" office:value="-4.477941">
            <text:p>-4,477941</text:p>
          </table:table-cell>
          <table:table-cell table:number-columns-repeated="1019"/>
        </table:table-row>
        <table:table-row table:style-name="ro1">
          <table:table-cell office:value-type="float" office:value="645.970337">
            <text:p>645,97033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87331">
            <text:p>0,187331</text:p>
          </table:table-cell>
          <table:table-cell office:value-type="float" office:value="-4.497647">
            <text:p>-4,497647</text:p>
          </table:table-cell>
          <table:table-cell table:number-columns-repeated="1019"/>
        </table:table-row>
        <table:table-row table:style-name="ro1">
          <table:table-cell office:value-type="float" office:value="645.970337">
            <text:p>645,97033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87331">
            <text:p>0,187331</text:p>
          </table:table-cell>
          <table:table-cell office:value-type="float" office:value="-4.497647">
            <text:p>-4,497647</text:p>
          </table:table-cell>
          <table:table-cell table:number-columns-repeated="1019"/>
        </table:table-row>
        <table:table-row table:style-name="ro1">
          <table:table-cell office:value-type="float" office:value="645.970337">
            <text:p>645,97033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87331">
            <text:p>0,187331</text:p>
          </table:table-cell>
          <table:table-cell office:value-type="float" office:value="-4.518235">
            <text:p>-4,518235</text:p>
          </table:table-cell>
          <table:table-cell table:number-columns-repeated="1019"/>
        </table:table-row>
        <table:table-row table:style-name="ro1">
          <table:table-cell office:value-type="float" office:value="645.970337">
            <text:p>645,97033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87331">
            <text:p>0,187331</text:p>
          </table:table-cell>
          <table:table-cell office:value-type="float" office:value="-4.518235">
            <text:p>-4,518235</text:p>
          </table:table-cell>
          <table:table-cell table:number-columns-repeated="1019"/>
        </table:table-row>
        <table:table-row table:style-name="ro1">
          <table:table-cell office:value-type="float" office:value="650.276794">
            <text:p>650,27679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8858">
            <text:p>0,18858</text:p>
          </table:table-cell>
          <table:table-cell office:value-type="float" office:value="-4.538235">
            <text:p>-4,538235</text:p>
          </table:table-cell>
          <table:table-cell table:number-columns-repeated="1019"/>
        </table:table-row>
        <table:table-row table:style-name="ro1">
          <table:table-cell office:value-type="float" office:value="650.276794">
            <text:p>650,27679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8858">
            <text:p>0,18858</text:p>
          </table:table-cell>
          <table:table-cell office:value-type="float" office:value="-4.538235">
            <text:p>-4,538235</text:p>
          </table:table-cell>
          <table:table-cell table:number-columns-repeated="1019"/>
        </table:table-row>
        <table:table-row table:style-name="ro1">
          <table:table-cell office:value-type="float" office:value="652.430054">
            <text:p>652,43005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89205">
            <text:p>0,189205</text:p>
          </table:table-cell>
          <table:table-cell office:value-type="float" office:value="-4.557059">
            <text:p>-4,557059</text:p>
          </table:table-cell>
          <table:table-cell table:number-columns-repeated="1019"/>
        </table:table-row>
        <table:table-row table:style-name="ro1">
          <table:table-cell office:value-type="float" office:value="652.430054">
            <text:p>652,43005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9205">
            <text:p>0,189205</text:p>
          </table:table-cell>
          <table:table-cell office:value-type="float" office:value="-4.557059">
            <text:p>-4,557059</text:p>
          </table:table-cell>
          <table:table-cell table:number-columns-repeated="1019"/>
        </table:table-row>
        <table:table-row table:style-name="ro1">
          <table:table-cell office:value-type="float" office:value="661.042969">
            <text:p>661,04296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91702">
            <text:p>0,191702</text:p>
          </table:table-cell>
          <table:table-cell office:value-type="float" office:value="-4.577647">
            <text:p>-4,577647</text:p>
          </table:table-cell>
          <table:table-cell table:number-columns-repeated="1019"/>
        </table:table-row>
        <table:table-row table:style-name="ro1">
          <table:table-cell office:value-type="float" office:value="661.042969">
            <text:p>661,04296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91702">
            <text:p>0,191702</text:p>
          </table:table-cell>
          <table:table-cell office:value-type="float" office:value="-4.577647">
            <text:p>-4,577647</text:p>
          </table:table-cell>
          <table:table-cell table:number-columns-repeated="1019"/>
        </table:table-row>
        <table:table-row table:style-name="ro1">
          <table:table-cell office:value-type="float" office:value="663.196228">
            <text:p>663,1962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2327">
            <text:p>0,192327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663.196228">
            <text:p>663,1962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2327">
            <text:p>0,192327</text:p>
          </table:table-cell>
          <table:table-cell office:value-type="float" office:value="-4.597647">
            <text:p>-4,597647</text:p>
          </table:table-cell>
          <table:table-cell table:number-columns-repeated="1019"/>
        </table:table-row>
        <table:table-row table:style-name="ro1">
          <table:table-cell office:value-type="float" office:value="658.889771">
            <text:p>658,88977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1078">
            <text:p>0,191078</text:p>
          </table:table-cell>
          <table:table-cell office:value-type="float" office:value="-4.615588">
            <text:p>-4,615588</text:p>
          </table:table-cell>
          <table:table-cell table:number-columns-repeated="1019"/>
        </table:table-row>
        <table:table-row table:style-name="ro1">
          <table:table-cell office:value-type="float" office:value="658.889771">
            <text:p>658,88977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91078">
            <text:p>0,191078</text:p>
          </table:table-cell>
          <table:table-cell office:value-type="float" office:value="-4.615588">
            <text:p>-4,615588</text:p>
          </table:table-cell>
          <table:table-cell table:number-columns-repeated="1019"/>
        </table:table-row>
        <table:table-row table:style-name="ro1">
          <table:table-cell office:value-type="float" office:value="663.196228">
            <text:p>663,19622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92327">
            <text:p>0,192327</text:p>
          </table:table-cell>
          <table:table-cell office:value-type="float" office:value="-4.635294">
            <text:p>-4,635294</text:p>
          </table:table-cell>
          <table:table-cell table:number-columns-repeated="1019"/>
        </table:table-row>
        <table:table-row table:style-name="ro1">
          <table:table-cell office:value-type="float" office:value="663.196228">
            <text:p>663,1962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2327">
            <text:p>0,192327</text:p>
          </table:table-cell>
          <table:table-cell office:value-type="float" office:value="-4.654118">
            <text:p>-4,654118</text:p>
          </table:table-cell>
          <table:table-cell table:number-columns-repeated="1019"/>
        </table:table-row>
        <table:table-row table:style-name="ro1">
          <table:table-cell office:value-type="float" office:value="667.502686">
            <text:p>667,50268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93576">
            <text:p>0,193576</text:p>
          </table:table-cell>
          <table:table-cell office:value-type="float" office:value="-4.654118">
            <text:p>-4,654118</text:p>
          </table:table-cell>
          <table:table-cell table:number-columns-repeated="1019"/>
        </table:table-row>
        <table:table-row table:style-name="ro1">
          <table:table-cell office:value-type="float" office:value="667.502686">
            <text:p>667,50268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93576">
            <text:p>0,193576</text:p>
          </table:table-cell>
          <table:table-cell office:value-type="float" office:value="-4.67353">
            <text:p>-4,67353</text:p>
          </table:table-cell>
          <table:table-cell table:number-columns-repeated="1019"/>
        </table:table-row>
        <table:table-row table:style-name="ro1">
          <table:table-cell office:value-type="float" office:value="671.809143">
            <text:p>671,80914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94825">
            <text:p>0,194825</text:p>
          </table:table-cell>
          <table:table-cell office:value-type="float" office:value="-4.67353">
            <text:p>-4,67353</text:p>
          </table:table-cell>
          <table:table-cell table:number-columns-repeated="1019"/>
        </table:table-row>
        <table:table-row table:style-name="ro1">
          <table:table-cell office:value-type="float" office:value="671.809143">
            <text:p>671,80914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94825">
            <text:p>0,194825</text:p>
          </table:table-cell>
          <table:table-cell office:value-type="float" office:value="-4.692353">
            <text:p>-4,692353</text:p>
          </table:table-cell>
          <table:table-cell table:number-columns-repeated="1019"/>
        </table:table-row>
        <table:table-row table:style-name="ro1">
          <table:table-cell office:value-type="float" office:value="671.809143">
            <text:p>671,80914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94825">
            <text:p>0,194825</text:p>
          </table:table-cell>
          <table:table-cell office:value-type="float" office:value="-4.692353">
            <text:p>-4,692353</text:p>
          </table:table-cell>
          <table:table-cell table:number-columns-repeated="1019"/>
        </table:table-row>
        <table:table-row table:style-name="ro1">
          <table:table-cell office:value-type="float" office:value="673.962402">
            <text:p>673,96240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95449">
            <text:p>0,195449</text:p>
          </table:table-cell>
          <table:table-cell office:value-type="float" office:value="-4.711176">
            <text:p>-4,711176</text:p>
          </table:table-cell>
          <table:table-cell table:number-columns-repeated="1019"/>
        </table:table-row>
        <table:table-row table:style-name="ro1">
          <table:table-cell office:value-type="float" office:value="673.962402">
            <text:p>673,96240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95449">
            <text:p>0,195449</text:p>
          </table:table-cell>
          <table:table-cell office:value-type="float" office:value="-4.711176">
            <text:p>-4,711176</text:p>
          </table:table-cell>
          <table:table-cell table:number-columns-repeated="1019"/>
        </table:table-row>
        <table:table-row table:style-name="ro1">
          <table:table-cell office:value-type="float" office:value="680.422119">
            <text:p>680,42211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97322">
            <text:p>0,197322</text:p>
          </table:table-cell>
          <table:table-cell office:value-type="float" office:value="-4.730294">
            <text:p>-4,730294</text:p>
          </table:table-cell>
          <table:table-cell table:number-columns-repeated="1019"/>
        </table:table-row>
        <table:table-row table:style-name="ro1">
          <table:table-cell office:value-type="float" office:value="680.422119">
            <text:p>680,42211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97322">
            <text:p>0,197322</text:p>
          </table:table-cell>
          <table:table-cell office:value-type="float" office:value="-4.730294">
            <text:p>-4,730294</text:p>
          </table:table-cell>
          <table:table-cell table:number-columns-repeated="1019"/>
        </table:table-row>
        <table:table-row table:style-name="ro1">
          <table:table-cell office:value-type="float" office:value="678.26886">
            <text:p>678,2688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96698">
            <text:p>0,196698</text:p>
          </table:table-cell>
          <table:table-cell office:value-type="float" office:value="-4.748824">
            <text:p>-4,748824</text:p>
          </table:table-cell>
          <table:table-cell table:number-columns-repeated="1019"/>
        </table:table-row>
        <table:table-row table:style-name="ro1">
          <table:table-cell office:value-type="float" office:value="678.26886">
            <text:p>678,26886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96698">
            <text:p>0,196698</text:p>
          </table:table-cell>
          <table:table-cell office:value-type="float" office:value="-4.748824">
            <text:p>-4,748824</text:p>
          </table:table-cell>
          <table:table-cell table:number-columns-repeated="1019"/>
        </table:table-row>
        <table:table-row table:style-name="ro1">
          <table:table-cell office:value-type="float" office:value="673.962402">
            <text:p>673,96240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95449">
            <text:p>0,195449</text:p>
          </table:table-cell>
          <table:table-cell office:value-type="float" office:value="-4.768529">
            <text:p>-4,768529</text:p>
          </table:table-cell>
          <table:table-cell table:number-columns-repeated="1019"/>
        </table:table-row>
        <table:table-row table:style-name="ro1">
          <table:table-cell office:value-type="float" office:value="673.962402">
            <text:p>673,96240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5449">
            <text:p>0,195449</text:p>
          </table:table-cell>
          <table:table-cell office:value-type="float" office:value="-4.768529">
            <text:p>-4,768529</text:p>
          </table:table-cell>
          <table:table-cell table:number-columns-repeated="1019"/>
        </table:table-row>
        <table:table-row table:style-name="ro1">
          <table:table-cell office:value-type="float" office:value="684.728577">
            <text:p>684,72857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98571">
            <text:p>0,198571</text:p>
          </table:table-cell>
          <table:table-cell office:value-type="float" office:value="-4.787941">
            <text:p>-4,787941</text:p>
          </table:table-cell>
          <table:table-cell table:number-columns-repeated="1019"/>
        </table:table-row>
        <table:table-row table:style-name="ro1">
          <table:table-cell office:value-type="float" office:value="684.728577">
            <text:p>684,728577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98571">
            <text:p>0,198571</text:p>
          </table:table-cell>
          <table:table-cell office:value-type="float" office:value="-4.787941">
            <text:p>-4,787941</text:p>
          </table:table-cell>
          <table:table-cell table:number-columns-repeated="1019"/>
        </table:table-row>
        <table:table-row table:style-name="ro1">
          <table:table-cell office:value-type="float" office:value="689.035034">
            <text:p>689,035034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9982">
            <text:p>0,19982</text:p>
          </table:table-cell>
          <table:table-cell office:value-type="float" office:value="-4.807647">
            <text:p>-4,807647</text:p>
          </table:table-cell>
          <table:table-cell table:number-columns-repeated="1019"/>
        </table:table-row>
        <table:table-row table:style-name="ro1">
          <table:table-cell office:value-type="float" office:value="689.035034">
            <text:p>689,03503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9982">
            <text:p>0,19982</text:p>
          </table:table-cell>
          <table:table-cell office:value-type="float" office:value="-4.807647">
            <text:p>-4,807647</text:p>
          </table:table-cell>
          <table:table-cell table:number-columns-repeated="1019"/>
        </table:table-row>
        <table:table-row table:style-name="ro1">
          <table:table-cell office:value-type="float" office:value="691.188293">
            <text:p>691,18829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0445">
            <text:p>0,200445</text:p>
          </table:table-cell>
          <table:table-cell office:value-type="float" office:value="-4.827647">
            <text:p>-4,827647</text:p>
          </table:table-cell>
          <table:table-cell table:number-columns-repeated="1019"/>
        </table:table-row>
        <table:table-row table:style-name="ro1">
          <table:table-cell office:value-type="float" office:value="691.188293">
            <text:p>691,18829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0445">
            <text:p>0,200445</text:p>
          </table:table-cell>
          <table:table-cell office:value-type="float" office:value="-4.827647">
            <text:p>-4,827647</text:p>
          </table:table-cell>
          <table:table-cell table:number-columns-repeated="1019"/>
        </table:table-row>
        <table:table-row table:style-name="ro1">
          <table:table-cell office:value-type="float" office:value="691.188293">
            <text:p>691,18829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00445">
            <text:p>0,200445</text:p>
          </table:table-cell>
          <table:table-cell office:value-type="float" office:value="-4.848235">
            <text:p>-4,848235</text:p>
          </table:table-cell>
          <table:table-cell table:number-columns-repeated="1019"/>
        </table:table-row>
        <table:table-row table:style-name="ro1">
          <table:table-cell office:value-type="float" office:value="691.188293">
            <text:p>691,18829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00445">
            <text:p>0,200445</text:p>
          </table:table-cell>
          <table:table-cell office:value-type="float" office:value="-4.848235">
            <text:p>-4,848235</text:p>
          </table:table-cell>
          <table:table-cell table:number-columns-repeated="1019"/>
        </table:table-row>
        <table:table-row table:style-name="ro1">
          <table:table-cell office:value-type="float" office:value="693.341492">
            <text:p>693,34149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01069">
            <text:p>0,201069</text:p>
          </table:table-cell>
          <table:table-cell office:value-type="float" office:value="-4.867647">
            <text:p>-4,867647</text:p>
          </table:table-cell>
          <table:table-cell table:number-columns-repeated="1019"/>
        </table:table-row>
        <table:table-row table:style-name="ro1">
          <table:table-cell office:value-type="float" office:value="693.341492">
            <text:p>693,34149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01069">
            <text:p>0,201069</text:p>
          </table:table-cell>
          <table:table-cell office:value-type="float" office:value="-4.867647">
            <text:p>-4,867647</text:p>
          </table:table-cell>
          <table:table-cell table:number-columns-repeated="1019"/>
        </table:table-row>
        <table:table-row table:style-name="ro1">
          <table:table-cell office:value-type="float" office:value="699.801208">
            <text:p>699,80120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02942">
            <text:p>0,202942</text:p>
          </table:table-cell>
          <table:table-cell office:value-type="float" office:value="-4.887353">
            <text:p>-4,887353</text:p>
          </table:table-cell>
          <table:table-cell table:number-columns-repeated="1019"/>
        </table:table-row>
        <table:table-row table:style-name="ro1">
          <table:table-cell office:value-type="float" office:value="699.801208">
            <text:p>699,80120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02942">
            <text:p>0,202942</text:p>
          </table:table-cell>
          <table:table-cell office:value-type="float" office:value="-4.887353">
            <text:p>-4,887353</text:p>
          </table:table-cell>
          <table:table-cell table:number-columns-repeated="1019"/>
        </table:table-row>
        <table:table-row table:style-name="ro1">
          <table:table-cell office:value-type="float" office:value="699.801208">
            <text:p>699,80120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02942">
            <text:p>0,202942</text:p>
          </table:table-cell>
          <table:table-cell office:value-type="float" office:value="-4.907647">
            <text:p>-4,907647</text:p>
          </table:table-cell>
          <table:table-cell table:number-columns-repeated="1019"/>
        </table:table-row>
        <table:table-row table:style-name="ro1">
          <table:table-cell office:value-type="float" office:value="699.801208">
            <text:p>699,80120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02942">
            <text:p>0,202942</text:p>
          </table:table-cell>
          <table:table-cell office:value-type="float" office:value="-4.907647">
            <text:p>-4,907647</text:p>
          </table:table-cell>
          <table:table-cell table:number-columns-repeated="1019"/>
        </table:table-row>
        <table:table-row table:style-name="ro1">
          <table:table-cell office:value-type="float" office:value="704.107666">
            <text:p>704,10766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04191">
            <text:p>0,204191</text:p>
          </table:table-cell>
          <table:table-cell office:value-type="float" office:value="-4.927353">
            <text:p>-4,927353</text:p>
          </table:table-cell>
          <table:table-cell table:number-columns-repeated="1019"/>
        </table:table-row>
        <table:table-row table:style-name="ro1">
          <table:table-cell office:value-type="float" office:value="704.107666">
            <text:p>704,10766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04191">
            <text:p>0,204191</text:p>
          </table:table-cell>
          <table:table-cell office:value-type="float" office:value="-4.927353">
            <text:p>-4,927353</text:p>
          </table:table-cell>
          <table:table-cell table:number-columns-repeated="1019"/>
        </table:table-row>
        <table:table-row table:style-name="ro1">
          <table:table-cell office:value-type="float" office:value="708.414124">
            <text:p>708,414124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20544">
            <text:p>0,20544</text:p>
          </table:table-cell>
          <table:table-cell office:value-type="float" office:value="-4.947647">
            <text:p>-4,947647</text:p>
          </table:table-cell>
          <table:table-cell table:number-columns-repeated="1019"/>
        </table:table-row>
        <table:table-row table:style-name="ro1">
          <table:table-cell office:value-type="float" office:value="708.414124">
            <text:p>708,41412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0544">
            <text:p>0,20544</text:p>
          </table:table-cell>
          <table:table-cell office:value-type="float" office:value="-4.947647">
            <text:p>-4,947647</text:p>
          </table:table-cell>
          <table:table-cell table:number-columns-repeated="1019"/>
        </table:table-row>
        <table:table-row table:style-name="ro1">
          <table:table-cell office:value-type="float" office:value="706.260925">
            <text:p>706,2609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04816">
            <text:p>0,204816</text:p>
          </table:table-cell>
          <table:table-cell office:value-type="float" office:value="-4.965588">
            <text:p>-4,965588</text:p>
          </table:table-cell>
          <table:table-cell table:number-columns-repeated="1019"/>
        </table:table-row>
        <table:table-row table:style-name="ro1">
          <table:table-cell office:value-type="float" office:value="706.260925">
            <text:p>706,26092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04816">
            <text:p>0,204816</text:p>
          </table:table-cell>
          <table:table-cell office:value-type="float" office:value="-4.965588">
            <text:p>-4,965588</text:p>
          </table:table-cell>
          <table:table-cell table:number-columns-repeated="1019"/>
        </table:table-row>
        <table:table-row table:style-name="ro1">
          <table:table-cell office:value-type="float" office:value="708.414124">
            <text:p>708,41412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0544">
            <text:p>0,20544</text:p>
          </table:table-cell>
          <table:table-cell office:value-type="float" office:value="-4.985294">
            <text:p>-4,985294</text:p>
          </table:table-cell>
          <table:table-cell table:number-columns-repeated="1019"/>
        </table:table-row>
        <table:table-row table:style-name="ro1">
          <table:table-cell office:value-type="float" office:value="708.414124">
            <text:p>708,41412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0544">
            <text:p>0,20544</text:p>
          </table:table-cell>
          <table:table-cell office:value-type="float" office:value="-5.004117">
            <text:p>-5,004117</text:p>
          </table:table-cell>
          <table:table-cell table:number-columns-repeated="1019"/>
        </table:table-row>
        <table:table-row table:style-name="ro1">
          <table:table-cell office:value-type="float" office:value="712.720642">
            <text:p>712,72064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06689">
            <text:p>0,206689</text:p>
          </table:table-cell>
          <table:table-cell office:value-type="float" office:value="-5.004117">
            <text:p>-5,004117</text:p>
          </table:table-cell>
          <table:table-cell table:number-columns-repeated="1019"/>
        </table:table-row>
        <table:table-row table:style-name="ro1">
          <table:table-cell office:value-type="float" office:value="712.720642">
            <text:p>712,72064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06689">
            <text:p>0,206689</text:p>
          </table:table-cell>
          <table:table-cell office:value-type="float" office:value="-5.023235">
            <text:p>-5,023235</text:p>
          </table:table-cell>
          <table:table-cell table:number-columns-repeated="1019"/>
        </table:table-row>
        <table:table-row table:style-name="ro1">
          <table:table-cell office:value-type="float" office:value="719.180298">
            <text:p>719,18029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08562">
            <text:p>0,208562</text:p>
          </table:table-cell>
          <table:table-cell office:value-type="float" office:value="-5.023235">
            <text:p>-5,023235</text:p>
          </table:table-cell>
          <table:table-cell table:number-columns-repeated="1019"/>
        </table:table-row>
        <table:table-row table:style-name="ro1">
          <table:table-cell office:value-type="float" office:value="719.180298">
            <text:p>719,18029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08562">
            <text:p>0,208562</text:p>
          </table:table-cell>
          <table:table-cell office:value-type="float" office:value="-5.042353">
            <text:p>-5,042353</text:p>
          </table:table-cell>
          <table:table-cell table:number-columns-repeated="1019"/>
        </table:table-row>
        <table:table-row table:style-name="ro1">
          <table:table-cell office:value-type="float" office:value="719.180298">
            <text:p>719,18029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08562">
            <text:p>0,208562</text:p>
          </table:table-cell>
          <table:table-cell office:value-type="float" office:value="-5.042353">
            <text:p>-5,042353</text:p>
          </table:table-cell>
          <table:table-cell table:number-columns-repeated="1019"/>
        </table:table-row>
        <table:table-row table:style-name="ro1">
          <table:table-cell office:value-type="float" office:value="723.486816">
            <text:p>723,48681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09811">
            <text:p>0,209811</text:p>
          </table:table-cell>
          <table:table-cell office:value-type="float" office:value="-5.061176">
            <text:p>-5,061176</text:p>
          </table:table-cell>
          <table:table-cell table:number-columns-repeated="1019"/>
        </table:table-row>
        <table:table-row table:style-name="ro1">
          <table:table-cell office:value-type="float" office:value="723.486816">
            <text:p>723,48681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09811">
            <text:p>0,209811</text:p>
          </table:table-cell>
          <table:table-cell office:value-type="float" office:value="-5.061176">
            <text:p>-5,061176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09187">
            <text:p>0,209187</text:p>
          </table:table-cell>
          <table:table-cell office:value-type="float" office:value="-5.08">
            <text:p>-5,08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09187">
            <text:p>0,209187</text:p>
          </table:table-cell>
          <table:table-cell office:value-type="float" office:value="-5.08">
            <text:p>-5,08</text:p>
          </table:table-cell>
          <table:table-cell table:number-columns-repeated="1019"/>
        </table:table-row>
        <table:table-row table:style-name="ro1">
          <table:table-cell office:value-type="float" office:value="725.640015">
            <text:p>725,64001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10436">
            <text:p>0,210436</text:p>
          </table:table-cell>
          <table:table-cell office:value-type="float" office:value="-5.099118">
            <text:p>-5,099118</text:p>
          </table:table-cell>
          <table:table-cell table:number-columns-repeated="1019"/>
        </table:table-row>
        <table:table-row table:style-name="ro1">
          <table:table-cell office:value-type="float" office:value="725.640015">
            <text:p>725,64001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10436">
            <text:p>0,210436</text:p>
          </table:table-cell>
          <table:table-cell office:value-type="float" office:value="-5.099118">
            <text:p>-5,099118</text:p>
          </table:table-cell>
          <table:table-cell table:number-columns-repeated="1019"/>
        </table:table-row>
        <table:table-row table:style-name="ro1">
          <table:table-cell office:value-type="float" office:value="732.099731">
            <text:p>732,099731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12309">
            <text:p>0,212309</text:p>
          </table:table-cell>
          <table:table-cell office:value-type="float" office:value="-5.118529">
            <text:p>-5,118529</text:p>
          </table:table-cell>
          <table:table-cell table:number-columns-repeated="1019"/>
        </table:table-row>
        <table:table-row table:style-name="ro1">
          <table:table-cell office:value-type="float" office:value="732.099731">
            <text:p>732,099731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12309">
            <text:p>0,212309</text:p>
          </table:table-cell>
          <table:table-cell office:value-type="float" office:value="-5.118529">
            <text:p>-5,118529</text:p>
          </table:table-cell>
          <table:table-cell table:number-columns-repeated="1019"/>
        </table:table-row>
        <table:table-row table:style-name="ro1">
          <table:table-cell office:value-type="float" office:value="729.946472">
            <text:p>729,946472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11684">
            <text:p>0,211684</text:p>
          </table:table-cell>
          <table:table-cell office:value-type="float" office:value="-5.137941">
            <text:p>-5,137941</text:p>
          </table:table-cell>
          <table:table-cell table:number-columns-repeated="1019"/>
        </table:table-row>
        <table:table-row table:style-name="ro1">
          <table:table-cell office:value-type="float" office:value="729.946472">
            <text:p>729,94647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11684">
            <text:p>0,211684</text:p>
          </table:table-cell>
          <table:table-cell office:value-type="float" office:value="-5.137941">
            <text:p>-5,137941</text:p>
          </table:table-cell>
          <table:table-cell table:number-columns-repeated="1019"/>
        </table:table-row>
        <table:table-row table:style-name="ro1">
          <table:table-cell office:value-type="float" office:value="732.099731">
            <text:p>732,09973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12309">
            <text:p>0,212309</text:p>
          </table:table-cell>
          <table:table-cell office:value-type="float" office:value="-5.157353">
            <text:p>-5,157353</text:p>
          </table:table-cell>
          <table:table-cell table:number-columns-repeated="1019"/>
        </table:table-row>
        <table:table-row table:style-name="ro1">
          <table:table-cell office:value-type="float" office:value="732.099731">
            <text:p>732,09973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12309">
            <text:p>0,212309</text:p>
          </table:table-cell>
          <table:table-cell office:value-type="float" office:value="-5.157353">
            <text:p>-5,157353</text:p>
          </table:table-cell>
          <table:table-cell table:number-columns-repeated="1019"/>
        </table:table-row>
        <table:table-row table:style-name="ro1">
          <table:table-cell office:value-type="float" office:value="736.406189">
            <text:p>736,40618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13558">
            <text:p>0,213558</text:p>
          </table:table-cell>
          <table:table-cell office:value-type="float" office:value="-5.177353">
            <text:p>-5,177353</text:p>
          </table:table-cell>
          <table:table-cell table:number-columns-repeated="1019"/>
        </table:table-row>
        <table:table-row table:style-name="ro1">
          <table:table-cell office:value-type="float" office:value="736.406189">
            <text:p>736,40618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13558">
            <text:p>0,213558</text:p>
          </table:table-cell>
          <table:table-cell office:value-type="float" office:value="-5.177353">
            <text:p>-5,177353</text:p>
          </table:table-cell>
          <table:table-cell table:number-columns-repeated="1019"/>
        </table:table-row>
        <table:table-row table:style-name="ro1">
          <table:table-cell office:value-type="float" office:value="736.406189">
            <text:p>736,40618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13558">
            <text:p>0,213558</text:p>
          </table:table-cell>
          <table:table-cell office:value-type="float" office:value="-5.197647">
            <text:p>-5,197647</text:p>
          </table:table-cell>
          <table:table-cell table:number-columns-repeated="1019"/>
        </table:table-row>
        <table:table-row table:style-name="ro1">
          <table:table-cell office:value-type="float" office:value="736.406189">
            <text:p>736,40618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3558">
            <text:p>0,213558</text:p>
          </table:table-cell>
          <table:table-cell office:value-type="float" office:value="-5.197647">
            <text:p>-5,197647</text:p>
          </table:table-cell>
          <table:table-cell table:number-columns-repeated="1019"/>
        </table:table-row>
        <table:table-row table:style-name="ro1">
          <table:table-cell office:value-type="float" office:value="736.406189">
            <text:p>736,40618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13558">
            <text:p>0,213558</text:p>
          </table:table-cell>
          <table:table-cell office:value-type="float" office:value="-5.217353">
            <text:p>-5,217353</text:p>
          </table:table-cell>
          <table:table-cell table:number-columns-repeated="1019"/>
        </table:table-row>
        <table:table-row table:style-name="ro1">
          <table:table-cell office:value-type="float" office:value="736.406189">
            <text:p>736,40618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13558">
            <text:p>0,213558</text:p>
          </table:table-cell>
          <table:table-cell office:value-type="float" office:value="-5.217353">
            <text:p>-5,217353</text:p>
          </table:table-cell>
          <table:table-cell table:number-columns-repeated="1019"/>
        </table:table-row>
        <table:table-row table:style-name="ro1">
          <table:table-cell office:value-type="float" office:value="742.865906">
            <text:p>742,86590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15431">
            <text:p>0,215431</text:p>
          </table:table-cell>
          <table:table-cell office:value-type="float" office:value="-5.237059">
            <text:p>-5,237059</text:p>
          </table:table-cell>
          <table:table-cell table:number-columns-repeated="1019"/>
        </table:table-row>
        <table:table-row table:style-name="ro1">
          <table:table-cell office:value-type="float" office:value="742.865906">
            <text:p>742,86590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15431">
            <text:p>0,215431</text:p>
          </table:table-cell>
          <table:table-cell office:value-type="float" office:value="-5.237059">
            <text:p>-5,237059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1668">
            <text:p>0,21668</text:p>
          </table:table-cell>
          <table:table-cell office:value-type="float" office:value="-5.257059">
            <text:p>-5,257059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1668">
            <text:p>0,21668</text:p>
          </table:table-cell>
          <table:table-cell office:value-type="float" office:value="-5.257059">
            <text:p>-5,257059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1668">
            <text:p>0,21668</text:p>
          </table:table-cell>
          <table:table-cell office:value-type="float" office:value="-5.277059">
            <text:p>-5,277059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1668">
            <text:p>0,21668</text:p>
          </table:table-cell>
          <table:table-cell office:value-type="float" office:value="-5.277059">
            <text:p>-5,277059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668">
            <text:p>0,21668</text:p>
          </table:table-cell>
          <table:table-cell office:value-type="float" office:value="-5.297647">
            <text:p>-5,297647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1668">
            <text:p>0,21668</text:p>
          </table:table-cell>
          <table:table-cell office:value-type="float" office:value="-5.297647">
            <text:p>-5,297647</text:p>
          </table:table-cell>
          <table:table-cell table:number-columns-repeated="1019"/>
        </table:table-row>
        <table:table-row table:style-name="ro1">
          <table:table-cell office:value-type="float" office:value="755.785339">
            <text:p>755,78533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19178">
            <text:p>0,219178</text:p>
          </table:table-cell>
          <table:table-cell office:value-type="float" office:value="-5.317647">
            <text:p>-5,317647</text:p>
          </table:table-cell>
          <table:table-cell table:number-columns-repeated="1019"/>
        </table:table-row>
        <table:table-row table:style-name="ro1">
          <table:table-cell office:value-type="float" office:value="755.785339">
            <text:p>755,78533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19178">
            <text:p>0,219178</text:p>
          </table:table-cell>
          <table:table-cell office:value-type="float" office:value="-5.317647">
            <text:p>-5,317647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17304">
            <text:p>0,217304</text:p>
          </table:table-cell>
          <table:table-cell office:value-type="float" office:value="-5.337353">
            <text:p>-5,337353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17304">
            <text:p>0,217304</text:p>
          </table:table-cell>
          <table:table-cell office:value-type="float" office:value="-5.337353">
            <text:p>-5,337353</text:p>
          </table:table-cell>
          <table:table-cell table:number-columns-repeated="1019"/>
        </table:table-row>
        <table:table-row table:style-name="ro1">
          <table:table-cell office:value-type="float" office:value="755.785339">
            <text:p>755,78533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19178">
            <text:p>0,219178</text:p>
          </table:table-cell>
          <table:table-cell office:value-type="float" office:value="-5.357353">
            <text:p>-5,357353</text:p>
          </table:table-cell>
          <table:table-cell table:number-columns-repeated="1019"/>
        </table:table-row>
        <table:table-row table:style-name="ro1">
          <table:table-cell office:value-type="float" office:value="755.785339">
            <text:p>755,785339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19178">
            <text:p>0,219178</text:p>
          </table:table-cell>
          <table:table-cell office:value-type="float" office:value="-5.357353">
            <text:p>-5,357353</text:p>
          </table:table-cell>
          <table:table-cell table:number-columns-repeated="1019"/>
        </table:table-row>
        <table:table-row table:style-name="ro1">
          <table:table-cell office:value-type="float" office:value="757.938538">
            <text:p>757,93853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19802">
            <text:p>0,219802</text:p>
          </table:table-cell>
          <table:table-cell office:value-type="float" office:value="-5.377059">
            <text:p>-5,377059</text:p>
          </table:table-cell>
          <table:table-cell table:number-columns-repeated="1019"/>
        </table:table-row>
        <table:table-row table:style-name="ro1">
          <table:table-cell office:value-type="float" office:value="757.938538">
            <text:p>757,93853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19802">
            <text:p>0,219802</text:p>
          </table:table-cell>
          <table:table-cell office:value-type="float" office:value="-5.377059">
            <text:p>-5,377059</text:p>
          </table:table-cell>
          <table:table-cell table:number-columns-repeated="1019"/>
        </table:table-row>
        <table:table-row table:style-name="ro1">
          <table:table-cell office:value-type="float" office:value="760.091797">
            <text:p>760,09179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20427">
            <text:p>0,220427</text:p>
          </table:table-cell>
          <table:table-cell office:value-type="float" office:value="-5.397059">
            <text:p>-5,397059</text:p>
          </table:table-cell>
          <table:table-cell table:number-columns-repeated="1019"/>
        </table:table-row>
        <table:table-row table:style-name="ro1">
          <table:table-cell office:value-type="float" office:value="760.091797">
            <text:p>760,0917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20427">
            <text:p>0,220427</text:p>
          </table:table-cell>
          <table:table-cell office:value-type="float" office:value="-5.397059">
            <text:p>-5,397059</text:p>
          </table:table-cell>
          <table:table-cell table:number-columns-repeated="1019"/>
        </table:table-row>
        <table:table-row table:style-name="ro1">
          <table:table-cell office:value-type="float" office:value="762.244995">
            <text:p>762,24499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21051">
            <text:p>0,221051</text:p>
          </table:table-cell>
          <table:table-cell office:value-type="float" office:value="-5.417353">
            <text:p>-5,417353</text:p>
          </table:table-cell>
          <table:table-cell table:number-columns-repeated="1019"/>
        </table:table-row>
        <table:table-row table:style-name="ro1">
          <table:table-cell office:value-type="float" office:value="762.244995">
            <text:p>762,2449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21051">
            <text:p>0,221051</text:p>
          </table:table-cell>
          <table:table-cell office:value-type="float" office:value="-5.417353">
            <text:p>-5,417353</text:p>
          </table:table-cell>
          <table:table-cell table:number-columns-repeated="1019"/>
        </table:table-row>
        <table:table-row table:style-name="ro1">
          <table:table-cell office:value-type="float" office:value="764.398254">
            <text:p>764,39825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21675">
            <text:p>0,221675</text:p>
          </table:table-cell>
          <table:table-cell office:value-type="float" office:value="-5.437059">
            <text:p>-5,437059</text:p>
          </table:table-cell>
          <table:table-cell table:number-columns-repeated="1019"/>
        </table:table-row>
        <table:table-row table:style-name="ro1">
          <table:table-cell office:value-type="float" office:value="764.398254">
            <text:p>764,39825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21675">
            <text:p>0,221675</text:p>
          </table:table-cell>
          <table:table-cell office:value-type="float" office:value="-5.437059">
            <text:p>-5,437059</text:p>
          </table:table-cell>
          <table:table-cell table:number-columns-repeated="1019"/>
        </table:table-row>
        <table:table-row table:style-name="ro1">
          <table:table-cell office:value-type="float" office:value="768.704712">
            <text:p>768,70471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22924">
            <text:p>0,222924</text:p>
          </table:table-cell>
          <table:table-cell office:value-type="float" office:value="-5.456765">
            <text:p>-5,456765</text:p>
          </table:table-cell>
          <table:table-cell table:number-columns-repeated="1019"/>
        </table:table-row>
        <table:table-row table:style-name="ro1">
          <table:table-cell office:value-type="float" office:value="768.704712">
            <text:p>768,70471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22924">
            <text:p>0,222924</text:p>
          </table:table-cell>
          <table:table-cell office:value-type="float" office:value="-5.456765">
            <text:p>-5,456765</text:p>
          </table:table-cell>
          <table:table-cell table:number-columns-repeated="1019"/>
        </table:table-row>
        <table:table-row table:style-name="ro1">
          <table:table-cell office:value-type="float" office:value="773.011169">
            <text:p>773,01116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24173">
            <text:p>0,224173</text:p>
          </table:table-cell>
          <table:table-cell office:value-type="float" office:value="-5.477059">
            <text:p>-5,477059</text:p>
          </table:table-cell>
          <table:table-cell table:number-columns-repeated="1019"/>
        </table:table-row>
        <table:table-row table:style-name="ro1">
          <table:table-cell office:value-type="float" office:value="773.011169">
            <text:p>773,011169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24173">
            <text:p>0,224173</text:p>
          </table:table-cell>
          <table:table-cell office:value-type="float" office:value="-5.477059">
            <text:p>-5,477059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23549">
            <text:p>0,223549</text:p>
          </table:table-cell>
          <table:table-cell office:value-type="float" office:value="-5.497353">
            <text:p>-5,497353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23549">
            <text:p>0,223549</text:p>
          </table:table-cell>
          <table:table-cell office:value-type="float" office:value="-5.497353">
            <text:p>-5,497353</text:p>
          </table:table-cell>
          <table:table-cell table:number-columns-repeated="1019"/>
        </table:table-row>
        <table:table-row table:style-name="ro1">
          <table:table-cell office:value-type="float" office:value="773.011169">
            <text:p>773,01116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24173">
            <text:p>0,224173</text:p>
          </table:table-cell>
          <table:table-cell office:value-type="float" office:value="-5.517059">
            <text:p>-5,517059</text:p>
          </table:table-cell>
          <table:table-cell table:number-columns-repeated="1019"/>
        </table:table-row>
        <table:table-row table:style-name="ro1">
          <table:table-cell office:value-type="float" office:value="773.011169">
            <text:p>773,01116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24173">
            <text:p>0,224173</text:p>
          </table:table-cell>
          <table:table-cell office:value-type="float" office:value="-5.517059">
            <text:p>-5,517059</text:p>
          </table:table-cell>
          <table:table-cell table:number-columns-repeated="1019"/>
        </table:table-row>
        <table:table-row table:style-name="ro1">
          <table:table-cell office:value-type="float" office:value="775.164429">
            <text:p>775,16442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24798">
            <text:p>0,224798</text:p>
          </table:table-cell>
          <table:table-cell office:value-type="float" office:value="-5.537353">
            <text:p>-5,537353</text:p>
          </table:table-cell>
          <table:table-cell table:number-columns-repeated="1019"/>
        </table:table-row>
        <table:table-row table:style-name="ro1">
          <table:table-cell office:value-type="float" office:value="775.164429">
            <text:p>775,16442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24798">
            <text:p>0,224798</text:p>
          </table:table-cell>
          <table:table-cell office:value-type="float" office:value="-5.537353">
            <text:p>-5,537353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25422">
            <text:p>0,225422</text:p>
          </table:table-cell>
          <table:table-cell office:value-type="float" office:value="-5.55647">
            <text:p>-5,55647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25422">
            <text:p>0,225422</text:p>
          </table:table-cell>
          <table:table-cell office:value-type="float" office:value="-5.55647">
            <text:p>-5,55647</text:p>
          </table:table-cell>
          <table:table-cell table:number-columns-repeated="1019"/>
        </table:table-row>
        <table:table-row table:style-name="ro1">
          <table:table-cell office:value-type="float" office:value="779.470886">
            <text:p>779,47088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26047">
            <text:p>0,226047</text:p>
          </table:table-cell>
          <table:table-cell office:value-type="float" office:value="-5.577059">
            <text:p>-5,577059</text:p>
          </table:table-cell>
          <table:table-cell table:number-columns-repeated="1019"/>
        </table:table-row>
        <table:table-row table:style-name="ro1">
          <table:table-cell office:value-type="float" office:value="779.470886">
            <text:p>779,47088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26047">
            <text:p>0,226047</text:p>
          </table:table-cell>
          <table:table-cell office:value-type="float" office:value="-5.577059">
            <text:p>-5,577059</text:p>
          </table:table-cell>
          <table:table-cell table:number-columns-repeated="1019"/>
        </table:table-row>
        <table:table-row table:style-name="ro1">
          <table:table-cell office:value-type="float" office:value="781.624146">
            <text:p>781,62414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26671">
            <text:p>0,226671</text:p>
          </table:table-cell>
          <table:table-cell office:value-type="float" office:value="-5.597059">
            <text:p>-5,597059</text:p>
          </table:table-cell>
          <table:table-cell table:number-columns-repeated="1019"/>
        </table:table-row>
        <table:table-row table:style-name="ro1">
          <table:table-cell office:value-type="float" office:value="781.624146">
            <text:p>781,62414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26671">
            <text:p>0,226671</text:p>
          </table:table-cell>
          <table:table-cell office:value-type="float" office:value="-5.597059">
            <text:p>-5,597059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2792">
            <text:p>0,22792</text:p>
          </table:table-cell>
          <table:table-cell office:value-type="float" office:value="-5.617353">
            <text:p>-5,617353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2792">
            <text:p>0,22792</text:p>
          </table:table-cell>
          <table:table-cell office:value-type="float" office:value="-5.617353">
            <text:p>-5,617353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2792">
            <text:p>0,22792</text:p>
          </table:table-cell>
          <table:table-cell office:value-type="float" office:value="-5.637059">
            <text:p>-5,637059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2792">
            <text:p>0,22792</text:p>
          </table:table-cell>
          <table:table-cell office:value-type="float" office:value="-5.637059">
            <text:p>-5,637059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2792">
            <text:p>0,22792</text:p>
          </table:table-cell>
          <table:table-cell office:value-type="float" office:value="-5.656765">
            <text:p>-5,656765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2792">
            <text:p>0,22792</text:p>
          </table:table-cell>
          <table:table-cell office:value-type="float" office:value="-5.656765">
            <text:p>-5,656765</text:p>
          </table:table-cell>
          <table:table-cell table:number-columns-repeated="1019"/>
        </table:table-row>
        <table:table-row table:style-name="ro1">
          <table:table-cell office:value-type="float" office:value="790.237061">
            <text:p>790,23706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29169">
            <text:p>0,229169</text:p>
          </table:table-cell>
          <table:table-cell office:value-type="float" office:value="-5.677059">
            <text:p>-5,677059</text:p>
          </table:table-cell>
          <table:table-cell table:number-columns-repeated="1019"/>
        </table:table-row>
        <table:table-row table:style-name="ro1">
          <table:table-cell office:value-type="float" office:value="790.237061">
            <text:p>790,23706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29169">
            <text:p>0,229169</text:p>
          </table:table-cell>
          <table:table-cell office:value-type="float" office:value="-5.677059">
            <text:p>-5,677059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2792">
            <text:p>0,22792</text:p>
          </table:table-cell>
          <table:table-cell office:value-type="float" office:value="-5.697353">
            <text:p>-5,697353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2792">
            <text:p>0,22792</text:p>
          </table:table-cell>
          <table:table-cell office:value-type="float" office:value="-5.697353">
            <text:p>-5,697353</text:p>
          </table:table-cell>
          <table:table-cell table:number-columns-repeated="1019"/>
        </table:table-row>
        <table:table-row table:style-name="ro1">
          <table:table-cell office:value-type="float" office:value="792.39032">
            <text:p>792,3903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29793">
            <text:p>0,229793</text:p>
          </table:table-cell>
          <table:table-cell office:value-type="float" office:value="-5.717059">
            <text:p>-5,717059</text:p>
          </table:table-cell>
          <table:table-cell table:number-columns-repeated="1019"/>
        </table:table-row>
        <table:table-row table:style-name="ro1">
          <table:table-cell office:value-type="float" office:value="792.39032">
            <text:p>792,3903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29793">
            <text:p>0,229793</text:p>
          </table:table-cell>
          <table:table-cell office:value-type="float" office:value="-5.717059">
            <text:p>-5,717059</text:p>
          </table:table-cell>
          <table:table-cell table:number-columns-repeated="1019"/>
        </table:table-row>
        <table:table-row table:style-name="ro1">
          <table:table-cell office:value-type="float" office:value="796.696777">
            <text:p>796,69677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31042">
            <text:p>0,231042</text:p>
          </table:table-cell>
          <table:table-cell office:value-type="float" office:value="-5.736765">
            <text:p>-5,736765</text:p>
          </table:table-cell>
          <table:table-cell table:number-columns-repeated="1019"/>
        </table:table-row>
        <table:table-row table:style-name="ro1">
          <table:table-cell office:value-type="float" office:value="796.696777">
            <text:p>796,696777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231042">
            <text:p>0,231042</text:p>
          </table:table-cell>
          <table:table-cell office:value-type="float" office:value="-5.736765">
            <text:p>-5,736765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30418">
            <text:p>0,230418</text:p>
          </table:table-cell>
          <table:table-cell office:value-type="float" office:value="-5.756765">
            <text:p>-5,756765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30418">
            <text:p>0,230418</text:p>
          </table:table-cell>
          <table:table-cell office:value-type="float" office:value="-5.756765">
            <text:p>-5,756765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30418">
            <text:p>0,230418</text:p>
          </table:table-cell>
          <table:table-cell office:value-type="float" office:value="-5.776765">
            <text:p>-5,776765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30418">
            <text:p>0,230418</text:p>
          </table:table-cell>
          <table:table-cell office:value-type="float" office:value="-5.776765">
            <text:p>-5,776765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32291">
            <text:p>0,232291</text:p>
          </table:table-cell>
          <table:table-cell office:value-type="float" office:value="-5.797059">
            <text:p>-5,797059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32291">
            <text:p>0,232291</text:p>
          </table:table-cell>
          <table:table-cell office:value-type="float" office:value="-5.797059">
            <text:p>-5,797059</text:p>
          </table:table-cell>
          <table:table-cell table:number-columns-repeated="1019"/>
        </table:table-row>
        <table:table-row table:style-name="ro1">
          <table:table-cell office:value-type="float" office:value="803.156494">
            <text:p>803,15649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32915">
            <text:p>0,232915</text:p>
          </table:table-cell>
          <table:table-cell office:value-type="float" office:value="-5.817353">
            <text:p>-5,817353</text:p>
          </table:table-cell>
          <table:table-cell table:number-columns-repeated="1019"/>
        </table:table-row>
        <table:table-row table:style-name="ro1">
          <table:table-cell office:value-type="float" office:value="803.156494">
            <text:p>803,156494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32915">
            <text:p>0,232915</text:p>
          </table:table-cell>
          <table:table-cell office:value-type="float" office:value="-5.817353">
            <text:p>-5,817353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32291">
            <text:p>0,232291</text:p>
          </table:table-cell>
          <table:table-cell office:value-type="float" office:value="-5.836765">
            <text:p>-5,836765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32291">
            <text:p>0,232291</text:p>
          </table:table-cell>
          <table:table-cell office:value-type="float" office:value="-5.836765">
            <text:p>-5,836765</text:p>
          </table:table-cell>
          <table:table-cell table:number-columns-repeated="1019"/>
        </table:table-row>
        <table:table-row table:style-name="ro1">
          <table:table-cell office:value-type="float" office:value="807.462952">
            <text:p>807,46295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34164">
            <text:p>0,234164</text:p>
          </table:table-cell>
          <table:table-cell office:value-type="float" office:value="-5.857059">
            <text:p>-5,857059</text:p>
          </table:table-cell>
          <table:table-cell table:number-columns-repeated="1019"/>
        </table:table-row>
        <table:table-row table:style-name="ro1">
          <table:table-cell office:value-type="float" office:value="807.462952">
            <text:p>807,46295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34164">
            <text:p>0,234164</text:p>
          </table:table-cell>
          <table:table-cell office:value-type="float" office:value="-5.857059">
            <text:p>-5,857059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235413">
            <text:p>0,235413</text:p>
          </table:table-cell>
          <table:table-cell office:value-type="float" office:value="-5.876765">
            <text:p>-5,876765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35413">
            <text:p>0,235413</text:p>
          </table:table-cell>
          <table:table-cell office:value-type="float" office:value="-5.876765">
            <text:p>-5,876765</text:p>
          </table:table-cell>
          <table:table-cell table:number-columns-repeated="1019"/>
        </table:table-row>
        <table:table-row table:style-name="ro1">
          <table:table-cell office:value-type="float" office:value="807.462952">
            <text:p>807,46295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234164">
            <text:p>0,234164</text:p>
          </table:table-cell>
          <table:table-cell office:value-type="float" office:value="-5.897353">
            <text:p>-5,897353</text:p>
          </table:table-cell>
          <table:table-cell table:number-columns-repeated="1019"/>
        </table:table-row>
        <table:table-row table:style-name="ro1">
          <table:table-cell office:value-type="float" office:value="807.462952">
            <text:p>807,46295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34164">
            <text:p>0,234164</text:p>
          </table:table-cell>
          <table:table-cell office:value-type="float" office:value="-5.897353">
            <text:p>-5,897353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234789">
            <text:p>0,234789</text:p>
          </table:table-cell>
          <table:table-cell office:value-type="float" office:value="-5.917059">
            <text:p>-5,917059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34789">
            <text:p>0,234789</text:p>
          </table:table-cell>
          <table:table-cell office:value-type="float" office:value="-5.917059">
            <text:p>-5,917059</text:p>
          </table:table-cell>
          <table:table-cell table:number-columns-repeated="1019"/>
        </table:table-row>
        <table:table-row table:style-name="ro1">
          <table:table-cell office:value-type="float" office:value="816.075867">
            <text:p>816,07586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36662">
            <text:p>0,236662</text:p>
          </table:table-cell>
          <table:table-cell office:value-type="float" office:value="-5.936765">
            <text:p>-5,936765</text:p>
          </table:table-cell>
          <table:table-cell table:number-columns-repeated="1019"/>
        </table:table-row>
        <table:table-row table:style-name="ro1">
          <table:table-cell office:value-type="float" office:value="816.075867">
            <text:p>816,07586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36662">
            <text:p>0,236662</text:p>
          </table:table-cell>
          <table:table-cell office:value-type="float" office:value="-5.936765">
            <text:p>-5,936765</text:p>
          </table:table-cell>
          <table:table-cell table:number-columns-repeated="1019"/>
        </table:table-row>
        <table:table-row table:style-name="ro1">
          <table:table-cell office:value-type="float" office:value="813.922668">
            <text:p>813,92266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36038">
            <text:p>0,236038</text:p>
          </table:table-cell>
          <table:table-cell office:value-type="float" office:value="-5.956765">
            <text:p>-5,956765</text:p>
          </table:table-cell>
          <table:table-cell table:number-columns-repeated="1019"/>
        </table:table-row>
        <table:table-row table:style-name="ro1">
          <table:table-cell office:value-type="float" office:value="813.922668">
            <text:p>813,92266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36038">
            <text:p>0,236038</text:p>
          </table:table-cell>
          <table:table-cell office:value-type="float" office:value="-5.956765">
            <text:p>-5,956765</text:p>
          </table:table-cell>
          <table:table-cell table:number-columns-repeated="1019"/>
        </table:table-row>
        <table:table-row table:style-name="ro1">
          <table:table-cell office:value-type="float" office:value="818.229126">
            <text:p>818,22912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37286">
            <text:p>0,237286</text:p>
          </table:table-cell>
          <table:table-cell office:value-type="float" office:value="-5.977059">
            <text:p>-5,977059</text:p>
          </table:table-cell>
          <table:table-cell table:number-columns-repeated="1019"/>
        </table:table-row>
        <table:table-row table:style-name="ro1">
          <table:table-cell office:value-type="float" office:value="818.229126">
            <text:p>818,22912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37286">
            <text:p>0,237286</text:p>
          </table:table-cell>
          <table:table-cell office:value-type="float" office:value="-5.977059">
            <text:p>-5,977059</text:p>
          </table:table-cell>
          <table:table-cell table:number-columns-repeated="1019"/>
        </table:table-row>
        <table:table-row table:style-name="ro1">
          <table:table-cell office:value-type="float" office:value="816.075867">
            <text:p>816,07586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36662">
            <text:p>0,236662</text:p>
          </table:table-cell>
          <table:table-cell office:value-type="float" office:value="-5.997059">
            <text:p>-5,997059</text:p>
          </table:table-cell>
          <table:table-cell table:number-columns-repeated="1019"/>
        </table:table-row>
        <table:table-row table:style-name="ro1">
          <table:table-cell office:value-type="float" office:value="816.075867">
            <text:p>816,07586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36662">
            <text:p>0,236662</text:p>
          </table:table-cell>
          <table:table-cell office:value-type="float" office:value="-5.997059">
            <text:p>-5,997059</text:p>
          </table:table-cell>
          <table:table-cell table:number-columns-repeated="1019"/>
        </table:table-row>
        <table:table-row table:style-name="ro1">
          <table:table-cell office:value-type="float" office:value="822.535583">
            <text:p>822,53558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38535">
            <text:p>0,238535</text:p>
          </table:table-cell>
          <table:table-cell office:value-type="float" office:value="-6.017353">
            <text:p>-6,017353</text:p>
          </table:table-cell>
          <table:table-cell table:number-columns-repeated="1019"/>
        </table:table-row>
        <table:table-row table:style-name="ro1">
          <table:table-cell office:value-type="float" office:value="822.535583">
            <text:p>822,53558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38535">
            <text:p>0,238535</text:p>
          </table:table-cell>
          <table:table-cell office:value-type="float" office:value="-6.017353">
            <text:p>-6,017353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3916">
            <text:p>0,23916</text:p>
          </table:table-cell>
          <table:table-cell office:value-type="float" office:value="-6.03647">
            <text:p>-6,03647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3916">
            <text:p>0,23916</text:p>
          </table:table-cell>
          <table:table-cell office:value-type="float" office:value="-6.03647">
            <text:p>-6,03647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0409">
            <text:p>0,240409</text:p>
          </table:table-cell>
          <table:table-cell office:value-type="float" office:value="-6.05647">
            <text:p>-6,05647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40409">
            <text:p>0,240409</text:p>
          </table:table-cell>
          <table:table-cell office:value-type="float" office:value="-6.05647">
            <text:p>-6,05647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40409">
            <text:p>0,240409</text:p>
          </table:table-cell>
          <table:table-cell office:value-type="float" office:value="-6.076177">
            <text:p>-6,076177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0409">
            <text:p>0,240409</text:p>
          </table:table-cell>
          <table:table-cell office:value-type="float" office:value="-6.076177">
            <text:p>-6,076177</text:p>
          </table:table-cell>
          <table:table-cell table:number-columns-repeated="1019"/>
        </table:table-row>
        <table:table-row table:style-name="ro1">
          <table:table-cell office:value-type="float" office:value="831.148499">
            <text:p>831,148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1033">
            <text:p>0,241033</text:p>
          </table:table-cell>
          <table:table-cell office:value-type="float" office:value="-6.096765">
            <text:p>-6,096765</text:p>
          </table:table-cell>
          <table:table-cell table:number-columns-repeated="1019"/>
        </table:table-row>
        <table:table-row table:style-name="ro1">
          <table:table-cell office:value-type="float" office:value="831.148499">
            <text:p>831,14849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41033">
            <text:p>0,241033</text:p>
          </table:table-cell>
          <table:table-cell office:value-type="float" office:value="-6.096765">
            <text:p>-6,096765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3916">
            <text:p>0,23916</text:p>
          </table:table-cell>
          <table:table-cell office:value-type="float" office:value="-6.117059">
            <text:p>-6,117059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3916">
            <text:p>0,23916</text:p>
          </table:table-cell>
          <table:table-cell office:value-type="float" office:value="-6.117059">
            <text:p>-6,117059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40409">
            <text:p>0,240409</text:p>
          </table:table-cell>
          <table:table-cell office:value-type="float" office:value="-6.136765">
            <text:p>-6,136765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40409">
            <text:p>0,240409</text:p>
          </table:table-cell>
          <table:table-cell office:value-type="float" office:value="-6.136765">
            <text:p>-6,136765</text:p>
          </table:table-cell>
          <table:table-cell table:number-columns-repeated="1019"/>
        </table:table-row>
        <table:table-row table:style-name="ro1">
          <table:table-cell office:value-type="float" office:value="833.301758">
            <text:p>833,301758</text:p>
          </table:table-cell>
          <table:table-cell office:value-type="float" office:value="-0.003256">
            <text:p>-0,003256</text:p>
          </table:table-cell>
          <table:table-cell office:value-type="float" office:value="-0.003229">
            <text:p>-0,003229</text:p>
          </table:table-cell>
          <table:table-cell office:value-type="float" office:value="0.241658">
            <text:p>0,241658</text:p>
          </table:table-cell>
          <table:table-cell office:value-type="float" office:value="-6.156471">
            <text:p>-6,156471</text:p>
          </table:table-cell>
          <table:table-cell table:number-columns-repeated="1019"/>
        </table:table-row>
        <table:table-row table:style-name="ro1">
          <table:table-cell office:value-type="float" office:value="833.301758">
            <text:p>833,30175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1658">
            <text:p>0,241658</text:p>
          </table:table-cell>
          <table:table-cell office:value-type="float" office:value="-6.156471">
            <text:p>-6,156471</text:p>
          </table:table-cell>
          <table:table-cell table:number-columns-repeated="1019"/>
        </table:table-row>
        <table:table-row table:style-name="ro1">
          <table:table-cell office:value-type="float" office:value="831.148499">
            <text:p>831,14849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1033">
            <text:p>0,241033</text:p>
          </table:table-cell>
          <table:table-cell office:value-type="float" office:value="-6.176764">
            <text:p>-6,176764</text:p>
          </table:table-cell>
          <table:table-cell table:number-columns-repeated="1019"/>
        </table:table-row>
        <table:table-row table:style-name="ro1">
          <table:table-cell office:value-type="float" office:value="831.148499">
            <text:p>831,14849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41033">
            <text:p>0,241033</text:p>
          </table:table-cell>
          <table:table-cell office:value-type="float" office:value="-6.176764">
            <text:p>-6,176764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43531">
            <text:p>0,243531</text:p>
          </table:table-cell>
          <table:table-cell office:value-type="float" office:value="-6.196764">
            <text:p>-6,196764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43531">
            <text:p>0,243531</text:p>
          </table:table-cell>
          <table:table-cell office:value-type="float" office:value="-6.196764">
            <text:p>-6,196764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42282">
            <text:p>0,242282</text:p>
          </table:table-cell>
          <table:table-cell office:value-type="float" office:value="-6.216765">
            <text:p>-6,216765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2282">
            <text:p>0,242282</text:p>
          </table:table-cell>
          <table:table-cell office:value-type="float" office:value="-6.216765">
            <text:p>-6,216765</text:p>
          </table:table-cell>
          <table:table-cell table:number-columns-repeated="1019"/>
        </table:table-row>
        <table:table-row table:style-name="ro1">
          <table:table-cell office:value-type="float" office:value="837.608215">
            <text:p>837,60821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42906">
            <text:p>0,242906</text:p>
          </table:table-cell>
          <table:table-cell office:value-type="float" office:value="-6.236471">
            <text:p>-6,236471</text:p>
          </table:table-cell>
          <table:table-cell table:number-columns-repeated="1019"/>
        </table:table-row>
        <table:table-row table:style-name="ro1">
          <table:table-cell office:value-type="float" office:value="837.608215">
            <text:p>837,60821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2906">
            <text:p>0,242906</text:p>
          </table:table-cell>
          <table:table-cell office:value-type="float" office:value="-6.236471">
            <text:p>-6,236471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3531">
            <text:p>0,243531</text:p>
          </table:table-cell>
          <table:table-cell office:value-type="float" office:value="-6.256471">
            <text:p>-6,256471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3531">
            <text:p>0,243531</text:p>
          </table:table-cell>
          <table:table-cell office:value-type="float" office:value="-6.256471">
            <text:p>-6,256471</text:p>
          </table:table-cell>
          <table:table-cell table:number-columns-repeated="1019"/>
        </table:table-row>
        <table:table-row table:style-name="ro1">
          <table:table-cell office:value-type="float" office:value="846.22113">
            <text:p>846,2211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45404">
            <text:p>0,245404</text:p>
          </table:table-cell>
          <table:table-cell office:value-type="float" office:value="-6.276471">
            <text:p>-6,276471</text:p>
          </table:table-cell>
          <table:table-cell table:number-columns-repeated="1019"/>
        </table:table-row>
        <table:table-row table:style-name="ro1">
          <table:table-cell office:value-type="float" office:value="846.22113">
            <text:p>846,2211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45404">
            <text:p>0,245404</text:p>
          </table:table-cell>
          <table:table-cell office:value-type="float" office:value="-6.276471">
            <text:p>-6,276471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4155">
            <text:p>0,244155</text:p>
          </table:table-cell>
          <table:table-cell office:value-type="float" office:value="-6.296471">
            <text:p>-6,296471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4155">
            <text:p>0,244155</text:p>
          </table:table-cell>
          <table:table-cell office:value-type="float" office:value="-6.296471">
            <text:p>-6,296471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6029">
            <text:p>0,246029</text:p>
          </table:table-cell>
          <table:table-cell office:value-type="float" office:value="-6.314706">
            <text:p>-6,314706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6029">
            <text:p>0,246029</text:p>
          </table:table-cell>
          <table:table-cell office:value-type="float" office:value="-6.314706">
            <text:p>-6,314706</text:p>
          </table:table-cell>
          <table:table-cell table:number-columns-repeated="1019"/>
        </table:table-row>
        <table:table-row table:style-name="ro1">
          <table:table-cell office:value-type="float" office:value="844.067932">
            <text:p>844,06793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4478">
            <text:p>0,24478</text:p>
          </table:table-cell>
          <table:table-cell office:value-type="float" office:value="-6.334412">
            <text:p>-6,334412</text:p>
          </table:table-cell>
          <table:table-cell table:number-columns-repeated="1019"/>
        </table:table-row>
        <table:table-row table:style-name="ro1">
          <table:table-cell office:value-type="float" office:value="844.067932">
            <text:p>844,06793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4478">
            <text:p>0,24478</text:p>
          </table:table-cell>
          <table:table-cell office:value-type="float" office:value="-6.352941">
            <text:p>-6,352941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6029">
            <text:p>0,246029</text:p>
          </table:table-cell>
          <table:table-cell office:value-type="float" office:value="-6.352941">
            <text:p>-6,352941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6029">
            <text:p>0,246029</text:p>
          </table:table-cell>
          <table:table-cell office:value-type="float" office:value="-6.372353">
            <text:p>-6,372353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46029">
            <text:p>0,246029</text:p>
          </table:table-cell>
          <table:table-cell office:value-type="float" office:value="-6.372353">
            <text:p>-6,372353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47277">
            <text:p>0,247277</text:p>
          </table:table-cell>
          <table:table-cell office:value-type="float" office:value="-6.391177">
            <text:p>-6,391177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7277">
            <text:p>0,247277</text:p>
          </table:table-cell>
          <table:table-cell office:value-type="float" office:value="-6.391177">
            <text:p>-6,391177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6029">
            <text:p>0,246029</text:p>
          </table:table-cell>
          <table:table-cell office:value-type="float" office:value="-6.409706">
            <text:p>-6,409706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6029">
            <text:p>0,246029</text:p>
          </table:table-cell>
          <table:table-cell office:value-type="float" office:value="-6.409706">
            <text:p>-6,409706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7902">
            <text:p>0,247902</text:p>
          </table:table-cell>
          <table:table-cell office:value-type="float" office:value="-6.429412">
            <text:p>-6,429412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47902">
            <text:p>0,247902</text:p>
          </table:table-cell>
          <table:table-cell office:value-type="float" office:value="-6.429412">
            <text:p>-6,429412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7902">
            <text:p>0,247902</text:p>
          </table:table-cell>
          <table:table-cell office:value-type="float" office:value="-6.448823">
            <text:p>-6,448823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47902">
            <text:p>0,247902</text:p>
          </table:table-cell>
          <table:table-cell office:value-type="float" office:value="-6.448823">
            <text:p>-6,448823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7277">
            <text:p>0,247277</text:p>
          </table:table-cell>
          <table:table-cell office:value-type="float" office:value="-6.467941">
            <text:p>-6,467941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7277">
            <text:p>0,247277</text:p>
          </table:table-cell>
          <table:table-cell office:value-type="float" office:value="-6.467941">
            <text:p>-6,467941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47902">
            <text:p>0,247902</text:p>
          </table:table-cell>
          <table:table-cell office:value-type="float" office:value="-6.487059">
            <text:p>-6,487059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47902">
            <text:p>0,247902</text:p>
          </table:table-cell>
          <table:table-cell office:value-type="float" office:value="-6.487059">
            <text:p>-6,487059</text:p>
          </table:table-cell>
          <table:table-cell table:number-columns-repeated="1019"/>
        </table:table-row>
        <table:table-row table:style-name="ro1">
          <table:table-cell office:value-type="float" office:value="859.140564">
            <text:p>859,140564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49151">
            <text:p>0,249151</text:p>
          </table:table-cell>
          <table:table-cell office:value-type="float" office:value="-6.506471">
            <text:p>-6,506471</text:p>
          </table:table-cell>
          <table:table-cell table:number-columns-repeated="1019"/>
        </table:table-row>
        <table:table-row table:style-name="ro1">
          <table:table-cell office:value-type="float" office:value="859.140564">
            <text:p>859,14056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49151">
            <text:p>0,249151</text:p>
          </table:table-cell>
          <table:table-cell office:value-type="float" office:value="-6.506471">
            <text:p>-6,506471</text:p>
          </table:table-cell>
          <table:table-cell table:number-columns-repeated="1019"/>
        </table:table-row>
        <table:table-row table:style-name="ro1">
          <table:table-cell office:value-type="float" office:value="859.140564">
            <text:p>859,14056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49151">
            <text:p>0,249151</text:p>
          </table:table-cell>
          <table:table-cell office:value-type="float" office:value="-6.526471">
            <text:p>-6,526471</text:p>
          </table:table-cell>
          <table:table-cell table:number-columns-repeated="1019"/>
        </table:table-row>
        <table:table-row table:style-name="ro1">
          <table:table-cell office:value-type="float" office:value="859.140564">
            <text:p>859,14056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9151">
            <text:p>0,249151</text:p>
          </table:table-cell>
          <table:table-cell office:value-type="float" office:value="-6.526471">
            <text:p>-6,526471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9775">
            <text:p>0,249775</text:p>
          </table:table-cell>
          <table:table-cell office:value-type="float" office:value="-6.546176">
            <text:p>-6,546176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49775">
            <text:p>0,249775</text:p>
          </table:table-cell>
          <table:table-cell office:value-type="float" office:value="-6.546176">
            <text:p>-6,546176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49775">
            <text:p>0,249775</text:p>
          </table:table-cell>
          <table:table-cell office:value-type="float" office:value="-6.566765">
            <text:p>-6,566765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9775">
            <text:p>0,249775</text:p>
          </table:table-cell>
          <table:table-cell office:value-type="float" office:value="-6.566765">
            <text:p>-6,566765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9775">
            <text:p>0,249775</text:p>
          </table:table-cell>
          <table:table-cell office:value-type="float" office:value="-6.585882">
            <text:p>-6,585882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49775">
            <text:p>0,249775</text:p>
          </table:table-cell>
          <table:table-cell office:value-type="float" office:value="-6.585882">
            <text:p>-6,585882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251024">
            <text:p>0,251024</text:p>
          </table:table-cell>
          <table:table-cell office:value-type="float" office:value="-6.606471">
            <text:p>-6,606471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1024">
            <text:p>0,251024</text:p>
          </table:table-cell>
          <table:table-cell office:value-type="float" office:value="-6.606471">
            <text:p>-6,606471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51024">
            <text:p>0,251024</text:p>
          </table:table-cell>
          <table:table-cell office:value-type="float" office:value="-6.626471">
            <text:p>-6,626471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1024">
            <text:p>0,251024</text:p>
          </table:table-cell>
          <table:table-cell office:value-type="float" office:value="-6.626471">
            <text:p>-6,626471</text:p>
          </table:table-cell>
          <table:table-cell table:number-columns-repeated="1019"/>
        </table:table-row>
        <table:table-row table:style-name="ro1">
          <table:table-cell office:value-type="float" office:value="867.753479">
            <text:p>867,753479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251649">
            <text:p>0,251649</text:p>
          </table:table-cell>
          <table:table-cell office:value-type="float" office:value="-6.646471">
            <text:p>-6,646471</text:p>
          </table:table-cell>
          <table:table-cell table:number-columns-repeated="1019"/>
        </table:table-row>
        <table:table-row table:style-name="ro1">
          <table:table-cell office:value-type="float" office:value="867.753479">
            <text:p>867,75347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51649">
            <text:p>0,251649</text:p>
          </table:table-cell>
          <table:table-cell office:value-type="float" office:value="-6.646471">
            <text:p>-6,646471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1024">
            <text:p>0,251024</text:p>
          </table:table-cell>
          <table:table-cell office:value-type="float" office:value="-6.666471">
            <text:p>-6,666471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1024">
            <text:p>0,251024</text:p>
          </table:table-cell>
          <table:table-cell office:value-type="float" office:value="-6.666471">
            <text:p>-6,666471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52273">
            <text:p>0,252273</text:p>
          </table:table-cell>
          <table:table-cell office:value-type="float" office:value="-6.686176">
            <text:p>-6,686176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2273">
            <text:p>0,252273</text:p>
          </table:table-cell>
          <table:table-cell office:value-type="float" office:value="-6.686176">
            <text:p>-6,686176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52273">
            <text:p>0,252273</text:p>
          </table:table-cell>
          <table:table-cell office:value-type="float" office:value="-6.705883">
            <text:p>-6,705883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52273">
            <text:p>0,252273</text:p>
          </table:table-cell>
          <table:table-cell office:value-type="float" office:value="-6.705883">
            <text:p>-6,705883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52273">
            <text:p>0,252273</text:p>
          </table:table-cell>
          <table:table-cell office:value-type="float" office:value="-6.725883">
            <text:p>-6,725883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52273">
            <text:p>0,252273</text:p>
          </table:table-cell>
          <table:table-cell office:value-type="float" office:value="-6.725883">
            <text:p>-6,725883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252273">
            <text:p>0,252273</text:p>
          </table:table-cell>
          <table:table-cell office:value-type="float" office:value="-6.74647">
            <text:p>-6,74647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2273">
            <text:p>0,252273</text:p>
          </table:table-cell>
          <table:table-cell office:value-type="float" office:value="-6.74647">
            <text:p>-6,74647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53522">
            <text:p>0,253522</text:p>
          </table:table-cell>
          <table:table-cell office:value-type="float" office:value="-6.766765">
            <text:p>-6,766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53522">
            <text:p>0,253522</text:p>
          </table:table-cell>
          <table:table-cell office:value-type="float" office:value="-6.766765">
            <text:p>-6,766765</text:p>
          </table:table-cell>
          <table:table-cell table:number-columns-repeated="1019"/>
        </table:table-row>
        <table:table-row table:style-name="ro1">
          <table:table-cell office:value-type="float" office:value="872.059998">
            <text:p>872,05999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52897">
            <text:p>0,252897</text:p>
          </table:table-cell>
          <table:table-cell office:value-type="float" office:value="-6.786177">
            <text:p>-6,786177</text:p>
          </table:table-cell>
          <table:table-cell table:number-columns-repeated="1019"/>
        </table:table-row>
        <table:table-row table:style-name="ro1">
          <table:table-cell office:value-type="float" office:value="872.059998">
            <text:p>872,05999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2897">
            <text:p>0,252897</text:p>
          </table:table-cell>
          <table:table-cell office:value-type="float" office:value="-6.786177">
            <text:p>-6,786177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4146">
            <text:p>0,254146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4146">
            <text:p>0,254146</text:p>
          </table:table-cell>
          <table:table-cell office:value-type="float" office:value="-6.80647">
            <text:p>-6,80647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54146">
            <text:p>0,254146</text:p>
          </table:table-cell>
          <table:table-cell office:value-type="float" office:value="-6.82647">
            <text:p>-6,82647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54146">
            <text:p>0,254146</text:p>
          </table:table-cell>
          <table:table-cell office:value-type="float" office:value="-6.82647">
            <text:p>-6,82647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53522">
            <text:p>0,253522</text:p>
          </table:table-cell>
          <table:table-cell office:value-type="float" office:value="-6.846765">
            <text:p>-6,846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3522">
            <text:p>0,253522</text:p>
          </table:table-cell>
          <table:table-cell office:value-type="float" office:value="-6.846765">
            <text:p>-6,846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3522">
            <text:p>0,253522</text:p>
          </table:table-cell>
          <table:table-cell office:value-type="float" office:value="-6.866471">
            <text:p>-6,866471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53522">
            <text:p>0,253522</text:p>
          </table:table-cell>
          <table:table-cell office:value-type="float" office:value="-6.866471">
            <text:p>-6,866471</text:p>
          </table:table-cell>
          <table:table-cell table:number-columns-repeated="1019"/>
        </table:table-row>
        <table:table-row table:style-name="ro1">
          <table:table-cell office:value-type="float" office:value="878.519653">
            <text:p>878,51965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254771">
            <text:p>0,254771</text:p>
          </table:table-cell>
          <table:table-cell office:value-type="float" office:value="-6.886177">
            <text:p>-6,886177</text:p>
          </table:table-cell>
          <table:table-cell table:number-columns-repeated="1019"/>
        </table:table-row>
        <table:table-row table:style-name="ro1">
          <table:table-cell office:value-type="float" office:value="878.519653">
            <text:p>878,51965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4771">
            <text:p>0,254771</text:p>
          </table:table-cell>
          <table:table-cell office:value-type="float" office:value="-6.886177">
            <text:p>-6,886177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255395">
            <text:p>0,255395</text:p>
          </table:table-cell>
          <table:table-cell office:value-type="float" office:value="-6.906177">
            <text:p>-6,906177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55395">
            <text:p>0,255395</text:p>
          </table:table-cell>
          <table:table-cell office:value-type="float" office:value="-6.906177">
            <text:p>-6,906177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54146">
            <text:p>0,254146</text:p>
          </table:table-cell>
          <table:table-cell office:value-type="float" office:value="-6.926177">
            <text:p>-6,926177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4146">
            <text:p>0,254146</text:p>
          </table:table-cell>
          <table:table-cell office:value-type="float" office:value="-6.926177">
            <text:p>-6,926177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255395">
            <text:p>0,255395</text:p>
          </table:table-cell>
          <table:table-cell office:value-type="float" office:value="-6.946177">
            <text:p>-6,946177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55395">
            <text:p>0,255395</text:p>
          </table:table-cell>
          <table:table-cell office:value-type="float" office:value="-6.946177">
            <text:p>-6,946177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55395">
            <text:p>0,255395</text:p>
          </table:table-cell>
          <table:table-cell office:value-type="float" office:value="-6.966177">
            <text:p>-6,966177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5395">
            <text:p>0,255395</text:p>
          </table:table-cell>
          <table:table-cell office:value-type="float" office:value="-6.966177">
            <text:p>-6,966177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55395">
            <text:p>0,255395</text:p>
          </table:table-cell>
          <table:table-cell office:value-type="float" office:value="-6.985882">
            <text:p>-6,985882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55395">
            <text:p>0,255395</text:p>
          </table:table-cell>
          <table:table-cell office:value-type="float" office:value="-6.985882">
            <text:p>-6,985882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602">
            <text:p>0,25602</text:p>
          </table:table-cell>
          <table:table-cell office:value-type="float" office:value="-7.006471">
            <text:p>-7,006471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5602">
            <text:p>0,25602</text:p>
          </table:table-cell>
          <table:table-cell office:value-type="float" office:value="-7.006471">
            <text:p>-7,006471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56644">
            <text:p>0,256644</text:p>
          </table:table-cell>
          <table:table-cell office:value-type="float" office:value="-7.026176">
            <text:p>-7,026176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6644">
            <text:p>0,256644</text:p>
          </table:table-cell>
          <table:table-cell office:value-type="float" office:value="-7.026176">
            <text:p>-7,026176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56644">
            <text:p>0,256644</text:p>
          </table:table-cell>
          <table:table-cell office:value-type="float" office:value="-7.046176">
            <text:p>-7,046176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256644">
            <text:p>0,256644</text:p>
          </table:table-cell>
          <table:table-cell office:value-type="float" office:value="-7.046176">
            <text:p>-7,046176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25602">
            <text:p>0,25602</text:p>
          </table:table-cell>
          <table:table-cell office:value-type="float" office:value="-7.066176">
            <text:p>-7,066176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5602">
            <text:p>0,25602</text:p>
          </table:table-cell>
          <table:table-cell office:value-type="float" office:value="-7.066176">
            <text:p>-7,066176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6644">
            <text:p>0,256644</text:p>
          </table:table-cell>
          <table:table-cell office:value-type="float" office:value="-7.085588">
            <text:p>-7,085588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6644">
            <text:p>0,256644</text:p>
          </table:table-cell>
          <table:table-cell office:value-type="float" office:value="-7.085588">
            <text:p>-7,085588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7268">
            <text:p>0,257268</text:p>
          </table:table-cell>
          <table:table-cell office:value-type="float" office:value="-7.105588">
            <text:p>-7,105588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7268">
            <text:p>0,257268</text:p>
          </table:table-cell>
          <table:table-cell office:value-type="float" office:value="-7.105588">
            <text:p>-7,105588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7268">
            <text:p>0,257268</text:p>
          </table:table-cell>
          <table:table-cell office:value-type="float" office:value="-7.126176">
            <text:p>-7,126176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257268">
            <text:p>0,257268</text:p>
          </table:table-cell>
          <table:table-cell office:value-type="float" office:value="-7.126176">
            <text:p>-7,126176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256644">
            <text:p>0,256644</text:p>
          </table:table-cell>
          <table:table-cell office:value-type="float" office:value="-7.146471">
            <text:p>-7,146471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6644">
            <text:p>0,256644</text:p>
          </table:table-cell>
          <table:table-cell office:value-type="float" office:value="-7.146471">
            <text:p>-7,146471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57268">
            <text:p>0,257268</text:p>
          </table:table-cell>
          <table:table-cell office:value-type="float" office:value="-7.166471">
            <text:p>-7,166471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7268">
            <text:p>0,257268</text:p>
          </table:table-cell>
          <table:table-cell office:value-type="float" office:value="-7.166471">
            <text:p>-7,166471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7268">
            <text:p>0,257268</text:p>
          </table:table-cell>
          <table:table-cell office:value-type="float" office:value="-7.185294">
            <text:p>-7,185294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7268">
            <text:p>0,257268</text:p>
          </table:table-cell>
          <table:table-cell office:value-type="float" office:value="-7.185294">
            <text:p>-7,185294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57893">
            <text:p>0,257893</text:p>
          </table:table-cell>
          <table:table-cell office:value-type="float" office:value="-7.206176">
            <text:p>-7,206176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57893">
            <text:p>0,257893</text:p>
          </table:table-cell>
          <table:table-cell office:value-type="float" office:value="-7.206176">
            <text:p>-7,206176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7893">
            <text:p>0,257893</text:p>
          </table:table-cell>
          <table:table-cell office:value-type="float" office:value="-7.22647">
            <text:p>-7,22647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57893">
            <text:p>0,257893</text:p>
          </table:table-cell>
          <table:table-cell office:value-type="float" office:value="-7.22647">
            <text:p>-7,22647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258517">
            <text:p>0,258517</text:p>
          </table:table-cell>
          <table:table-cell office:value-type="float" office:value="-7.245883">
            <text:p>-7,245883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8517">
            <text:p>0,258517</text:p>
          </table:table-cell>
          <table:table-cell office:value-type="float" office:value="-7.245883">
            <text:p>-7,245883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7893">
            <text:p>0,257893</text:p>
          </table:table-cell>
          <table:table-cell office:value-type="float" office:value="-7.266177">
            <text:p>-7,266177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57893">
            <text:p>0,257893</text:p>
          </table:table-cell>
          <table:table-cell office:value-type="float" office:value="-7.266177">
            <text:p>-7,266177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257893">
            <text:p>0,257893</text:p>
          </table:table-cell>
          <table:table-cell office:value-type="float" office:value="-7.285882">
            <text:p>-7,285882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257893">
            <text:p>0,257893</text:p>
          </table:table-cell>
          <table:table-cell office:value-type="float" office:value="-7.285882">
            <text:p>-7,285882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43531">
            <text:p>0,243531</text:p>
          </table:table-cell>
          <table:table-cell office:value-type="float" office:value="-7.305882">
            <text:p>-7,305882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43531">
            <text:p>0,243531</text:p>
          </table:table-cell>
          <table:table-cell office:value-type="float" office:value="-7.305882">
            <text:p>-7,305882</text:p>
          </table:table-cell>
          <table:table-cell table:number-columns-repeated="1019"/>
        </table:table-row>
        <table:table-row table:style-name="ro1">
          <table:table-cell office:value-type="float" office:value="109.814957">
            <text:p>109,81495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1846">
            <text:p>0,031846</text:p>
          </table:table-cell>
          <table:table-cell office:value-type="float" office:value="-7.32647">
            <text:p>-7,32647</text:p>
          </table:table-cell>
          <table:table-cell table:number-columns-repeated="1019"/>
        </table:table-row>
        <table:table-row table:style-name="ro1">
          <table:table-cell office:value-type="float" office:value="109.814957">
            <text:p>109,81495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1846">
            <text:p>0,031846</text:p>
          </table:table-cell>
          <table:table-cell office:value-type="float" office:value="-7.32647">
            <text:p>-7,32647</text:p>
          </table:table-cell>
          <table:table-cell table:number-columns-repeated="1019"/>
        </table:table-row>
        <table:table-row table:style-name="ro1">
          <table:table-cell office:value-type="float" office:value="15.072641">
            <text:p>15,07264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7.345882">
            <text:p>-7,345882</text:p>
          </table:table-cell>
          <table:table-cell table:number-columns-repeated="1019"/>
        </table:table-row>
        <table:table-row table:style-name="ro1">
          <table:table-cell office:value-type="float" office:value="15.072641">
            <text:p>15,07264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04371">
            <text:p>0,004371</text:p>
          </table:table-cell>
          <table:table-cell office:value-type="float" office:value="-7.345882">
            <text:p>-7,345882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7.366177">
            <text:p>-7,36617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7.366177">
            <text:p>-7,366177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7.385882">
            <text:p>-7,385882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7.385882">
            <text:p>-7,38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7.405588">
            <text:p>-7,405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7.405588">
            <text:p>-7,405588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7.425882">
            <text:p>-7,425882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-0.000624">
            <text:p>-0,000624</text:p>
          </table:table-cell>
          <table:table-cell office:value-type="float" office:value="-7.425882">
            <text:p>-7,42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7.446177">
            <text:p>-7,44617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7.446177">
            <text:p>-7,446177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7.466177">
            <text:p>-7,466177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7.466177">
            <text:p>-7,466177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7.485588">
            <text:p>-7,485588</text:p>
          </table:table-cell>
          <table:table-cell table:number-columns-repeated="1019"/>
        </table:table-row>
        <table:table-row table:style-name="ro1">
          <table:table-cell office:value-type="float" office:value="-6.459703">
            <text:p>-6,459703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7.485588">
            <text:p>-7,485588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7.506176">
            <text:p>-7,506176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7.506176">
            <text:p>-7,506176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7.526176">
            <text:p>-7,526176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7.526176">
            <text:p>-7,52617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">
            <text:p>0</text:p>
          </table:table-cell>
          <table:table-cell office:value-type="float" office:value="-7.546765">
            <text:p>-7,54676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7.546765">
            <text:p>-7,546765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7.566176">
            <text:p>-7,566176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7.566176">
            <text:p>-7,566176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7.585588">
            <text:p>-7,585588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7.585588">
            <text:p>-7,585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">
            <text:p>0</text:p>
          </table:table-cell>
          <table:table-cell office:value-type="float" office:value="-7.605588">
            <text:p>-7,605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7.605588">
            <text:p>-7,605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7.626765">
            <text:p>-7,62676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7.626765">
            <text:p>-7,626765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-0.000624">
            <text:p>-0,000624</text:p>
          </table:table-cell>
          <table:table-cell office:value-type="float" office:value="-7.646176">
            <text:p>-7,646176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-0.000624">
            <text:p>-0,000624</text:p>
          </table:table-cell>
          <table:table-cell office:value-type="float" office:value="-7.646176">
            <text:p>-7,64617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7.666471">
            <text:p>-7,666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7.666471">
            <text:p>-7,666471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7.685294">
            <text:p>-7,685294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7.685294">
            <text:p>-7,685294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7.691765">
            <text:p>-7,691765</text:p>
          </table:table-cell>
          <table:table-cell table:number-columns-repeated="1019"/>
        </table:table-row>
        <table:table-row table:style-name="ro1" table:number-rows-repeated="10477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50:47.08</dc:date>
    <meta:document-statistic meta:table-count="1" meta:cell-count="4007" meta:object-count="0"/>
    <meta:generator>LibreOffice/4.0.4.2$Windows_x86 LibreOffice_project/9e9821abd0ffdbc09cd8c52eaa574fa09eb08f2</meta:generator>
  </office:meta>
</office:document-meta>
</file>